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text-properties officeooo:paragraph-rsid="00032b04"/>
    </style:style>
    <style:style style:name="P4" style:family="paragraph" style:parent-style-name="Text_20_body">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paragraph-properties fo:margin-top="0in" fo:margin-bottom="0in" loext:contextual-spacing="false"/>
      <style:text-properties fo:color="#222222" loext:padding="0in" loext:border="none"/>
    </style:style>
    <style:style style:name="T1" style:family="text">
      <style:text-properties officeooo:rsid="00032b0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ext_20_body">BIREME / GUIDE / OMS </text:p>
      <text:p text:style-name="Text_20_body">Latin American and Caribbean Center for Health Sciences Information </text:p>
      <text:p text:style-name="Text_20_body">IsisScript Language Reference Manual </text:p>
      <text:p text:style-name="Text_20_body">Version 1.1 </text:p>
      <text:p text:style-name="Text_20_body">Sao Paulo - 2006 </text:p>
      <text:p text:style-name="P4"/>
      <text:p text:style-name="Text_20_body"/>
      <text:p text:style-name="Text_20_body">Copyright © 2006 - BIREME / PAHO / WHO </text:p>
      <text:p text:style-name="Text_20_body">IsisScript Language Reference Manual </text:p>
      <text:p text:style-name="Text_20_body">Permission is granted to copy, distribute and/ or modify this document under the terms of the </text:p>
      <text:p text:style-name="Text_20_body">GNU Free Documentation License, Version 1.2 or </text:p>
      <text:p text:style-name="Text_20_body">any later version published by the Free Software Foundation ; without Invariant Sections, </text:p>
      <text:p text:style-name="Text_20_body">Front Cover Texts, and no Back Cover Texts . A copy of the license is included in the section </text:p>
      <text:p text:style-name="Text_20_body">titled "GNU Free Documentation License". </text:p>
      <text:p text:style-name="Text_20_body">Catalog Sheet </text:p>
      <text:p text:style-name="Text_20_body">Warning - Mention of specific companies and/or institutions or certain products does not </text:p>
      <text:p text:style-name="Text_20_body">implies that they are supported or recommended by BIREME /PAHO / WHO, and does not mean </text:p>
      <text:p text:style-name="Text_20_body">that there is preference in relation to others of a similar nature, cited or not. </text:p>
      <text:p text:style-name="Text_20_body">BIREME / GUIDE / OMS </text:p>
      <text:p text:style-name="Text_20_body">Latin American and Caribbean Center for Health Sciences Information </text:p>
      <text:p text:style-name="Text_20_body">Rua Botucatu 862 - Vila Clementino </text:p>
      <text:p text:style-name="Text_20_body">BIREME (Brazil) </text:p>
      <text:p text:style-name="Text_20_body">IsisScript Language Reference Manual. / BIREME </text:p>
      <text:p text:style-name="Text_20_body">(org.). São Paulo: BIREME / PAHO / WHO, 2006. </text:p>
      <text:p text:style-name="Text_20_body">68 p. </text:p>
      <text:p text:style-name="Text_20_body">1. User Manual. 2. Access to information. 3. Systems </text:p>
      <text:p text:style-name="Text_20_body">of information. 4. Information management. 5. </text:p>
      <text:p text:style-name="Text_20_body">Public health. 6. Health Services. I. BIREME II. Title</text:p>
      <text:p text:style-name="P4"/>
      <text:p text:style-name="Text_20_body"/>
      <text:p text:style-name="Text_20_body">summary </text:p>
      <text:p text:style-name="P3">Abbreviations used ..................................... ............................................................. ............. V </text:p>
      <text:p text:style-name="P3">How to use this manual ....... .................................. ....................................................................... ........................ VII <text:soft-page-break/>Preface ................................ ......................................................................... ............................................1 </text:p>
      <text:p text:style-name="P3">About Bireme ....... ................................................................... ................................................1 </text:p>
      <text:p text:style-name="P3">About the VHL .. ................................................................ . ................................................. ...............<text:span text:style-name="T1">2</text:span> </text:p>
      <text:p text:style-name="Text_20_body">IsisScript Reference....... ................................................................... ................................4 &lt;IsisScript&gt; ...................................................................... .................................................4 </text:p>
      <text:p text:style-name="Text_20_body">IsisScript.name ...... ................................................................ ...................................4 &lt;call&gt;................................................................. ................................................................ ...........5 </text:p>
      <text:p text:style-name="Text_20_body">call.name...... ................................................................ ................................................6 &lt;cgitable&gt; ................................................................ ................................................................ .6 &lt;defines&gt; ................................................................ ................................................................ ...7 &lt;display&gt;................................................................. ................................................................ .......7 &lt;do&gt; ................................................................ ................................................................ ........8 </text:p>
      <text:p text:style-name="Text_20_body">do.task...... ................................................................ ...................................................8 do.task=fullinvertion ............................................. ...................................9 do.task=import ................................................... ................................................ 10 do.task=invertedload ............................................. ................................... 10 do.task=keyrange ............................................. ................................................. 11 do.task=list................................................... ..................................................... 12 do.task=mastersort ............................................. ................................................ 13 do.task=mfnrange............................................. ................................................. 13 do.task=search................................................... ................................................ 14 do.task=update ............................................. ................................................ 14 </text:p>
      <text:p text:style-name="Text_20_body">&lt;export&gt; ................................................................ ................................................................ 15 &lt;extract&gt; ................................................................ ................................................................ 16 &lt;field&gt; ................................................................ ................................................................ ... 16 </text:p>
      <text:p text:style-name="Text_20_body">field.action ...... ................................................................ ................................................ 17 field.action=add............................................. ................................................... 17 field.action=cgi................................................... ................................................ 17</text:p>
      <text:p text:style-name="P4"/>
      <text:p text:style-name="Text_20_body"/>
      <text:p text:style-name="Text_20_body">IsisScript Language Reference Manual Contents </text:p>
      <text:p text:style-name="Text_20_body">II </text:p>
      <text:p text:style-name="Text_20_body">field.action=define .... ................................................................ ................................. 18 field.action=delete ............................................. ................................................ 18 field.action=export ............................................. ................................... 19 field.action=hl ................................................... ........................................... 19 field.action=import ................................................... ................................... 19 field.action=occ ................................................... ................................................... 20 field.action=replace ................................................... ................................... 20 field.action=statusdb ............................................. ................................... 20 field.action=statusfile ............................................. ................................ 21 </text:p>
      <text:p text:style-name="Text_20_body">field.from ...... ................................................................ ................................................. 21 field.previous...................................................... ................................................... 22 </text:p>
      <text:p text:style-name="Text_20_body"><text:soft-page-break/>field.previous=add .... ................................................................ ............................. 22 field.previous=delete............................................. ................................... 22 </text:p>
      <text:p text:style-name="Text_20_body">field.split...... ................................................................ ................................................... 22 field.split=flddir ............................................. ................................................... 23 field.split=occ ................................................... ................................................ 23 </text:p>
      <text:p text:style-name="Text_20_body">field.tag ................................ ................................................................ ................ 23 field.tag=list ................................................... ................................................... 24 </text:p>
      <text:p text:style-name="Text_20_body">field.type...................................................... ................................................................ ....... 24 field.type=flag................................................... ................................................ 24 </text:p>
      <text:p text:style-name="Text_20_body">&lt;file&gt; ................................................................ ................................................................ ..... 25 file.action ..................................................... ................................................ 25 </text:p>
      <text:p text:style-name="Text_20_body">file.action=append...................................... ................................................... 25 file.action=close................................................... ................................................... 26 file.action=create...................................................... ................................................. 26 file.action=delete ................................................... ................................................. 26 file.action=unlock...................................................... ................................................. 26 </text:p>
      <text:p text:style-name="Text_20_body">file.type ................................................... ................................................................ ....... 27 file.type=database ............................................. ................................................ 27 file.type=file ............................................. ................................................... 27 file.type=inverted...................................................... ................................................. 27 file.type=master ................................................... ................................................. 28 file.type=output...................................................... ................................................... 28 file.type=tempfile ................................................... ................................................ 28 </text:p>
      <text:p text:style-name="Text_20_body">&lt;flow&gt;................................................. ................................................................ ............... 28 flow.action ..................................................... ................................................ 29 </text:p>
      <text:p text:style-name="Text_20_body">flow.action=exit................................................. ................................................ 29 flow.action=jump ................................................... ................................................. 30 flow.action=skip............................................. ................................................... 30 </text:p>
      <text:p text:style-name="Text_20_body">&lt;function&gt;................................................. ................................................................ .......... 31 function.action ..................................................... ................................................. 31 function.from...................................................... ................................................... 32 function.name..................................................... ................................................. 32 function.split ..................................................... ................................................... 32 function.tag..................................................... ..................................................... 33 </text:p>
      <text:p text:style-name="Text_20_body">&lt;hl&gt;................................................. ................................................................ ................... 33 &lt;htmlpft&gt;................................................................................ ................................ 34 </text:p>
      <text:p text:style-name="Text_20_body">htmlpft.action................................................. ................................................................ 34 htmlpft.action=convert ............................................. ................................ 34 </text:p>
      <text:p text:style-name="Text_20_body">htmlpft.type................................................. ................................................................ ... 35 &lt;label&gt; ................................................................ ................................................................ ... 35 </text:p>
      <text:p text:style-name="P4"/>
      <text:p text:style-name="Text_20_body"/>
      <text:p text:style-name="Text_20_body">IsisScript Language Reference Manual Contents </text:p>
      <text:p text:style-name="Text_20_body"><text:soft-page-break/>III </text:p>
      <text:p text:style-name="Text_20_body">&lt;list&gt; ................................................................ ................................................................ ..... 36 list.action ..................................................... ................................................ 36 </text:p>
      <text:p text:style-name="Text_20_body">list.action=delete ................................................ ................................................... 36 list.action=load...................................................... ..................................... 37 </text:p>
      <text:p text:style-name="Text_20_body">list.type ................................................... ................................................................ ........ 37 list.type=freq ................................................... ................................................. 37 list.type=list ................................................... ................................................... 37 list.type=sort................................................... ................................................... 38 </text:p>
      <text:p text:style-name="Text_20_body">&lt;loop&gt;................................................. ................................................................ ............... 38 &lt;parm&gt;................................................................. ................................................................ ....... 38 </text:p>
      <text:p text:style-name="Text_20_body">parm.name...................................................... ................................................................ ..... 39 parm.name=actab............................................. ................................................. 40 parm.name=buffersize ............................................. ................................ 40 parm.name=cipar ................................................... ................................................. 41 parm.name=count...................................................... ................................................. 41 parm.name=db ............................................. ................................................ 42 parm.name=decode ................................................... ................................... 42 parm.name=delimiter ............................................. ................................ 43 parm.name=expire................................................... ................................... 43 parm.name=expression............................................. ................................ 44 parm.name=file ................................................... ................................................... 44 parm.name=freqsum...................................................... ................................... 44 parm.name=from...................................................... ................................................. 45 parm.name=fst ............................................. ................................................ 45 parm.name=gizmo ............................................. ...................................... 46 parm.name=indexlist ............................................. ................................... 46 parm.name=key ................................................... ................................................... 47 parm.name=keyfield............................................. ................................... 47 parm.name=keylength............................................. ................................... 48 parm.name=keys ............................................. ................................................. 49 parm.name=keysdb ............................................. ................................... 49 parm.name=lockid ................................................... ...................................... 50 parm.name=maxlk ............................................. ................................................ 51 parm.name=mfn............................................. ................................................... 51 parm.name=posting...................................................... ................................................ 52 parm.name=posttag ................................................... ................................... 53 parm.name=prefix ............................................. ................................................ 53 parm.name=reset ................................................... ................................................. 54 parm.name=reverse ............................................. ................................... 54 parm.name=sort...................................................... ................................................... 55 parm.name=stw ............................................. ................................................... 55 parm.name=suffix............................................. ................................................. 56 parm.name=task ............................................. ................................................. 56 parm.name=to ................................................... ................................................ 56 parm.name=type ............................................. ................................................. 57 parm.name=uctab............................................. ................................................. 57 </text:p>
      <text:p text:style-name="Text_20_body"><text:soft-page-break/>parm.tag............................................ ................................................................ ....... 58 parm.type ..................................................... ................................................ 58 </text:p>
      <text:p text:style-name="Text_20_body">parm.type=check................................................. ................................................. 59 &lt;pft&gt; ................................................................ ................................................................ ..... 59 </text:p>
      <text:p text:style-name="Text_20_body">pft.type...................................................... ................................................................ ......... 60 </text:p>
      <text:p text:style-name="P4"/>
      <text:p text:style-name="Text_20_body"/>
      <text:p text:style-name="Text_20_body">IsisScript Language Reference Manual Contents </text:p>
      <text:p text:style-name="Text_20_body">IV </text:p>
      <text:p text:style-name="Text_20_body">pft.type=check ................................................ ................................................ 60 pft.type=reload...................................................... ................................................ 61 </text:p>
      <text:p text:style-name="Text_20_body">&lt;proc&gt;................................................. ................................................................ ............... 61 &lt;return&gt; ................................................................ ................................................................ 61 </text:p>
      <text:p text:style-name="Text_20_body">return.action ............................................ ................................................................ .. 62 return.split ..................................................... ..................................................... 62 return.tag ..................................................... ................................................ 63 return.tag ..................................................... ................................................ 63 </text:p>
      <text:p text:style-name="Text_20_body">&lt;section&gt; ................................................................ ................................................................ 64 section.name ..................................................... ................................................... 64 </text:p>
      <text:p text:style-name="Text_20_body">&lt;trace&gt;................................................. ................................................................ ............. 64 &lt;update&gt; ................................................................ ................................................................ 65 &lt;write&gt;...................................................... ................................................................ ....... 65 </text:p>
      <text:p text:style-name="Text_20_body">Bibliographic references ................................................... ................................................... 67 Glossary ..................................................... ................................................................ .... 68 </text:p>
      <text:p text:style-name="P4"/>
      <text:p text:style-name="Text_20_body"/>
      <text:p text:style-name="Text_20_body">V </text:p>
      <text:p text:style-name="Text_20_body">Abbreviations used </text:p>
      <text:p text:style-name="Text_20_body">ANSI. American National Standards Institute </text:p>
      <text:p text:style-name="Text_20_body">American Standards]. </text:p>
      <text:p text:style-name="Text_20_body">ASCII. American Standard Code for Information Interchange [Code </text:p>
      <text:p text:style-name="Text_20_body">American Standard for Information Interchange]. </text:p>
      <text:p text:style-name="Text_20_body">BIREME. Latin American and Caribbean Information Center in </text:p>
      <text:p text:style-name="Text_20_body">Health Sciences. </text:p>
      <text:p text:style-name="Text_20_body">VHL. Virtual Health Library. </text:p>
      <text:p text:style-name="Text_20_body">CGI. Common Gateway Interface. </text:p>
      <text:p text:style-name="Text_20_body">FST. Field Selection Table. </text:p>
      <text:p text:style-name="Text_20_body">HTML. HyperText Markup Language </text:p>
      <text:p text:style-name="Text_20_body"><text:soft-page-break/>Hypertext]. </text:p>
      <text:p text:style-name="Text_20_body">HTTP. HyperText Transfer Protocol </text:p>
      <text:p text:style-name="Text_20_body">Hypertext]. </text:p>
      <text:p text:style-name="P4"/>
      <text:p text:style-name="Text_20_body"/>
      <text:p text:style-name="Text_20_body">IsisScript Language Reference Manual Abbreviations used </text:p>
      <text:p text:style-name="Text_20_body">VI </text:p>
      <text:p text:style-name="Text_20_body">ISO. International Organization for Standardization </text:p>
      <text:p text:style-name="Text_20_body">International for Standardization]. </text:p>
      <text:p text:style-name="Text_20_body">MFN. Master File Number. </text:p>
      <text:p text:style-name="Text_20_body">WHO. World Health Organization. </text:p>
      <text:p text:style-name="Text_20_body">OPAS. Pan American Health Organization. </text:p>
      <text:p text:style-name="Text_20_body">STW. STop Word file. </text:p>
      <text:p text:style-name="Text_20_body">UNESCO. United Nations Educational, Scientific and Cultural </text:p>
      <text:p text:style-name="Text_20_body">Organization [United Nations Educational Organization, the </text:p>
      <text:p text:style-name="Text_20_body">Science and Culture]. </text:p>
      <text:p text:style-name="Text_20_body">URL. Universal Resource Locator [Universal Resource Locator </text:p>
      <text:p text:style-name="Text_20_body">Resource]. </text:p>
      <text:p text:style-name="P4"/>
      <text:p text:style-name="Text_20_body"/>
      <text:p text:style-name="Text_20_body">VII </text:p>
      <text:p text:style-name="Text_20_body">How to use this manual </text:p>
      <text:p text:style-name="Text_20_body">This manual is organized in a single chapter containing all the commands, </text:p>
      <text:p text:style-name="Text_20_body">Parameters and options available in the IsisScript language. </text:p>
      <text:p text:style-name="Text_20_body">The commands are organized in hierarchical level 2 and their elements follow the </text:p>
      <text:p text:style-name="Text_20_body">hierarchy up to level 4. </text:p>
      <text:p text:style-name="Text_20_body">Each command,. parameter or option will contain a brief description of your </text:p>
      <text:p text:style-name="Text_20_body">purpose. Additional information such as attributes, syntax, contained elements and </text:p>
      <text:p text:style-name="Text_20_body">whereapplies are also provided, completing a code example for </text:p>
      <text:p text:style-name="Text_20_body">illustrate the command, option or parameter. </text:p>
      <text:p text:style-name="Text_20_body">The only prerequisites for the user are knowledge of the format language and </text:p>
      <text:p text:style-name="Text_20_body">the model and structure of a standard CDS/ISIS database. </text:p>
      <text:p text:style-name="P4"/>
      <text:p text:style-name="Text_20_body"/>
      <text:p text:style-name="Text_20_body">1 </text:p>
      <text:p text:style-name="Text_20_body"><text:soft-page-break/>Preface </text:p>
      <text:p text:style-name="Text_20_body">About Bireme </text:p>
      <text:p text:style-name="Text_20_body">BIREME fulfills its mission year after year as a center specialized in </text:p>
      <text:p text:style-name="Text_20_body">Scientific and technical information on health for the Latin American and Caribbean region. </text:p>
      <text:p text:style-name="Text_20_body">Established in Brazil in 1967, with the name of Regional Library of Medicine </text:p>
      <text:p text:style-name="Text_20_body">(which gave rise to the acronym BIREME), met the growing demand for </text:p>
      <text:p text:style-name="Text_20_body">updated scientific literature by national health systems and </text:p>
      <text:p text:style-name="Text_20_body">communities of researchers, professionals and students. Later, in </text:p>
      <text:p text:style-name="Text_20_body">1982, it was renamed the Latin American and Caribbean Information Center in </text:p>
      <text:p text:style-name="Text_20_body">Health Sciences to better express its functions oriented to the </text:p>
      <text:p text:style-name="Text_20_body">strengthening and expanding the flow of scientific and technical information in health </text:p>
      <text:p text:style-name="Text_20_body">throughout the region, but kept its acronym. </text:p>
      <text:p text:style-name="Text_20_body">Networking, based on decentralization, on the development of </text:p>
      <text:p text:style-name="Text_20_body">local capabilities, sharing information resources, </text:p>
      <text:p text:style-name="Text_20_body">development of cooperative products and services, in the elaboration of </text:p>
      <text:p text:style-name="Text_20_body">common methodologies, has always been the foundation of technical cooperation work </text:p>
      <text:p text:style-name="Text_20_body">from BIREME. This is how the center consolidates itself as an international model that </text:p>
      <text:p text:style-name="Text_20_body">privileges the training of information professionals at the managerial and </text:p>
      <text:p text:style-name="Text_20_body">technique for the adoption of information and communication paradigms that best </text:p>
      <text:p text:style-name="Text_20_body">meet local needs. </text:p>
      <text:p text:style-name="P4"/>
      <text:p text:style-name="Text_20_body"/>
      <text:p text:style-name="Text_20_body">IsisScript Language Reference Manual Preface </text:p>
      <text:p text:style-name="Text_20_body">2 </text:p>
      <text:p text:style-name="Text_20_body">The main foundations that give rise to and support the existence of BIREME are </text:p>
      <text:p text:style-name="Text_20_body">the following: </text:p>
      <text:p text:style-name="Text_20_body">access to scientific-technical health information is essential for the health development; </text:p>
      <text:p text:style-name="Text_20_body">the need to develop the capacity of the countries of America and the Caribbean to operate sources of scientific- health technician in a cooperative and efficient way; </text:p>
      <text:p text:style-name="Text_20_body">the need to promote the use and respond to the demands of scientific-technical information on health from governments, systems health, teaching and research institutions. </text:p>
      <text:p text:style-name="Text_20_body">BIREME, as a specialized center of the Pan American Health Organization </text:p>
      <text:p text:style-name="Text_20_body">(PAHO)/World Health Organization (WHO), coordinates and carries out </text:p>
      <text:p text:style-name="Text_20_body">technical cooperation in information management and scientific knowledge with the </text:p>
      <text:p text:style-name="Text_20_body">objective of strengthening and expanding the flow of scientific information on health in Brazil </text:p>
      <text:p text:style-name="Text_20_body"><text:soft-page-break/>and in other Latin American and Caribbean countries as an essential condition for the </text:p>
      <text:p text:style-name="Text_20_body">health development, including planning, management, promotion, </text:p>
      <text:p text:style-name="Text_20_body">research, education and attention. </text:p>
      <text:p text:style-name="Text_20_body">The agreement that underlies BIREME is renewed every five years by the </text:p>
      <text:p text:style-name="Text_20_body">members of the institution's National Advisory Committee (PAHO, Ministry of Health </text:p>
      <text:p text:style-name="Text_20_body">of Brazil, Ministry of Education and Culture of Brazil, Secretary of Health of the </text:p>
      <text:p text:style-name="Text_20_body">State of São Paulo and Federal University of São Paulo – Unifesp). The latter </text:p>
      <text:p text:style-name="Text_20_body">offers the physical infrastructure necessary for the establishment of the institution. </text:p>
      <text:p text:style-name="Text_20_body">In 2004 the institution assumed the responsibility of becoming an </text:p>
      <text:p text:style-name="Text_20_body">based on knowledge. </text:p>
      <text:p text:style-name="Text_20_body">About the VHL </text:p>
      <text:p text:style-name="Text_20_body">With the emergence and consolidation of the internet as the predominant means of </text:p>
      <text:p text:style-name="Text_20_body">information and communication, BIREME's technical cooperation model has evolved, </text:p>
      <text:p text:style-name="Text_20_body">from 1998 onwards, for the construction and development of the Virtual Library in </text:p>
      <text:p text:style-name="Text_20_body">Health (BVS) as a common space for the convergence of the cooperative work of </text:p>
      <text:p text:style-name="Text_20_body">producers, intermediaries and users of information. The VHL promotes the </text:p>
      <text:p text:style-name="Text_20_body">development of a network of scientific and technical information sources with </text:p>
      <text:p text:style-name="P4"/>
      <text:p text:style-name="Text_20_body"/>
      <text:p text:style-name="Text_20_body">IsisScript Language Reference Manual Preface </text:p>
      <text:p text:style-name="Text_20_body">3 </text:p>
      <text:p text:style-name="Text_20_body">universal internet access. For the first time, the real possibility of </text:p>
      <text:p text:style-name="Text_20_body">Equitable access to health information. </text:p>
      <text:p text:style-name="Text_20_body">BIREME uses the Virtual Health Library as a model for managing </text:p>
      <text:p text:style-name="Text_20_body">information and knowledge, which involves the cooperation and convergence of </text:p>
      <text:p text:style-name="Text_20_body">institutions, systems, networks and initiatives of producers, intermediaries and users </text:p>
      <text:p text:style-name="Text_20_body">in the operation of networks of local, national, regional and </text:p>
      <text:p text:style-name="Text_20_body">international organizations privileging open and universal access. </text:p>
      <text:p text:style-name="Text_20_body">Today, all Latin American and Caribbean countries (Region) participate directly or </text:p>
      <text:p text:style-name="Text_20_body">indirectly from the cooperative products and services promoted by the VHL, </text:p>
      <text:p text:style-name="Text_20_body">involving more than a thousand institutions in more than 30 countries. </text:p>
      <text:p text:style-name="Text_20_body">The VHL is simulated in a virtual space of the internet formed by theor network </text:p>
      <text:p text:style-name="Text_20_body">from sources of health information in the Region. Users of different levels and </text:p>
      <text:p text:style-name="Text_20_body">location can interact and navigate the space of one or several sources of </text:p>
      <text:p text:style-name="Text_20_body">information, regardless of its physical location. The sources of information </text:p>
      <text:p text:style-name="Text_20_body"><text:soft-page-break/>are generated, updated, stored and operated on the internet by producers, </text:p>
      <text:p text:style-name="Text_20_body">integrators and intermediaries, in a decentralized way, obeying the </text:p>
      <text:p text:style-name="Text_20_body">common methodologies for their integration into the VHL. </text:p>
      <text:p text:style-name="Text_20_body">The VHL organizes information in a structure that integrates and interconnects </text:p>
      <text:p text:style-name="Text_20_body">of reference data, directories of experts, events and institutions, catalog </text:p>
      <text:p text:style-name="Text_20_body">of information resources available on the internet, collections of full texts </text:p>
      <text:p text:style-name="Text_20_body">with emphasis on the SciELO (Scientific Electronic Library Online) collection of </text:p>
      <text:p text:style-name="Text_20_body">scientific journals, selective dissemination of information services, sources of </text:p>
      <text:p text:style-name="Text_20_body">educational and decision-making support information, news, mailing lists </text:p>
      <text:p text:style-name="Text_20_body">and support for virtual communities. </text:p>
      <text:p text:style-name="Text_20_body">The VHL space constitutes, therefore, a dynamic network of information sources </text:p>
      <text:p text:style-name="Text_20_body">decentralized from which one can retrieve and extract information and </text:p>
      <text:p text:style-name="Text_20_body">knowledge to support decision-making processes in health. </text:p>
      <text:p text:style-name="Text_20_body">The Virtual Health Library is viewed as the distributed base of the </text:p>
      <text:p text:style-name="Text_20_body">scientific and technical knowledge in health recorded, organized and stored </text:p>
      <text:p text:style-name="Text_20_body">in electronic format in the countries of the Region, universally accessible on </text:p>
      <text:p text:style-name="Text_20_body">internet compatible with international bases. </text:p>
      <text:p text:style-name="P4"/>
      <text:p text:style-name="Text_20_body"/>
      <text:p text:style-name="Text_20_body">4 </text:p>
      <text:p text:style-name="Text_20_body">IsisScript Reference </text:p>
      <text:p text:style-name="Text_20_body">&lt;IsisScript&gt; </text:p>
      <text:p text:style-name="Text_20_body">1. May Contain : &lt;function&gt; &lt;section&gt; &lt;trace&gt; 2. Attributes : name 3. Syntax : &lt;IsisScript&gt; ... &lt;/IsisScript&gt; </text:p>
      <text:p text:style-name="Text_20_body">The &lt;IsisScript&gt; is used to indicate a group of instructions IsisScript. The name attribute is used to name and document the group. </text:p>
      <text:p text:style-name="Text_20_body">Example </text:p>
      <text:p text:style-name="Text_20_body">&lt;IsisScript name=HelloWorld&gt; </text:p>
      <text:p text:style-name="Text_20_body">&lt;section&gt; </text:p>
      <text:p text:style-name="Text_20_body">&lt;display&gt;Hello World!&lt;/display&gt; </text:p>
      <text:p text:style-name="Text_20_body">&lt;/section&gt; </text:p>
      <text:p text:style-name="Text_20_body">&lt;/IsisScript&gt; </text:p>
      <text:p text:style-name="Text_20_body">IsisScript.name </text:p>
      <text:p text:style-name="Text_20_body">1. Can Be Used In : &lt;call&gt; &lt;function&gt; &lt;IsisScript&gt; &lt;section&gt; 2. Syntax : name=... </text:p>
      <text:p text:style-name="Text_20_body">The name attribute is optional, when used it is only for IsisScript documentation. </text:p>
      <text:p text:style-name="Text_20_body"><text:soft-page-break/>Example </text:p>
      <text:p text:style-name="P4"/>
      <text:p text:style-name="Text_20_body"/>
      <text:p text:style-name="Text_20_body">IsisScript Language Reference Manual IsisScript Reference </text:p>
      <text:p text:style-name="Text_20_body">5 </text:p>
      <text:p text:style-name="Text_20_body">&lt;IsisScript name=HelloWorld&gt; </text:p>
      <text:p text:style-name="Text_20_body">&lt;section&gt; </text:p>
      <text:p text:style-name="Text_20_body">&lt;display&gt;Hello World!&lt;/display&gt; </text:p>
      <text:p text:style-name="Text_20_body">&lt;/section&gt; </text:p>
      <text:p text:style-name="Text_20_body">&lt;/IsisScript&gt; </text:p>
      <text:p text:style-name="Text_20_body">&lt;call&gt; </text:p>
      <text:p text:style-name="Text_20_body">1. May contain : &lt;pft&gt; 2. Can be used in : &lt;do&gt; &lt;function&gt; &lt;hl&gt; &lt;loop&gt; &lt;section&gt; &lt;update&gt; </text:p>
      <text:p text:style-name="Text_20_body">3. Attributes : name 4. Syntax: &lt;call&gt; ... &lt;/call&gt; </text:p>
      <text:p text:style-name="Text_20_body">The &lt;call&gt; indicates a function call. The function to be called is specified by the name attribute. The argument of the &lt;call&gt; is passed as a parameter to the function. </text:p>
      <text:p text:style-name="Text_20_body">Example </text:p>
      <text:p text:style-name="Text_20_body">&lt;IsisScript&gt; </text:p>
      <text:p text:style-name="Text_20_body">&lt;function name="First"&gt; </text:p>
      <text:p text:style-name="Text_20_body">&lt;display&gt;FIRST &lt;/display&gt; </text:p>
      <text:p text:style-name="Text_20_body">&lt;/function&gt; </text:p>
      <text:p text:style-name="Text_20_body">&lt;function name="Second"&gt; </text:p>
      <text:p text:style-name="Text_20_body">&lt;display&gt;SECOND &lt;/display&gt; </text:p>
      <text:p text:style-name="Text_20_body">&lt;/function&gt; </text:p>
      <text:p text:style-name="Text_20_body">&lt;function name="ParamTest" action="replace" tag="1" split="occ"&gt; </text:p>
      <text:p text:style-name="Text_20_body">&lt;display&gt;&lt;pft&gt;##'ParamTest'/&lt;/pft&gt;&lt;/display&gt; </text:p>
      <text:p text:style-name="Text_20_body">&lt;display&gt;&lt;pft&gt;ALL&lt;/pft&gt;&lt;/display&gt; </text:p>
      <text:p text:style-name="Text_20_body">&lt;return action="replace" tag="9999" split="occ"&gt;&lt;pft&gt;(v1/)&lt;/pft&gt;&lt;/return&gt; </text:p>
      <text:p text:style-name="Text_20_body">&lt;/function&gt; </text:p>
      <text:p text:style-name="Text_20_body">&lt;section&gt; </text:p>
      <text:p text:style-name="Text_20_body">&lt;call name="First"&gt;now&lt;/call&gt; </text:p>
      <text:p text:style-name="Text_20_body">&lt;call name="Second"&gt;now&lt;/call&gt; </text:p>
      <text:p text:style-name="Text_20_body">&lt;call name="ParamTest"&gt;&lt;pft&gt;'One'/'Two'/&lt;/pft&gt;&lt;/call&gt; </text:p>
      <text:p text:style-name="Text_20_body">&lt;display&gt;&lt;pft&gt;ALL&lt;/pft&gt;&lt;/display&gt; </text:p>
      <text:p text:style-name="Text_20_body">&lt;/section&gt; </text:p>
      <text:p text:style-name="Text_20_body">&lt;/IsisScript&gt; </text:p>
      <text:p text:style-name="P4"><text:soft-page-break/></text:p>
      <text:p text:style-name="Text_20_body"/>
      <text:p text:style-name="Text_20_body">IsisScript Language Reference Manual IsisScript Reference </text:p>
      <text:p text:style-name="Text_20_body">6 </text:p>
      <text:p text:style-name="Text_20_body">call.name </text:p>
      <text:p text:style-name="Text_20_body">1. Can be used in: &lt;call&gt; &lt;function&gt; &lt;IsisScript&gt; &lt;parm&gt; &lt;section&gt; 2. Syntax: name=... </text:p>
      <text:p text:style-name="Text_20_body">Name of the function to be called. </text:p>
      <text:p text:style-name="Text_20_body">Example </text:p>
      <text:p text:style-name="Text_20_body">&lt;IsisScript&gt; </text:p>
      <text:p text:style-name="Text_20_body">&lt;function name="First"&gt; </text:p>
      <text:p text:style-name="Text_20_body">&lt;display&gt;FIRST &lt;/display&gt; </text:p>
      <text:p text:style-name="Text_20_body">&lt;/function&gt; </text:p>
      <text:p text:style-name="Text_20_body">&lt;function name="Second"&gt; </text:p>
      <text:p text:style-name="Text_20_body">&lt;display&gt;SECOND &lt;/display&gt; </text:p>
      <text:p text:style-name="Text_20_body">&lt;/function&gt; </text:p>
      <text:p text:style-name="Text_20_body">&lt;function name="ParamTest" action="replace" tag="1" split="occ"&gt; </text:p>
      <text:p text:style-name="Text_20_body">&lt;display&gt;&lt;pft&gt;##'ParamTest'/&lt;/pft&gt;&lt;/display&gt; </text:p>
      <text:p text:style-name="Text_20_body">&lt;display&gt;&lt;pft&gt;ALL&lt;/pft&gt;&lt;/display&gt; </text:p>
      <text:p text:style-name="Text_20_body">&lt;return action="replace" tag="9999" split="occ"&gt;&lt;pft&gt;(v1/)&lt;/pft&gt;&lt;/return&gt; </text:p>
      <text:p text:style-name="Text_20_body">&lt;/function&gt; </text:p>
      <text:p text:style-name="Text_20_body">&lt;section&gt; </text:p>
      <text:p text:style-name="Text_20_body">&lt;call name="First"&gt;now&lt;/call&gt; </text:p>
      <text:p text:style-name="Text_20_body">&lt;call name="Second"&gt;now&lt;/call&gt; </text:p>
      <text:p text:style-name="Text_20_body">&lt;call name="ParamTest"&gt;&lt;pft&gt;'One'/'Two'/&lt;/pft&gt;&lt;/call&gt; </text:p>
      <text:p text:style-name="Text_20_body">&lt;display&gt;&lt;pft&gt;ALL&lt;/pft&gt;&lt;/display&gt; </text:p>
      <text:p text:style-name="Text_20_body">&lt;/section&gt; </text:p>
      <text:p text:style-name="Text_20_body">&lt;/IsisScript&gt; </text:p>
      <text:p text:style-name="Text_20_body">&lt;cgitable&gt; </text:p>
      <text:p text:style-name="Text_20_body">1. May contain: &lt;pft&gt; 2. Can be used in: &lt;do&gt; &lt;function&gt; &lt;hl&gt; &lt;loop&gt; &lt;section&gt; &lt;update&gt; </text:p>
      <text:p text:style-name="Text_20_body">3. Syntax: &lt;cgitable&gt; ... &lt;/cgitable&gt; For each line of the specified argument, add to the specified field the CGI content ("value") corresponding to the specified "name". each line of the argument is equivalent to the definition &lt;field action="cgi" tag="..."&gt;name&lt;/field&gt; </text:p>
      <text:p text:style-name="Text_20_body">Example </text:p>
      <text:p text:style-name="Text_20_body">... </text:p>
      <text:p text:style-name="Text_20_body">&lt;cgitable&gt; </text:p>
      <text:p text:style-name="P4"><text:soft-page-break/></text:p>
      <text:p text:style-name="Text_20_body"/>
      <text:p text:style-name="Text_20_body">IsisScript Language Reference Manual IsisScript Reference </text:p>
      <text:p text:style-name="Text_20_body">7 </text:p>
      <text:p text:style-name="Text_20_body">&lt;pft&gt;'2001 db'/ </text:p>
      <text:p text:style-name="Text_20_body">'2002 from'/ </text:p>
      <text:p text:style-name="Text_20_body">ref(['CONFIG']1,(v1^t,x1,v1^n/))/ </text:p>
      <text:p text:style-name="Text_20_body">&lt;/pft&gt; </text:p>
      <text:p text:style-name="Text_20_body">&lt;/cgitable&gt; </text:p>
      <text:p text:style-name="Text_20_body">... </text:p>
      <text:p text:style-name="Text_20_body">&lt;define&gt; </text:p>
      <text:p text:style-name="Text_20_body">1. May contain: &lt;pft&gt; 2. Can be used in: &lt;do&gt; &lt;function&gt; &lt;hl&gt; &lt;loop&gt; &lt;section&gt; &lt;update&gt; 3. Syntax: &lt;define&gt; ... &lt;/define&gt; </text:p>
      <text:p text:style-name="Text_20_body">Defines fields that will be used inside the &lt;loop&gt; element. each line is equivalent to the definition &lt;field action="define" tag="..."&gt;Isis_...&lt;/field&gt; </text:p>
      <text:p text:style-name="Text_20_body">Example </text:p>
      <text:p text:style-name="Text_20_body">... </text:p>
      <text:p text:style-name="Text_20_body">&lt;define&gt; </text:p>
      <text:p text:style-name="Text_20_body">&lt;pft&gt;'1001 Isis_Current'/ </text:p>
      <text:p text:style-name="Text_20_body">'2002 Isis_Total'/ </text:p>
      <text:p text:style-name="Text_20_body">&lt;/pft&gt; </text:p>
      <text:p text:style-name="Text_20_body">&lt;/define&gt; </text:p>
      <text:p text:style-name="Text_20_body">... </text:p>
      <text:p text:style-name="Text_20_body">&lt;display&gt; </text:p>
      <text:p text:style-name="Text_20_body">1. May contain: &lt;htmlpft&gt; &lt;pft&gt; 2. Can be used in: &lt;do&gt; &lt;function&gt; &lt;hl&gt; &lt;loop&gt; &lt;section&gt; &lt;update&gt; 3. Syntax: &lt;display&gt; ... &lt;/display&gt; </text:p>
      <text:p text:style-name="Text_20_body">Send a text to the current output. IsisScript starts with output current the "standard output" of the operating system. Output redirection is informed through the &lt;file&gt; element. </text:p>
      <text:p text:style-name="Text_20_body">Example </text:p>
      <text:p text:style-name="Text_20_body">&lt;IsisScript&gt; </text:p>
      <text:p text:style-name="Text_20_body">&lt;section&gt; </text:p>
      <text:p text:style-name="Text_20_body">&lt;display&gt;&lt;pft&gt;'Content-type: text/html'/#&lt;/pft&gt;&lt;/display&gt; </text:p>
      <text:p text:style-name="Text_20_body">&lt;display&gt;Hello World!&lt;br&gt;&lt;/display&gt; </text:p>
      <text:p text:style-name="P4"/>
      <text:p text:style-name="Text_20_body"/>
      <text:p text:style-name="Text_20_body">IsisScript Language Reference Manual IsisScript Reference </text:p>
      <text:p text:style-name="Text_20_body"><text:soft-page-break/>8 </text:p>
      <text:p text:style-name="Text_20_body">&lt;field action=cgi tag=100&gt;^n^v&lt;/field&gt; </text:p>
      <text:p text:style-name="Text_20_body">&lt;display&gt;&lt;pft&gt;(|100=|v100|&lt;br&gt;|/)&lt;/pft&gt;&lt;/display&gt; </text:p>
      <text:p text:style-name="Text_20_body">&lt;/section&gt; </text:p>
      <text:p text:style-name="Text_20_body">&lt;/IsisScript&gt; </text:p>
      <text:p text:style-name="Text_20_body">&lt;do&gt; </text:p>
      <text:p text:style-name="Text_20_body">1. May contain: &lt;call&gt; &lt;cgitable&gt; &lt;defines&gt; &lt;display&gt; &lt;do&gt; &lt;export&gt; &lt;extract&gt; &lt;field&gt; &lt;file&gt; &lt;flow&gt; &lt;hl&gt; &lt;label&gt; &lt;list&gt; &lt;loop&gt; &lt;parm&gt; &lt;proc&gt; &lt;return&gt; &lt;trace&gt; &lt;update&gt; </text:p>
      <text:p text:style-name="Text_20_body">2. Can be used in: &lt;do&gt; &lt;function&gt; &lt;hl&gt; &lt;loop&gt; &lt;section&gt; &lt;update&gt; 3. Attributes: task </text:p>
      <text:p text:style-name="Text_20_body">4. Syntax: &lt;do&gt; ... &lt;/do&gt; The &lt;do&gt; informs the start of an IsisScript task. The tasks possible are: record range, key range, lookup, repeat, list, record import, database sorting, file loading inverted and complete inverted file generation. The list task can be frequency, ordering or simple. </text:p>
      <text:p text:style-name="Text_20_body">The task attribute is used to inform the type of task to be performed. The parameters necessary for the execution of the task are informed through of the &lt;parm&gt; element. </text:p>
      <text:p text:style-name="Text_20_body">The &lt;loop&gt; informs the block of instructions to be executed for each task item. </text:p>
      <text:p text:style-name="Text_20_body">Example </text:p>
      <text:p text:style-name="Text_20_body">... </text:p>
      <text:p text:style-name="Text_20_body">&lt;do task="search"&gt; </text:p>
      <text:p text:style-name="Text_20_body">&lt;parm name="db"&gt;CDS&lt;/parm&gt; </text:p>
      <text:p text:style-name="Text_20_body">&lt;parm name="expression"&gt;plants * water&lt;/parm&gt; </text:p>
      <text:p text:style-name="Text_20_body">&lt;loop&gt; </text:p>
      <text:p text:style-name="Text_20_body">&lt;display&gt;&lt;pft&gt;mfn/&lt;/pft&gt;&lt;/display&gt; </text:p>
      <text:p text:style-name="Text_20_body">&lt;/loop&gt; </text:p>
      <text:p text:style-name="Text_20_body">&lt;/do&gt; </text:p>
      <text:p text:style-name="Text_20_body">... </text:p>
      <text:p text:style-name="Text_20_body">do.task </text:p>
      <text:p text:style-name="Text_20_body">1. Options: fullinvertion import invertedload keyrange list mastersort mfnrange search update </text:p>
      <text:p text:style-name="Text_20_body">2. Can be used in: &lt;do&gt; 3. Syntax: task=... </text:p>
      <text:p text:style-name="P4"/>
      <text:p text:style-name="Text_20_body"/>
      <text:p text:style-name="Text_20_body">IsisScript Language Reference Manual IsisScript Reference </text:p>
      <text:p text:style-name="Text_20_body">9 </text:p>
      <text:p text:style-name="Text_20_body">Informs the task that generates the records that will be used by the element &lt;loop&gt;. The absence of the task attribute indicates a task-independent repetition. </text:p>
      <text:p text:style-name="Text_20_body">Example </text:p>
      <text:p text:style-name="Text_20_body">... </text:p>
      <text:p text:style-name="Text_20_body"><text:soft-page-break/>&lt;do&gt; </text:p>
      <text:p text:style-name="Text_20_body">&lt;parm name=to&gt;500&lt;/field&gt; </text:p>
      <text:p text:style-name="Text_20_body">&lt;field action=define tag=1001&gt;Isis_Current&lt;/field&gt; </text:p>
      <text:p text:style-name="Text_20_body">&lt;field action=define tag=1002&gt;Isis_Total&lt;/field&gt; </text:p>
      <text:p text:style-name="Text_20_body">&lt;loop&gt; </text:p>
      <text:p text:style-name="Text_20_body">&lt;display&gt; </text:p>
      <text:p text:style-name="Text_20_body">&lt;pft&gt;newline('&lt;br&gt;'),v1001,'/',v1002/&lt;/pft&gt; </text:p>
      <text:p text:style-name="Text_20_body">&lt;/display&gt; </text:p>
      <text:p text:style-name="Text_20_body">&lt;/loop&gt; </text:p>
      <text:p text:style-name="Text_20_body">&lt;/do&gt; </text:p>
      <text:p text:style-name="Text_20_body">... </text:p>
      <text:p text:style-name="Text_20_body">do.task=fullinversion </text:p>
      <text:p text:style-name="Text_20_body">Does the complete generation of the inverted file. The database is informed by the &lt;parm name=db&gt; element. </text:p>
      <text:p text:style-name="Text_20_body">The FST (Field Select Table) is informed by the &lt;parm name=fst&gt; element. </text:p>
      <text:p text:style-name="Text_20_body">Example </text:p>
      <text:p text:style-name="Text_20_body">... </text:p>
      <text:p text:style-name="Text_20_body">&lt;do task=fullinversion&gt; </text:p>
      <text:p text:style-name="Text_20_body">&lt;parm name=db&gt;&lt;pft&gt;v2001&lt;/pft&gt;&lt;/parm&gt; </text:p>
      <text:p text:style-name="Text_20_body">&lt;parm name=fst&gt;&lt;pft&gt;v2061&lt;/pft&gt;&lt;/parm&gt; </text:p>
      <text:p text:style-name="Text_20_body">&lt;field action=define tag=1102&gt;Isis_Status&lt;/field&gt; </text:p>
      <text:p text:style-name="Text_20_body">&lt;display&gt;&lt;pft&gt;'Full invertion: ',v2001/&lt;/pft&gt;&lt;/display&gt; </text:p>
      <text:p text:style-name="Text_20_body">&lt;loop&gt;&lt;/loop&gt; </text:p>
      <text:p text:style-name="Text_20_body">&lt;display&gt;&lt;pft&gt;'Finished.'/&lt;/pft&gt;&lt;/display&gt; </text:p>
      <text:p text:style-name="Text_20_body">&lt;display&gt;&lt;pft&gt;'Lock status = 'v1102/&lt;/pft&gt;&lt;/display&gt; </text:p>
      <text:p text:style-name="Text_20_body">&lt;/do&gt; </text:p>
      <text:p text:style-name="Text_20_body">... </text:p>
      <text:p text:style-name="P4"/>
      <text:p text:style-name="Text_20_body"/>
      <text:p text:style-name="Text_20_body">IsisScript Language Reference Manual IsisScript Reference </text:p>
      <text:p text:style-name="Text_20_body">10 </text:p>
      <text:p text:style-name="Text_20_body">do.task=import </text:p>
      <text:p text:style-name="Text_20_body">Access data from a text file and load it in the form of database records Dice. </text:p>
      <text:p text:style-name="Text_20_body">The file name is informed through the &lt;parm name=file&gt; element. The &lt;parm name=type&gt; can be used to inform the type of text file; ISO 2709 text file is assumed if the type is not specified. </text:p>
      <text:p text:style-name="Text_20_body"><text:soft-page-break/>Example </text:p>
      <text:p text:style-name="Text_20_body">... </text:p>
      <text:p text:style-name="Text_20_body">&lt;do task=import&gt; </text:p>
      <text:p text:style-name="Text_20_body">&lt;parm name=file&gt;&lt;pft&gt;v2041&lt;/pft&gt;&lt;/parm&gt; </text:p>
      <text:p text:style-name="Text_20_body">&lt;parm name=type&gt;&lt;pft&gt;v2042&lt;/pft&gt;&lt;/parm&gt; </text:p>
      <text:p text:style-name="Text_20_body">&lt;loop&gt; </text:p>
      <text:p text:style-name="Text_20_body">&lt;display&gt;&lt;pft&gt;ALL&lt;/pft&gt;&lt;/display&gt; </text:p>
      <text:p text:style-name="Text_20_body">&lt;/loop&gt; </text:p>
      <text:p text:style-name="Text_20_body">&lt;/do&gt; </text:p>
      <text:p text:style-name="Text_20_body">... </text:p>
      <text:p text:style-name="Text_20_body">do.task=invertedload </text:p>
      <text:p text:style-name="Text_20_body">It loads the inverted file through a database that contains the sorted keys. The database to be loaded is informed by the &lt;parm name=db&gt; element. </text:p>
      <text:p text:style-name="Text_20_body">The database containing the sorted keys is informed by the element &lt;parm name=keysdb&gt;. </text:p>
      <text:p text:style-name="Text_20_body">Example </text:p>
      <text:p text:style-name="Text_20_body">... </text:p>
      <text:p text:style-name="Text_20_body">&lt;do task=invertedload&gt; </text:p>
      <text:p text:style-name="Text_20_body">&lt;parm name=db&gt;TEST&lt;/parm&gt; </text:p>
      <text:p text:style-name="Text_20_body">&lt;parm name=keysdb&gt;TESTKEYS&lt;/parm&gt; </text:p>
      <text:p text:style-name="Text_20_body">&lt;field action=define tag=1&gt;Isis_Posting&lt;/field&gt; </text:p>
      <text:p text:style-name="Text_20_body">&lt;field action=define tag=2&gt;Isis_Key&lt;/field&gt; </text:p>
      <text:p text:style-name="Text_20_body">&lt;field action=define tag=1102&gt;Isis_Status&lt;/field&gt; </text:p>
      <text:p text:style-name="Text_20_body">&lt;display&gt;&lt;pft&gt;'Inverted load ...'/&lt;/pft&gt;&lt;/display&gt; </text:p>
      <text:p text:style-name="Text_20_body">&lt;loop&gt;&lt;/loop&gt; </text:p>
      <text:p text:style-name="Text_20_body">&lt;display&gt;&lt;pft&gt;'Lock status = 'v1102/&lt;/pft&gt;&lt;/display&gt; </text:p>
      <text:p text:style-name="Text_20_body">&lt;flow action=exit&gt; </text:p>
      <text:p text:style-name="Text_20_body">&lt;pft&gt;if val(v1102) &lt;&gt; 0 then v1102 fi&lt;/pft&gt; </text:p>
      <text:p text:style-name="P4"/>
      <text:p text:style-name="Text_20_body"/>
      <text:p text:style-name="Text_20_body">IsisScript Language Reference Manual IsisScript Reference </text:p>
      <text:p text:style-name="Text_20_body">11 </text:p>
      <text:p text:style-name="Text_20_body">&lt;/flow&gt; </text:p>
      <text:p text:style-name="Text_20_body">&lt;display&gt;&lt;pft&gt;'Inverted load: TEST loaded.'/&lt;/pft&gt;&lt;/display&gt; </text:p>
      <text:p text:style-name="Text_20_body">&lt;/do&gt; </text:p>
      <text:p text:style-name="Text_20_body">... </text:p>
      <text:p text:style-name="Text_20_body"><text:soft-page-break/>do.task=keyrange </text:p>
      <text:p text:style-name="Text_20_body">Cycles through a list of inverted database file keys. </text:p>
      <text:p text:style-name="Text_20_body">The database is informed by the &lt;parm name=db&gt; element. The initial key is informed by the &lt;parm name=from&gt; element. The final key is informed by the &lt;parm name=to&gt; element. </text:p>
      <text:p text:style-name="Text_20_body">The number of keys can be limited by the &lt;parm element name=count&gt;. The &lt;parm name=reverse&gt; can be used to loop through keys in reverse order. </text:p>
      <text:p text:style-name="Text_20_body">The &lt;parm name=posting&gt; can also be used to traverse the posting list of each key. The &lt;parm name=posttag&gt; can be used to cycle through the list of postings of each key only for the specified tag. </text:p>
      <text:p text:style-name="Text_20_body">Example </text:p>
      <text:p text:style-name="Text_20_body">... </text:p>
      <text:p text:style-name="Text_20_body">&lt;do task=keyrange&gt; </text:p>
      <text:p text:style-name="Text_20_body">&lt;parm name=db&gt;&lt;pft&gt;v2001&lt;/pft&gt;&lt;/parm&gt; </text:p>
      <text:p text:style-name="Text_20_body">&lt;parm name=from&gt; </text:p>
      <text:p text:style-name="Text_20_body">&lt;pft&gt;v2002,if a(v2002) then v2101 fi&lt;/pft&gt; </text:p>
      <text:p text:style-name="Text_20_body">&lt;/parm&gt; </text:p>
      <text:p text:style-name="Text_20_body">&lt;parm name=count&gt;&lt;pft&gt;v2003,"20"n2003&lt;/pft&gt;&lt;/parm&gt; </text:p>
      <text:p text:style-name="Text_20_body">&lt;parm name=reverse&gt;&lt;pft&gt;v2004&lt;/pft&gt;&lt;/parm&gt; </text:p>
      <text:p text:style-name="Text_20_body">&lt;parm name=to&gt;&lt;pft&gt;v2006&lt;/pft&gt;&lt;/parm&gt; </text:p>
      <text:p text:style-name="Text_20_body">&lt;field action=define tag=1001&gt;Isis_Current&lt;/field&gt; </text:p>
      <text:p text:style-name="Text_20_body">&lt;field action=define tag=1&gt;Isis_Key&lt;/field&gt; </text:p>
      <text:p text:style-name="Text_20_body">&lt;field action=define tag=2&gt;Isis_Postings&lt;/field&gt; </text:p>
      <text:p text:style-name="Text_20_body">&lt;display&gt;&lt;pft&gt;'##) POSTINGS',c15,'KEY'/#&lt;/pft&gt;&lt;/display&gt; </text:p>
      <text:p text:style-name="Text_20_body">&lt;loop&gt; </text:p>
      <text:p text:style-name="Text_20_body">&lt;display&gt; </text:p>
      <text:p text:style-name="Text_20_body">&lt;pft&gt;f(val(v1001),2,0),') ',v2,c15,v1/&lt;/pft&gt; </text:p>
      <text:p text:style-name="Text_20_body">&lt;/display&gt; </text:p>
      <text:p text:style-name="Text_20_body">&lt;field action=export tag=1031&gt; </text:p>
      <text:p text:style-name="Text_20_body">&lt;pft&gt;if val(v1001) = 1 then '1' fi&lt;/pft&gt; </text:p>
      <text:p text:style-name="P4"/>
      <text:p text:style-name="Text_20_body"/>
      <text:p text:style-name="Text_20_body">IsisScript Language Reference Manual IsisScript Reference </text:p>
      <text:p text:style-name="Text_20_body">12 </text:p>
      <text:p text:style-name="Text_20_body">&lt;/field&gt; </text:p>
      <text:p text:style-name="Text_20_body">&lt;field action=export tag=1032&gt;1&lt;/field&gt; </text:p>
      <text:p text:style-name="Text_20_body">&lt;/loop&gt; </text:p>
      <text:p text:style-name="Text_20_body"><text:soft-page-break/>&lt;display&gt; </text:p>
      <text:p text:style-name="Text_20_body">&lt;pft&gt;'***************'/, </text:p>
      <text:p text:style-name="Text_20_body">f(val(v1001),2,0),') ',v1031,' / ',v1032/ </text:p>
      <text:p text:style-name="Text_20_body">&lt;/pft&gt; </text:p>
      <text:p text:style-name="Text_20_body">&lt;/display&gt;</text:p>
      <text:p text:style-name="Text_20_body">&lt;/do&gt; </text:p>
      <text:p text:style-name="Text_20_body">... </text:p>
      <text:p text:style-name="Text_20_body">do.task=list </text:p>
      <text:p text:style-name="Text_20_body">Cycles through the list of previously loaded items via the &lt;list element action=load type=...&gt;. </text:p>
      <text:p text:style-name="Text_20_body">The list can be sorted using the &lt;parm name=sort&gt; element. The starting item is informed by the &lt;parm name=from&gt; element. The final item is informed by the &lt;parm name=to&gt; element. </text:p>
      <text:p text:style-name="Text_20_body">The number of records can be limited by the &lt;parm element name=count&gt;. The &lt;parm name=reverse&gt; can be used to cycle through the list in reverse order. </text:p>
      <text:p text:style-name="Text_20_body">Example </text:p>
      <text:p text:style-name="Text_20_body">... </text:p>
      <text:p text:style-name="Text_20_body">&lt;list action=load type=sort&gt;&lt;pft&gt;'1'/,'2'/,'3'/&lt;/pft&gt;&lt;/list&gt; </text:p>
      <text:p text:style-name="Text_20_body">&lt;list action=load type=sort&gt;&lt;pft&gt;'9'/,'8'/,&lt;/pft&gt;&lt;/list&gt; </text:p>
      <text:p text:style-name="Text_20_body">&lt;list action=load type=sort&gt;&lt;pft&gt;'F'/,'Z'/,'A'/&lt;/pft&gt;&lt;/list&gt; </text:p>
      <text:p text:style-name="Text_20_body">&lt;do task=list&gt; </text:p>
      <text:p text:style-name="Text_20_body">&lt;field action=define tag=1001&gt;Isis_Current&lt;/field&gt; </text:p>
      <text:p text:style-name="Text_20_body">&lt;field action=define tag=1002&gt;Isis_Items&lt;/field&gt; </text:p>
      <text:p text:style-name="Text_20_body">&lt;field action=define tag=1&gt;Isis_Item&lt;/field&gt; </text:p>
      <text:p text:style-name="Text_20_body">&lt;loop&gt; </text:p>
      <text:p text:style-name="Text_20_body">&lt;display&gt; </text:p>
      <text:p text:style-name="Text_20_body">&lt;pft&gt;v1001,'/',v1002,c10,v1/)&lt;/pft&gt; </text:p>
      <text:p text:style-name="Text_20_body">&lt;/display&gt; </text:p>
      <text:p text:style-name="Text_20_body">&lt;/loop&gt; </text:p>
      <text:p text:style-name="Text_20_body">&lt;/do&gt; </text:p>
      <text:p text:style-name="Text_20_body">... </text:p>
      <text:p text:style-name="P4"/>
      <text:p text:style-name="Text_20_body"/>
      <text:p text:style-name="Text_20_body">IsisScript Language Reference Manual IsisScript Reference </text:p>
      <text:p text:style-name="Text_20_body">13 </text:p>
      <text:p text:style-name="Text_20_body">do.task=mastersort </text:p>
      <text:p text:style-name="Text_20_body">Sorts the records of a database. The database is informed by the &lt;parm name=db&gt; element. </text:p>
      <text:p text:style-name="Text_20_body"><text:soft-page-break/>The key for sorting is informed by the &lt;parm name=key&gt; element. The key length is informed by the &lt;parm name=keylength&gt; element. </text:p>
      <text:p text:style-name="Text_20_body">Example </text:p>
      <text:p text:style-name="Text_20_body">... </text:p>
      <text:p text:style-name="Text_20_body">&lt;do task=mastersort&gt; </text:p>
      <text:p text:style-name="Text_20_body">&lt;parm name=db&gt;CDS&lt;/parm&gt; </text:p>
      <text:p text:style-name="Text_20_body">&lt;parm name=key&gt;&lt;pft&gt;v24&lt;/pft&gt;&lt;/parm&gt; </text:p>
      <text:p text:style-name="Text_20_body">&lt;parm name=keylength&gt;100&lt;/parm&gt; </text:p>
      <text:p text:style-name="Text_20_body">&lt;field action=define tag=1102&gt;Isis_Status&lt;/field&gt; </text:p>
      <text:p text:style-name="Text_20_body">&lt;display&gt;&lt;pft&gt;'Key sort ...'/&lt;/pft&gt;&lt;/display&gt; </text:p>
      <text:p text:style-name="Text_20_body">&lt;loop&gt;&lt;/loop&gt; </text:p>
      <text:p text:style-name="Text_20_body">&lt;display&gt;&lt;pft&gt;'Lock status = 'v1102/&lt;/pft&gt;&lt;/display&gt; </text:p>
      <text:p text:style-name="Text_20_body">&lt;flow action=exit&gt; </text:p>
      <text:p text:style-name="Text_20_body">&lt;pft&gt;if val(v1102) &lt;&gt; 0 then v1102 fi&lt;/pft&gt; </text:p>
      <text:p text:style-name="Text_20_body">&lt;/flow&gt; </text:p>
      <text:p text:style-name="Text_20_body">&lt;display&gt;&lt;pft&gt;'Key sort: CDS sorted.'/&lt;/pft&gt;&lt;/display&gt; </text:p>
      <text:p text:style-name="Text_20_body">&lt;/do&gt; </text:p>
      <text:p text:style-name="Text_20_body">... </text:p>
      <text:p text:style-name="Text_20_body">do.task=mfnrange </text:p>
      <text:p text:style-name="Text_20_body">Cycles through a list of records in a database. The database is informed by the &lt;parm name=db&gt; element. </text:p>
      <text:p text:style-name="Text_20_body">The initial MFN is informed by the &lt;parm name=from&gt; element. The final MFN is informed by the &lt;parm name=to&gt; element. The number of MFNs can be limited by the &lt;parm name=count&gt; element. </text:p>
      <text:p text:style-name="Text_20_body">The &lt;parm name=reverse&gt; can be used to loop through MFNs in reverse order. </text:p>
      <text:p text:style-name="Text_20_body">Example </text:p>
      <text:p text:style-name="Text_20_body">... </text:p>
      <text:p text:style-name="Text_20_body">&lt;do task=mfnrange&gt; </text:p>
      <text:p text:style-name="Text_20_body">&lt;parm name=db&gt;CDS&lt;/parm&gt; </text:p>
      <text:p text:style-name="Text_20_body">&lt;parm name=from&gt;25&lt;/parm&gt; </text:p>
      <text:p text:style-name="Text_20_body">&lt;parm name=count&gt;10&lt;/parm&gt; </text:p>
      <text:p text:style-name="P4"/>
      <text:p text:style-name="Text_20_body"/>
      <text:p text:style-name="Text_20_body">IsisScript Language Reference Manual IsisScript Reference </text:p>
      <text:p text:style-name="Text_20_body">14 </text:p>
      <text:p text:style-name="Text_20_body">&lt;loop&gt; </text:p>
      <text:p text:style-name="Text_20_body">&lt;display&gt;&lt;pft&gt;ALL&lt;/pft&gt;&lt;/display&gt; </text:p>
      <text:p text:style-name="Text_20_body"><text:soft-page-break/>&lt;/loop&gt; </text:p>
      <text:p text:style-name="Text_20_body">&lt;/do&gt; </text:p>
      <text:p text:style-name="Text_20_body">... </text:p>
      <text:p text:style-name="Text_20_body">do.task=search </text:p>
      <text:p text:style-name="Text_20_body">Searches a database and traverses the list of records found. The database is informed by the &lt;parm name=db&gt; element. </text:p>
      <text:p text:style-name="Text_20_body">The search expression is informed by the &lt;parm element name=expression&gt;. The initial record is informed by the &lt;parm name=from&gt; element. </text:p>
      <text:p text:style-name="Text_20_body">The final record is informed by the &lt;parm name=to&gt; element. The number of records can be limited by the &lt;parm element name=count&gt;. </text:p>
      <text:p text:style-name="Text_20_body">The &lt;parm name=reverse&gt; can be used to cycle through the records in reverse order. </text:p>
      <text:p text:style-name="Text_20_body">Example </text:p>
      <text:p text:style-name="Text_20_body">... </text:p>
      <text:p text:style-name="Text_20_body">&lt;do task="search"&gt; </text:p>
      <text:p text:style-name="Text_20_body">&lt;parm name="db"&gt;CDS&lt;/parm&gt; </text:p>
      <text:p text:style-name="Text_20_body">&lt;parm name="expression"&gt;plants * water&lt;/parm&gt; </text:p>
      <text:p text:style-name="Text_20_body">&lt;loop&gt; </text:p>
      <text:p text:style-name="Text_20_body">&lt;display&gt;&lt;pft&gt;mfn/&lt;/pft&gt;&lt;/display&gt; </text:p>
      <text:p text:style-name="Text_20_body">&lt;/loop&gt; </text:p>
      <text:p text:style-name="Text_20_body">&lt;/do&gt; </text:p>
      <text:p text:style-name="Text_20_body">... </text:p>
      <text:p text:style-name="Text_20_body">do.task=update </text:p>
      <text:p text:style-name="Text_20_body">Updates or adds a record to the database. </text:p>
      <text:p text:style-name="Text_20_body">The database is informed through the &lt;parm name=db&gt; element. The &lt;parm name=mfn&gt; is used to inform the MFN to be updated or if a new record is to be added. The &lt;parm name=lockid&gt; is used to identify the "owner" of the record. The &lt;parm name=expire&gt; can be used to inform that the "owner" of the registry had its time, to remain with the registry locked, expired. </text:p>
      <text:p text:style-name="P4"/>
      <text:p text:style-name="Text_20_body"/>
      <text:p text:style-name="Text_20_body">IsisScript Language Reference Manual IsisScript Reference </text:p>
      <text:p text:style-name="Text_20_body">15 </text:p>
      <text:p text:style-name="Text_20_body">Example </text:p>
      <text:p text:style-name="Text_20_body">... </text:p>
      <text:p text:style-name="Text_20_body">&lt;do task=update&gt; </text:p>
      <text:p text:style-name="Text_20_body">&lt;parm name=db&gt;CDS&lt;/parm&gt; </text:p>
      <text:p text:style-name="Text_20_body">&lt;parm name=mfn&gt;New&lt;/parm&gt; </text:p>
      <text:p text:style-name="Text_20_body"><text:soft-page-break/>&lt;field action=define tag=1102&gt;Isis_Status&lt;/field&gt; </text:p>
      <text:p text:style-name="Text_20_body">&lt;update&gt; </text:p>
      <text:p text:style-name="Text_20_body">&lt;field action=replace tag=20&gt; </text:p>
      <text:p text:style-name="Text_20_body">&lt;pft&gt;date&lt;/pft&gt; </text:p>
      <text:p text:style-name="Text_20_body">&lt;/field&gt; </text:p>
      <text:p text:style-name="Text_20_body">&lt;write&gt;Unlock&lt;/write&gt; </text:p>
      <text:p text:style-name="Text_20_body">&lt;display&gt;&lt;pft&gt;ALL&lt;/pft&gt;&lt;/display&gt; </text:p>
      <text:p text:style-name="Text_20_body">&lt;/update&gt; </text:p>
      <text:p text:style-name="Text_20_body">&lt;/do&gt; </text:p>
      <text:p text:style-name="Text_20_body">... </text:p>
      <text:p text:style-name="Text_20_body">&lt;export&gt; </text:p>
      <text:p text:style-name="Text_20_body">1. May contain: &lt;pft&gt; 2. Can be used in: &lt;do&gt; &lt;function&gt; &lt;hl&gt; &lt;loop&gt; &lt;section&gt; &lt;update&gt; 3. Syntax: &lt;export&gt; ... &lt;/export&gt; </text:p>
      <text:p text:style-name="Text_20_body">Adds the current record to a text file. The file name must have been previously informed through the element &lt;parm file=...&gt;. </text:p>
      <text:p text:style-name="Text_20_body">The default file type is ISO2709; to generate another type of file export previously inform with the element &lt;parm type=...&gt;. The types of export file are: ISO2709, HLine and VLine. </text:p>
      <text:p text:style-name="Text_20_body">Example </text:p>
      <text:p text:style-name="Text_20_body">... </text:p>
      <text:p text:style-name="Text_20_body">&lt;do task=mfnrange&gt; </text:p>
      <text:p text:style-name="Text_20_body">&lt;parm name=db&gt;CDS&lt;/parm&gt; </text:p>
      <text:p text:style-name="Text_20_body">&lt;parm name=file&gt;CDS.ISO&lt;/parm&gt; </text:p>
      <text:p text:style-name="Text_20_body">&lt;loop&gt; </text:p>
      <text:p text:style-name="Text_20_body">&lt;export&gt;this&lt;/export&gt; </text:p>
      <text:p text:style-name="Text_20_body">&lt;/loop&gt; </text:p>
      <text:p text:style-name="Text_20_body">&lt;/do&gt; </text:p>
      <text:p text:style-name="Text_20_body">... </text:p>
      <text:p text:style-name="P4"/>
      <text:p text:style-name="Text_20_body"/>
      <text:p text:style-name="Text_20_body">IsisScript Language Reference Manual IsisScript Reference </text:p>
      <text:p text:style-name="Text_20_body">16 </text:p>
      <text:p text:style-name="Text_20_body">&lt;extract&gt; </text:p>
      <text:p text:style-name="Text_20_body">1. May contain: &lt;pft&gt; 2. Can be used in: &lt;do&gt; &lt;function&gt; &lt;hl&gt; &lt;loop&gt; &lt;section&gt; &lt;update&gt; </text:p>
      <text:p text:style-name="Text_20_body">3. Syntax: &lt;extract&gt; ... &lt;/extract&gt; Adds the keys extracted from the current registry to the key database. The FST (Field Select Table) must be previously informed through the element &lt;parm name=fst&gt;. The database that will contain the keys must be previously informed through of the &lt;parm name=keysdb&gt; <text:soft-page-break/>element. The field that will contain the keys must be previously informed through the element &lt;field action=define tag=...&gt;Isis_Key&lt;/field&gt;. The field that will contain the data about the posting must be previously informed through the element &lt;field action=define tag=...&gt;Isis_Posting&lt;/field&gt;. </text:p>
      <text:p text:style-name="Text_20_body">Example </text:p>
      <text:p text:style-name="Text_20_body">... </text:p>
      <text:p text:style-name="Text_20_body">&lt;do task=mfnrange&gt; </text:p>
      <text:p text:style-name="Text_20_body">&lt;parm name=fst&gt;1 0 v1&lt;/parm&gt; </text:p>
      <text:p text:style-name="Text_20_body">&lt;parm name=keysdb&gt;tmp1&lt;/parm&gt; </text:p>
      <text:p text:style-name="Text_20_body">&lt;field action=define tag=1&gt;Isis_Posting&lt;/field&gt; </text:p>
      <text:p text:style-name="Text_20_body">&lt;field action=define tag=2&gt;Isis_Key&lt;/field&gt; </text:p>
      <text:p text:style-name="Text_20_body">&lt;loop&gt; </text:p>
      <text:p text:style-name="Text_20_body">&lt;extract&gt;this&lt;/extract&gt; </text:p>
      <text:p text:style-name="Text_20_body">&lt;/loop&gt; </text:p>
      <text:p text:style-name="Text_20_body">&lt;/do&gt; </text:p>
      <text:p text:style-name="Text_20_body">... </text:p>
      <text:p text:style-name="Text_20_body">&lt;field&gt; </text:p>
      <text:p text:style-name="Text_20_body">1. May contain: &lt;pft&gt; </text:p>
      <text:p text:style-name="Text_20_body">2. Can be used in: &lt;do&gt; &lt;function&gt; &lt;hl&gt; &lt;loop&gt; &lt;section&gt; &lt;update&gt; 3. Attributes: action from previous split tag type 4. Syntax: &lt;field&gt; ... &lt;/field&gt; </text:p>
      <text:p text:style-name="Text_20_body">The &lt;field&gt; is used to add, modify, delete, import, export and define fields. The action attribute informs the usage of the element. </text:p>
      <text:p text:style-name="Text_20_body">The tag attribute informs the field to be affected. The split attribute can be used to inform that each row will be a new one field occurrence. </text:p>
      <text:p text:style-name="P4"/>
      <text:p text:style-name="Text_20_body"/>
      <text:p text:style-name="Text_20_body">IsisScript Language Reference Manual IsisScript Reference </text:p>
      <text:p text:style-name="Text_20_body">17 </text:p>
      <text:p text:style-name="Text_20_body">The previous attribute informs whether the previous content will be deleted or not. The type attribute informs the type of field to be accessed. The from attribute informs the number of the field to be accessed. </text:p>
      <text:p text:style-name="Text_20_body">Example </text:p>
      <text:p text:style-name="Text_20_body">... </text:p>
      <text:p text:style-name="Text_20_body">&lt;field action=replace tag=2&gt;&lt;pft&gt;v400^b&lt;/pft&gt;&lt;/field&gt; </text:p>
      <text:p text:style-name="Text_20_body">... </text:p>
      <text:p text:style-name="Text_20_body">field.action </text:p>
      <text:p text:style-name="Text_20_body">1. Options: add cgi define delete export hl import occ replace statusdb statusfile 2. Can be used in: &lt;field&gt; &lt;file&gt; &lt;flow&gt; &lt;function&gt; &lt;htmlpft&gt; &lt;list&gt; &lt;return&gt; </text:p>
      <text:p text:style-name="Text_20_body">3. Syntax: action=... Indicates the action that the &lt;field&gt; will run. </text:p>
      <text:p text:style-name="Text_20_body"><text:soft-page-break/>Example </text:p>
      <text:p text:style-name="Text_20_body">... </text:p>
      <text:p text:style-name="Text_20_body">&lt;field action=replace tag=2&gt;&lt;pft&gt;v400^b&lt;/pft&gt;&lt;/field&gt; </text:p>
      <text:p text:style-name="Text_20_body">... </text:p>
      <text:p text:style-name="Text_20_body">field.action=add </text:p>
      <text:p text:style-name="Text_20_body">Adds a new occurrence to the field specified by the tag attribute. </text:p>
      <text:p text:style-name="Text_20_body">The element argument contains the data to be added. </text:p>
      <text:p text:style-name="Text_20_body">Example </text:p>
      <text:p text:style-name="Text_20_body">... </text:p>
      <text:p text:style-name="Text_20_body">&lt;field action=add tag=2&gt;A&lt;/field&gt; </text:p>
      <text:p text:style-name="Text_20_body">&lt;field action=add tag=2&gt;B&lt;/field&gt; </text:p>
      <text:p text:style-name="Text_20_body">&lt;field action=add tag=2&gt;C&lt;/field&gt; </text:p>
      <text:p text:style-name="Text_20_body">... </text:p>
      <text:p text:style-name="Text_20_body">field.action=cgi </text:p>
      <text:p text:style-name="Text_20_body">Adds the contents of the field specified by the tag attribute with the value CGI correspondent. The argument of the &lt;field&gt; indicates which is the CGI item whose value will be added. </text:p>
      <text:p text:style-name="Text_20_body">Example </text:p>
      <text:p text:style-name="P4"/>
      <text:p text:style-name="Text_20_body"/>
      <text:p text:style-name="Text_20_body">IsisScript Language Reference Manual IsisScript Reference </text:p>
      <text:p text:style-name="Text_20_body">18 </text:p>
      <text:p text:style-name="Text_20_body">... </text:p>
      <text:p text:style-name="Text_20_body">&lt;field action=cgi tag=2&gt;phone&lt;/field&gt; </text:p>
      <text:p text:style-name="Text_20_body">... </text:p>
      <text:p text:style-name="Text_20_body">field.action=define </text:p>
      <text:p text:style-name="Text_20_body">Sets the field number specified by the tag attribute to be of IsisScript auto-update. The element argument&lt;field&gt; indicates what type of information will be stored in the field. </text:p>
      <text:p text:style-name="Text_20_body">The following arguments can be defined: Isis_Current - Index of the current run of the &lt;loop&gt; Isis_Total - Total times possible for &lt;loop&gt; </text:p>
      <text:p text:style-name="Text_20_body">Isis_From - From parameter of the &lt;loop&gt; Isis_To - To parameter of the &lt;loop&gt; Isis_Lock - Record lock control storage field </text:p>
      <text:p text:style-name="Text_20_body">Isis_Status - Storage of task execution status Isis_Item - List Item Isis_Value - Number of items calculated by frequency count Isis_Key - Current key </text:p>
      <text:p text:style-name="Text_20_body">Isis_Posting - Data about the current posting Isis_Postings - Total postings of the current key Isis_Items - Total items in the list </text:p>
      <text:p text:style-name="Text_20_body">Isis_ErrorInfo - Search error pointer Isis_Keys - Keys to highlight text Isis_MFN - MFN storage field number for export or import records Isis_RecordStatus - Number of the field that will contain the state of <text:soft-page-break/>the record </text:p>
      <text:p text:style-name="Text_20_body">Example </text:p>
      <text:p text:style-name="Text_20_body">... &lt;field action=define tag=1001&gt;Isis_Current&lt;/field&gt;... </text:p>
      <text:p text:style-name="Text_20_body">field.action=delete </text:p>
      <text:p text:style-name="Text_20_body">Deletes one or all occurrences of the field specified by the tag attribute. The argument of the &lt;field&gt; indicates the occurrence to be eliminated, use ALL in the argument to indicate all occurrences. </text:p>
      <text:p text:style-name="Text_20_body">Example </text:p>
      <text:p text:style-name="Text_20_body">... </text:p>
      <text:p text:style-name="Text_20_body">&lt;field action=delete tag=5&gt;ALL&lt;/field&gt; </text:p>
      <text:p text:style-name="Text_20_body">&lt;field action=delete tag=6&gt;1&lt;/field&gt; </text:p>
      <text:p text:style-name="P4"/>
      <text:p text:style-name="Text_20_body"/>
      <text:p text:style-name="Text_20_body">IsisScript Language Reference Manual IsisScript Reference </text:p>
      <text:p text:style-name="Text_20_body">19 </text:p>
      <text:p text:style-name="Text_20_body">... </text:p>
      <text:p text:style-name="Text_20_body">field.action=export </text:p>
      <text:p text:style-name="Text_20_body">Modifies the contents of one or more fields in the previous IsisScript scope. The field is specified by the tag attribute. Use tag=list to indicate that the argument contains the list of fields to be exported. </text:p>
      <text:p text:style-name="Text_20_body">Example </text:p>
      <text:p text:style-name="Text_20_body">... </text:p>
      <text:p text:style-name="Text_20_body">&lt;field action=export tag=2205&gt;5&lt;/field&gt; </text:p>
      <text:p text:style-name="Text_20_body">&lt;field action=export tag=list&gt;6,7,21/29&lt;/field&gt; </text:p>
      <text:p text:style-name="Text_20_body">... </text:p>
      <text:p text:style-name="Text_20_body">field.action=hl </text:p>
      <text:p text:style-name="Text_20_body">Replaces the contents of the field specified by the tag attribute with a new one value using text highlight scheme. </text:p>
      <text:p text:style-name="Text_20_body">Example </text:p>
      <text:p text:style-name="Text_20_body">... </text:p>
      <text:p text:style-name="Text_20_body">&lt;parm name=prefix&gt;&lt;b&gt;&lt;/parm&gt; </text:p>
      <text:p text:style-name="Text_20_body">&lt;parm name=suffix&gt;&lt;/b&gt;&lt;/parm&gt; </text:p>
      <text:p text:style-name="Text_20_body">&lt;parm name=keys&gt;&lt;pft&gt;(v1022/)&lt;/pft&gt;&lt;/parm&gt; </text:p>
      <text:p text:style-name="Text_20_body">&lt;field action=hl tag=70&gt;&lt;pft&gt;(v70/)&lt;/pft&gt;&lt;/field&gt; </text:p>
      <text:p text:style-name="Text_20_body">... </text:p>
      <text:p text:style-name="Text_20_body">field.action=import </text:p>
      <text:p text:style-name="Text_20_body">Modifies the content of one or more fields in the current IsisScript scope copying the fields from the previous scope. The field is specified by the tag attribute. Use tag=list to indicate that the argument <text:soft-page-break/>contains the list of fields to be imported. </text:p>
      <text:p text:style-name="Text_20_body">Example </text:p>
      <text:p text:style-name="Text_20_body">... </text:p>
      <text:p text:style-name="Text_20_body">&lt;field action=import tag=2070&gt;70&lt;/field&gt; </text:p>
      <text:p text:style-name="Text_20_body">&lt;field action=import tag=list&gt;201,206,301/314,321&lt;/field&gt; </text:p>
      <text:p text:style-name="Text_20_body">... </text:p>
      <text:p text:style-name="P4"/>
      <text:p text:style-name="Text_20_body"/>
      <text:p text:style-name="Text_20_body">IsisScript Language Reference Manual IsisScript Reference </text:p>
      <text:p text:style-name="Text_20_body">20 </text:p>
      <text:p text:style-name="Text_20_body">field.action=occ </text:p>
      <text:p text:style-name="Text_20_body">Modifies the content of the field specified by the tag attribute with the content of the field specified by the from attribute, only with the occurrence specified by the element argument. </text:p>
      <text:p text:style-name="Text_20_body">Example </text:p>
      <text:p text:style-name="Text_20_body">... </text:p>
      <text:p text:style-name="Text_20_body">&lt;do&gt; </text:p>
      <text:p text:style-name="Text_20_body">&lt;parm name=to&gt;&lt;pft&gt;f(nocc(v70),1,0)&lt;/pft&gt;&lt;/parm&gt; </text:p>
      <text:p text:style-name="Text_20_body">&lt;field action=define tag=1001&gt;Isis_Current&lt;/field&gt; </text:p>
      <text:p text:style-name="Text_20_body">&lt;loop&gt; </text:p>
      <text:p text:style-name="Text_20_body">&lt;field action=import tag=70&gt;70&lt;/field&gt; </text:p>
      <text:p text:style-name="Text_20_body">&lt;field action=occ tag=1 from=70&gt;&lt;pft&gt;v1001&lt;/pft&gt;&lt;/field&gt; </text:p>
      <text:p text:style-name="Text_20_body">... </text:p>
      <text:p text:style-name="Text_20_body">&lt;/loop&gt; </text:p>
      <text:p text:style-name="Text_20_body">&lt;/do&gt; </text:p>
      <text:p text:style-name="Text_20_body">... </text:p>
      <text:p text:style-name="Text_20_body">field.action=replace </text:p>
      <text:p text:style-name="Text_20_body">Replaces the contents of the field specified by the tag attribute. The argument contains the new content. </text:p>
      <text:p text:style-name="Text_20_body">Example </text:p>
      <text:p text:style-name="Text_20_body">... </text:p>
      <text:p text:style-name="Text_20_body">&lt;field action=replace tag=2&gt;&lt;pft&gt;v400^b&lt;/pft&gt;&lt;/field&gt; </text:p>
      <text:p text:style-name="Text_20_body">... </text:p>
      <text:p text:style-name="Text_20_body">field.action=statusdb </text:p>
      <text:p text:style-name="Text_20_body">Replaces the contents of the field specified by the tag attribute with the state of the database informed by the argument of the &lt;field&gt; element. If master or inverted file exists or both, the field will be created containing the subfield s (^s). The subfield s will contain the character m, if the master exists, and the character i, if the inverse exists. If the master exists, the field will also contain the subfield n (^n) with the <text:soft-page-break/>total of records in the database plus one, the subfield d (^d) with the number of data entry lock (Data Entry Lock), and the subfield e (^e) with the Exclusive lock number (Exclusive Write Lock). </text:p>
      <text:p text:style-name="Text_20_body">Example </text:p>
      <text:p text:style-name="P4"/>
      <text:p text:style-name="Text_20_body"/>
      <text:p text:style-name="Text_20_body">IsisScript Language Reference Manual IsisScript Reference </text:p>
      <text:p text:style-name="Text_20_body">21 </text:p>
      <text:p text:style-name="Text_20_body">... </text:p>
      <text:p text:style-name="Text_20_body">&lt;field action=statusdb tag=1091&gt;&lt;pft&gt;v2001&lt;/pft&gt;&lt;/field&gt; </text:p>
      <text:p text:style-name="Text_20_body">&lt;flow action=jump&gt; </text:p>
      <text:p text:style-name="Text_20_body">&lt;pft&gt;if v1091^s : 'm' then 'LABEL_OK' fi&lt;/pft&gt; </text:p>
      <text:p text:style-name="Text_20_body">&lt;/flow&gt; </text:p>
      <text:p text:style-name="Text_20_body">... </text:p>
      <text:p text:style-name="Text_20_body">field.action=statusfile </text:p>
      <text:p text:style-name="Text_20_body">Replaces the cocontent of the field specified by the tag attribute with the state of the file informed by the argument of the &lt;field&gt; element. After execution, the field will contain the subfield s (^s) with the character "e" if the file exists, otherwise the field will be missing. </text:p>
      <text:p text:style-name="Text_20_body">Example </text:p>
      <text:p text:style-name="Text_20_body">... </text:p>
      <text:p text:style-name="Text_20_body">&lt;field action=statusfile tag=1091&gt;C:\AUTOEXEC.BAT&lt;/field&gt; </text:p>
      <text:p text:style-name="Text_20_body">&lt;flow action=jump&gt; </text:p>
      <text:p text:style-name="Text_20_body">&lt;pft&gt;if v1091^s : 'e' then 'LABEL_OK' fi&lt;/pft&gt; </text:p>
      <text:p text:style-name="Text_20_body">&lt;/flow&gt; </text:p>
      <text:p text:style-name="Text_20_body">... </text:p>
      <text:p text:style-name="Text_20_body">field.from </text:p>
      <text:p text:style-name="Text_20_body">1. Can be used in: &lt;field&gt; 2. Syntax: from=... </text:p>
      <text:p text:style-name="Text_20_body">Specifies the field number that will be accessed by the action=occ attribute. </text:p>
      <text:p text:style-name="Text_20_body">Example </text:p>
      <text:p text:style-name="Text_20_body">... </text:p>
      <text:p text:style-name="Text_20_body">&lt;do&gt; </text:p>
      <text:p text:style-name="Text_20_body">&lt;parm name=to&gt;&lt;pft&gt;f(nocc(v70),1,0)&lt;/pft&gt;&lt;/parm&gt; </text:p>
      <text:p text:style-name="Text_20_body">&lt;field action=define tag=1001&gt;Isis_Current&lt;/field&gt; </text:p>
      <text:p text:style-name="Text_20_body">&lt;loop&gt; </text:p>
      <text:p text:style-name="Text_20_body">&lt;field action=import tag=70&gt;70&lt;/field&gt; </text:p>
      <text:p text:style-name="Text_20_body">&lt;field action=occ tag=1 from=70&gt;&lt;pft&gt;v1001&lt;/pft&gt;&lt;/field&gt; </text:p>
      <text:p text:style-name="Text_20_body"><text:soft-page-break/>... </text:p>
      <text:p text:style-name="Text_20_body">&lt;/loop&gt; </text:p>
      <text:p text:style-name="Text_20_body">&lt;/do&gt; </text:p>
      <text:p text:style-name="Text_20_body">... </text:p>
      <text:p text:style-name="P4"/>
      <text:p text:style-name="Text_20_body"/>
      <text:p text:style-name="Text_20_body">IsisScript Language Reference Manual IsisScript Reference </text:p>
      <text:p text:style-name="Text_20_body">22 </text:p>
      <text:p text:style-name="Text_20_body">field.previous </text:p>
      <text:p text:style-name="Text_20_body">1. Options: add delete 2. Can be used in: &lt;field&gt; </text:p>
      <text:p text:style-name="Text_20_body">3. Syntax: previous=... Specifies whether the field being imported or exported will have its content previous one deleted or if new occurrences will be added. </text:p>
      <text:p text:style-name="Text_20_body">The absence of this attribute means that the previous content will be deleted. </text:p>
      <text:p text:style-name="Text_20_body">Example </text:p>
      <text:p text:style-name="Text_20_body">... </text:p>
      <text:p text:style-name="Text_20_body">&lt;field action=import tag=1 previous=add&gt;200&lt;/field&gt; </text:p>
      <text:p text:style-name="Text_20_body">... </text:p>
      <text:p text:style-name="Text_20_body">field.previous=add </text:p>
      <text:p text:style-name="Text_20_body">Adds new occurrences. </text:p>
      <text:p text:style-name="Text_20_body">Example </text:p>
      <text:p text:style-name="Text_20_body">... </text:p>
      <text:p text:style-name="Text_20_body">&lt;field action=export tag=200 previous=add&gt;1&lt;/field&gt; </text:p>
      <text:p text:style-name="Text_20_body">... </text:p>
      <text:p text:style-name="Text_20_body">field.previous=delete </text:p>
      <text:p text:style-name="Text_20_body">It informs that it is to eliminate the previous occurrences. </text:p>
      <text:p text:style-name="Text_20_body">Example </text:p>
      <text:p text:style-name="Text_20_body">... </text:p>
      <text:p text:style-name="Text_20_body">&lt;field action=export tag=4001 previous=delete&gt;1&lt;/field&gt; </text:p>
      <text:p text:style-name="Text_20_body">... </text:p>
      <text:p text:style-name="Text_20_body">field.split </text:p>
      <text:p text:style-name="Text_20_body">1. Options: flddir occ </text:p>
      <text:p text:style-name="Text_20_body">2. Can be used in: &lt;field&gt; 3. Syntax: split=... </text:p>
      <text:p text:style-name="Text_20_body">Indicates how the data will be stored. </text:p>
      <text:p text:style-name="Text_20_body">Example </text:p>
      <text:p text:style-name="Text_20_body">... </text:p>
      <text:p text:style-name="P4"><text:soft-page-break/></text:p>
      <text:p text:style-name="Text_20_body"/>
      <text:p text:style-name="Text_20_body">IsisScript Language Reference Manual IsisScript Reference </text:p>
      <text:p text:style-name="Text_20_body">23 </text:p>
      <text:p text:style-name="Text_20_body">&lt;field action=replace tag=1 split=occ&gt;&lt;pft&gt;(v200/)&lt;/pft&gt;&lt;/field&gt; </text:p>
      <text:p text:style-name="Text_20_body">... </text:p>
      <text:p text:style-name="Text_20_body">field.split=flddir </text:p>
      <text:p text:style-name="Text_20_body">The text to be stored in the field specified by the tag attribute is the directory of record fields with their respective contents. Each line contains the field number (5 digits), a blank space and the field content. </text:p>
      <text:p text:style-name="Text_20_body">Example </text:p>
      <text:p text:style-name="Text_20_body">... </text:p>
      <text:p text:style-name="Text_20_body">&lt;do task="mfnrange"&gt; </text:p>
      <text:p text:style-name="Text_20_body">&lt;parm name="db"&gt;CDS&lt;/parm&gt; </text:p>
      <text:p text:style-name="Text_20_body">&lt;parm name="count"&gt;5&lt;/parm&gt; </text:p>
      <text:p text:style-name="Text_20_body">&lt;loop&gt; </text:p>
      <text:p text:style-name="Text_20_body">&lt;field action="replace" tag="1" split="flddir"&gt;ALL&lt;/field&gt; </text:p>
      <text:p text:style-name="Text_20_body">&lt;display&gt;&lt;pft&gt;ALL&lt;/pft&gt;&lt;/display&gt; </text:p>
      <text:p text:style-name="Text_20_body">&lt;/loop&gt; </text:p>
      <text:p text:style-name="Text_20_body">&lt;/do&gt; </text:p>
      <text:p text:style-name="Text_20_body">... </text:p>
      <text:p text:style-name="Text_20_body">field.split=occ </text:p>
      <text:p text:style-name="Text_20_body">Indicates that each line of the &lt;field&gt; will be stored in a new occurrence of the field specified by the tag attribute. </text:p>
      <text:p text:style-name="Text_20_body">Example </text:p>
      <text:p text:style-name="Text_20_body">... </text:p>
      <text:p text:style-name="Text_20_body">&lt;field action=replace tag=1 split=occ&gt;&lt;pft&gt;(v200/)&lt;/pft&gt;&lt;/field&gt; </text:p>
      <text:p text:style-name="Text_20_body">... </text:p>
      <text:p text:style-name="Text_20_body">field.tag </text:p>
      <text:p text:style-name="Text_20_body">1. Options: list 2. Can be used in: &lt;field&gt; &lt;parm&gt; 3. Syntax: tag=... </text:p>
      <text:p text:style-name="Text_20_body">The tag attribute is used to specify the field number. Use tag=list to inform that the list of fields will be passed by the argument of the &lt;field&gt; element. </text:p>
      <text:p text:style-name="P4"/>
      <text:p text:style-name="Text_20_body"/>
      <text:p text:style-name="Text_20_body">IsisScript Language Reference Manual IsisScript Reference </text:p>
      <text:p text:style-name="Text_20_body">24 </text:p>
      <text:p text:style-name="Text_20_body">Example </text:p>
      <text:p text:style-name="Text_20_body"><text:soft-page-break/>... </text:p>
      <text:p text:style-name="Text_20_body">&lt;field action=replace tag=2&gt;&lt;pft&gt;v400^b&lt;/pft&gt;&lt;/field&gt; </text:p>
      <text:p text:style-name="Text_20_body">... </text:p>
      <text:p text:style-name="Text_20_body">field.tag=list </text:p>
      <text:p text:style-name="Text_20_body">Informs that the list of fields will be passed by the element argument &lt;field&gt;. </text:p>
      <text:p text:style-name="Text_20_body">Use the comma "," to separate the list of fields. Use the forward slash "/" to indicate a range of fields. Use the open square bracket "[" to inform that the field will be stored with the specified field number after the two character dots ":" and before the closing square bracket "]". </text:p>
      <text:p text:style-name="Text_20_body">Example </text:p>
      <text:p text:style-name="Text_20_body">... </text:p>
      <text:p text:style-name="Text_20_body">&lt;field action=import tag=list&gt;1,2,3,11/19,[30:20]&lt;/field&gt; </text:p>
      <text:p text:style-name="Text_20_body">... </text:p>
      <text:p text:style-name="Text_20_body">field.type </text:p>
      <text:p text:style-name="Text_20_body">1. Options: flag 2. Can be used in: &lt;field&gt; &lt;file&gt; &lt;htmlpft&gt; &lt;list&gt; &lt;pft&gt; </text:p>
      <text:p text:style-name="Text_20_body">3. Syntax: type=... Informs the type of data being accessed. </text:p>
      <text:p text:style-name="Text_20_body">Example </text:p>
      <text:p text:style-name="Text_20_body">... </text:p>
      <text:p text:style-name="Text_20_body">&lt;field action=cgi tag=2011 type=flag&gt;trace&lt;/field&gt; </text:p>
      <text:p text:style-name="Text_20_body">... </text:p>
      <text:p text:style-name="Text_20_body">field.type=flag </text:p>
      <text:p text:style-name="Text_20_body">Informs that the field being accessed from the CGI is of type present / absent. If present and empty, the field content will be stored with On, otherwise the field will be stored with the value passed. This attribute only takes effect withthe action=cgi attribute. </text:p>
      <text:p text:style-name="Text_20_body">Example </text:p>
      <text:p text:style-name="Text_20_body">... </text:p>
      <text:p text:style-name="P4"/>
      <text:p text:style-name="Text_20_body"/>
      <text:p text:style-name="Text_20_body">IsisScript Language Reference Manual IsisScript Reference </text:p>
      <text:p text:style-name="Text_20_body">25 </text:p>
      <text:p text:style-name="Text_20_body">&lt;field action=cgi tag=2011 type=flag&gt;trace&lt;/field&gt; </text:p>
      <text:p text:style-name="Text_20_body">... </text:p>
      <text:p text:style-name="Text_20_body">&lt;file&gt; </text:p>
      <text:p text:style-name="Text_20_body">1. May contain: &lt;pft&gt; 2. Can be used in: &lt;do&gt; &lt;function&gt; &lt;hl&gt; &lt;loop&gt; &lt;section&gt; &lt;update&gt; 3. Attributes: action type </text:p>
      <text:p text:style-name="Text_20_body">4. Syntax: &lt;file&gt; ... &lt;/file&gt; The &lt;file&gt; can be used to create, unlock and close databases data, create temporary files, delete files and change the default output of IsisScript. </text:p>
      <text:p text:style-name="Text_20_body"><text:soft-page-break/>The action attribute informs the action. The type attribute informs the type of file that will suffer the action. </text:p>
      <text:p text:style-name="Text_20_body">Example </text:p>
      <text:p text:style-name="Text_20_body">... </text:p>
      <text:p text:style-name="Text_20_body">&lt;file action=create type=database&gt;TESTX&lt;/file&gt; </text:p>
      <text:p text:style-name="Text_20_body">... </text:p>
      <text:p text:style-name="Text_20_body">file.action </text:p>
      <text:p text:style-name="Text_20_body">1. Options: append close create delete unlock 2. Can be used in: &lt;field&gt; &lt;file&gt; &lt;flow&gt; &lt;function&gt; &lt;htmlpft&gt; &lt;list&gt; &lt;return&gt; 3. Syntax: action=... </text:p>
      <text:p text:style-name="Text_20_body">Informs the action to be performed by the &lt;file&gt; element. </text:p>
      <text:p text:style-name="Text_20_body">Example </text:p>
      <text:p text:style-name="Text_20_body">... </text:p>
      <text:p text:style-name="Text_20_body">&lt;file action=create type=database&gt;TESTX&lt;/file&gt; </text:p>
      <text:p text:style-name="Text_20_body">... </text:p>
      <text:p text:style-name="Text_20_body">file.action=append </text:p>
      <text:p text:style-name="Text_20_body">Opens an output file to add the texts at the end. </text:p>
      <text:p text:style-name="Text_20_body">Example </text:p>
      <text:p text:style-name="Text_20_body">... </text:p>
      <text:p text:style-name="Text_20_body">&lt;file action=append type=output&gt;TEST.LOG&lt;/file&gt; </text:p>
      <text:p text:style-name="Text_20_body">... </text:p>
      <text:p text:style-name="P4"/>
      <text:p text:style-name="Text_20_body"/>
      <text:p text:style-name="Text_20_body">IsisScript Language Reference Manual IsisScript Reference </text:p>
      <text:p text:style-name="Text_20_body">26 </text:p>
      <text:p text:style-name="Text_20_body">file.action=close </text:p>
      <text:p text:style-name="Text_20_body">Close the output file when the type=output attribute or a database when the type=database attribute. </text:p>
      <text:p text:style-name="Text_20_body">Example </text:p>
      <text:p text:style-name="Text_20_body">... </text:p>
      <text:p text:style-name="Text_20_body">&lt;file action=close type=output&gt;TEST.LOG&lt;/file&gt; </text:p>
      <text:p text:style-name="Text_20_body">... </text:p>
      <text:p text:style-name="Text_20_body">file.action=create </text:p>
      <text:p text:style-name="Text_20_body">Combined with the type=output attribute, the action is to create a new output file. exit. Combined with the type=database attribute the action is to initialize a base of data. </text:p>
      <text:p text:style-name="Text_20_body">Example </text:p>
      <text:p text:style-name="Text_20_body">... </text:p>
      <text:p text:style-name="Text_20_body"><text:soft-page-break/>&lt;file action=create type=database&gt;TESTX&lt;/file&gt; </text:p>
      <text:p text:style-name="Text_20_body">... </text:p>
      <text:p text:style-name="Text_20_body">file.action=delete </text:p>
      <text:p text:style-name="Text_20_body">Deletes a file. </text:p>
      <text:p text:style-name="Text_20_body">Example </text:p>
      <text:p text:style-name="Text_20_body">... </text:p>
      <text:p text:style-name="Text_20_body">&lt;file action=delete type=file&gt;TESTX&lt;/file&gt; </text:p>
      <text:p text:style-name="Text_20_body">... </text:p>
      <text:p text:style-name="Text_20_body">file.action=unlock </text:p>
      <text:p text:style-name="Text_20_body">Unlocks a database. The Data Entry Lock and Data Entry Lock values (Exclusive Write Lock) are set to zero. </text:p>
      <text:p text:style-name="Text_20_body">! Records remain unchanged. </text:p>
      <text:p text:style-name="Text_20_body">Example </text:p>
      <text:p text:style-name="P4"/>
      <text:p text:style-name="Text_20_body"/>
      <text:p text:style-name="Text_20_body">IsisScript Language Reference Manual IsisScript Reference </text:p>
      <text:p text:style-name="Text_20_body">27 </text:p>
      <text:p text:style-name="Text_20_body">... </text:p>
      <text:p text:style-name="Text_20_body">&lt;file action=unlock type=database&gt;CDS&lt;/file&gt; </text:p>
      <text:p text:style-name="Text_20_body">... </text:p>
      <text:p text:style-name="Text_20_body">file.type </text:p>
      <text:p text:style-name="Text_20_body">1. Options: database file inverted master output tempfile </text:p>
      <text:p text:style-name="Text_20_body">2. Can be used in: &lt;field&gt; &lt;file&gt; &lt;htmlpft&gt; &lt;list&gt; &lt;pft&gt; 3. Syntax: type=... </text:p>
      <text:p text:style-name="Text_20_body">Informs the type of file targeted by the action. </text:p>
      <text:p text:style-name="Text_20_body">Example </text:p>
      <text:p text:style-name="Text_20_body">... </text:p>
      <text:p text:style-name="Text_20_body">&lt;file action=create type=database&gt;TESTX&lt;/file&gt; </text:p>
      <text:p text:style-name="Text_20_body">... </text:p>
      <text:p text:style-name="Text_20_body">file.type=database </text:p>
      <text:p text:style-name="Text_20_body">Informs that the action acts on a database. </text:p>
      <text:p text:style-name="Text_20_body">Example </text:p>
      <text:p text:style-name="Text_20_body">... </text:p>
      <text:p text:style-name="Text_20_body">&lt;file action=create type=database&gt;TESTX&lt;/file&gt; </text:p>
      <text:p text:style-name="Text_20_body">... </text:p>
      <text:p text:style-name="Text_20_body">file.type=file </text:p>
      <text:p text:style-name="Text_20_body"><text:soft-page-break/>The action is on a file. Valid only for action=delete action. </text:p>
      <text:p text:style-name="Text_20_body">Example </text:p>
      <text:p text:style-name="Text_20_body">... </text:p>
      <text:p text:style-name="Text_20_body">&lt;file action=delete type=file&gt;TEST.LOG&lt;/file&gt; </text:p>
      <text:p text:style-name="Text_20_body">... </text:p>
      <text:p text:style-name="Text_20_body">file.type=inverted </text:p>
      <text:p text:style-name="Text_20_body">Informs that the action acts on the inverted file of a database. </text:p>
      <text:p text:style-name="Text_20_body">Only valid for action=create. </text:p>
      <text:p text:style-name="Text_20_body">Example </text:p>
      <text:p text:style-name="P4"/>
      <text:p text:style-name="Text_20_body"/>
      <text:p text:style-name="Text_20_body">IsisScript Language Reference Manual IsisScript Reference </text:p>
      <text:p text:style-name="Text_20_body">28 </text:p>
      <text:p text:style-name="Text_20_body">... </text:p>
      <text:p text:style-name="Text_20_body">&lt;file action=create type=inverted&gt;TESTX&lt;/file&gt; </text:p>
      <text:p text:style-name="Text_20_body">... </text:p>
      <text:p text:style-name="Text_20_body">file.type=master </text:p>
      <text:p text:style-name="Text_20_body">Informs that the action acts on the master file of a database. </text:p>
      <text:p text:style-name="Text_20_body">Only valid for action=create. </text:p>
      <text:p text:style-name="Text_20_body">Example </text:p>
      <text:p text:style-name="Text_20_body">... </text:p>
      <text:p text:style-name="Text_20_body">&lt;file action=create type=master&gt;TESTX&lt;/file&gt; </text:p>
      <text:p text:style-name="Text_20_body">... </text:p>
      <text:p text:style-name="Text_20_body">file.type=output </text:p>
      <text:p text:style-name="Text_20_body">Informs that the action acts on the output file. </text:p>
      <text:p text:style-name="Text_20_body">Example </text:p>
      <text:p text:style-name="Text_20_body">... </text:p>
      <text:p text:style-name="Text_20_body">&lt;file action=create type=output&gt;TEST.LOG&lt;/file&gt; </text:p>
      <text:p text:style-name="Text_20_body">... </text:p>
      <text:p text:style-name="Text_20_body">file.type=tempfile </text:p>
      <text:p text:style-name="Text_20_body">Informs that the action acts on a temporary file. Valid only for action=create action. </text:p>
      <text:p text:style-name="Text_20_body">The argument informs the number of the field where the name of the single temporary file returned by the operating system. </text:p>
      <text:p text:style-name="Text_20_body">Example </text:p>
      <text:p text:style-name="Text_20_body">... </text:p>
      <text:p text:style-name="Text_20_body"><text:soft-page-break/>&lt;file action=create type=tempfile&gt;4001&lt;/file&gt; </text:p>
      <text:p text:style-name="Text_20_body">... </text:p>
      <text:p text:style-name="Text_20_body">&lt;flow&gt; </text:p>
      <text:p text:style-name="Text_20_body">1. May contain: &lt;pft&gt; </text:p>
      <text:p text:style-name="Text_20_body">2. Can be used in: &lt;do&gt; &lt;function&gt; &lt;hl&gt; &lt;loop&gt; &lt;section&gt; &lt;update&gt; 3. Attributes: action </text:p>
      <text:p text:style-name="P4"/>
      <text:p text:style-name="Text_20_body"/>
      <text:p text:style-name="Text_20_body">IsisScript Language Reference Manual IsisScript Reference </text:p>
      <text:p text:style-name="Text_20_body">29 </text:p>
      <text:p text:style-name="Text_20_body">4. Syntax: &lt;flow&gt; ... &lt;/flow&gt; The &lt;flow&gt; is used to bypass the execution sequence of IsisScript instructions. </text:p>
      <text:p text:style-name="Text_20_body">The action attribute informs the action. </text:p>
      <text:p text:style-name="Text_20_body">Example </text:p>
      <text:p text:style-name="Text_20_body">... </text:p>
      <text:p text:style-name="Text_20_body">&lt;flow action=jump&gt;&lt;pft&gt;if p(v1) then 'GO' fi&lt;/pft&gt;&lt;/flow&gt; </text:p>
      <text:p text:style-name="Text_20_body">&lt;display&gt;Field 1 absent&lt;/display&gt; </text:p>
      <text:p text:style-name="Text_20_body">&lt;flow action=exit&gt;1&lt;/flow&gt; </text:p>
      <text:p text:style-name="Text_20_body">&lt;label&gt;GO&lt;/label&gt; </text:p>
      <text:p text:style-name="Text_20_body">&lt;display&gt;Field 1 present, continue&lt;/display&gt; </text:p>
      <text:p text:style-name="Text_20_body">... </text:p>
      <text:p text:style-name="Text_20_body">... </text:p>
      <text:p text:style-name="Text_20_body">flow.action </text:p>
      <text:p text:style-name="Text_20_body">1. Options: exit jump skip </text:p>
      <text:p text:style-name="Text_20_body">2. Can be used in: &lt;field&gt; &lt;field&gt; &lt;flow&gt; &lt;function&gt; &lt;htmlpft&gt; &lt;list&gt; &lt;return&gt; 3. Syntax: action=... </text:p>
      <text:p text:style-name="Text_20_body">Informs the action that the &lt;flow&gt; should follow. </text:p>
      <text:p text:style-name="Text_20_body">Example </text:p>
      <text:p text:style-name="Text_20_body">... </text:p>
      <text:p text:style-name="Text_20_body">&lt;flow action=jump&gt;&lt;pft&gt;if p(v1) then 'GO' fi&lt;/pft&gt;&lt;/flow&gt; </text:p>
      <text:p text:style-name="Text_20_body">&lt;display&gt;Field 1 absent&lt;/display&gt; </text:p>
      <text:p text:style-name="Text_20_body">&lt;flow action=exit&gt;1&lt;/flow&gt; </text:p>
      <text:p text:style-name="Text_20_body">&lt;label&gt;GO&lt;/label&gt; </text:p>
      <text:p text:style-name="Text_20_body">&lt;display&gt;Field 1 present, continue&lt;/display&gt; </text:p>
      <text:p text:style-name="Text_20_body">... </text:p>
      <text:p text:style-name="Text_20_body">... </text:p>
      <text:p text:style-name="Text_20_body">flow.action=exit </text:p>
      <text:p text:style-name="Text_20_body"><text:soft-page-break/>Ends the current IsisScript execution. The argument of the &lt;flow&gt; informs the code to be returned to the operational system. </text:p>
      <text:p text:style-name="Text_20_body">Example </text:p>
      <text:p text:style-name="Text_20_body">... </text:p>
      <text:p text:style-name="P4"/>
      <text:p text:style-name="Text_20_body"/>
      <text:p text:style-name="Text_20_body">IsisScript Language Reference Manual IsisScript Reference </text:p>
      <text:p text:style-name="Text_20_body">30 </text:p>
      <text:p text:style-name="Text_20_body">&lt;flow action=jump&gt;&lt;pft&gt;if p(v1) then 'GO' fi&lt;/pft&gt;&lt;/flow&gt; </text:p>
      <text:p text:style-name="Text_20_body">&lt;display&gt;Field 1 absent&lt;/display&gt; </text:p>
      <text:p text:style-name="Text_20_body">&lt;flow action=exit&gt;1&lt;/flow&gt; </text:p>
      <text:p text:style-name="Text_20_body">&lt;label&gt;GO&lt;/label&gt; </text:p>
      <text:p text:style-name="Text_20_body">&lt;display&gt;Field 1 present, continue&lt;/display&gt; </text:p>
      <text:p text:style-name="Text_20_body">... </text:p>
      <text:p text:style-name="Text_20_body">... </text:p>
      <text:p text:style-name="Text_20_body">flow.action=jump </text:p>
      <text:p text:style-name="Text_20_body">Switches IsisScript execution to the &lt;label&gt; corresponding. The statement argument &lt;flow&gt; inform the destination. </text:p>
      <text:p text:style-name="Text_20_body">Example </text:p>
      <text:p text:style-name="Text_20_body">... </text:p>
      <text:p text:style-name="Text_20_body">&lt;flow action=jump&gt;&lt;pft&gt;if p(v1) then 'GO' fi&lt;/pft&gt;&lt;/flow&gt; </text:p>
      <text:p text:style-name="Text_20_body">&lt;display&gt;Field 1 absent&lt;/display&gt; </text:p>
      <text:p text:style-name="Text_20_body">&lt;flow action=exit&gt;1&lt;/flow&gt; </text:p>
      <text:p text:style-name="Text_20_body">&lt;label&gt;GO&lt;/label&gt; </text:p>
      <text:p text:style-name="Text_20_body">&lt;display&gt;Field 1 present, continue&lt;/display&gt; </text:p>
      <text:p text:style-name="Text_20_body">... </text:p>
      <text:p text:style-name="Text_20_body">... </text:p>
      <text:p text:style-name="Text_20_body">flow.action=skip </text:p>
      <text:p text:style-name="Text_20_body">Switches IsisScript execution to the beginning of the &lt;loop&gt; of the current scope or leaves the current scope and returns to the previous scope. The argument of the &lt;flow&gt; should be Next or Quit respectively. </text:p>
      <text:p text:style-name="Text_20_body">Example </text:p>
      <text:p text:style-name="Text_20_body">... </text:p>
      <text:p text:style-name="Text_20_body">&lt;do&gt; </text:p>
      <text:p text:style-name="Text_20_body">&lt;parm name=db&gt;CDS&lt;/db&gt; </text:p>
      <text:p text:style-name="Text_20_body">&lt;loop&gt; </text:p>
      <text:p text:style-name="Text_20_body"><text:soft-page-break/>&lt;flow action=skip&gt; </text:p>
      <text:p text:style-name="Text_20_body">&lt;pft&gt;if a(v24) then 'Next' </text:p>
      <text:p text:style-name="Text_20_body">else if val(v26^c) &gt; 1989 then 'Quit' fi </text:p>
      <text:p text:style-name="Text_20_body">&lt;/pft&gt; </text:p>
      <text:p text:style-name="Text_20_body">&lt;/flow&gt; </text:p>
      <text:p text:style-name="P4"/>
      <text:p text:style-name="Text_20_body"/>
      <text:p text:style-name="Text_20_body">IsisScript Language Reference Manual IsisScript Reference </text:p>
      <text:p text:style-name="Text_20_body">31 </text:p>
      <text:p text:style-name="Text_20_body">&lt;display&gt;&lt;pft&gt;@CDS.PFT&lt;/pft&gt;&lt;/display&gt; </text:p>
      <text:p text:style-name="Text_20_body">&lt;/loop&gt; </text:p>
      <text:p text:style-name="Text_20_body">&lt;/do&gt; </text:p>
      <text:p text:style-name="Text_20_body">... </text:p>
      <text:p text:style-name="Text_20_body">&lt;function&gt; </text:p>
      <text:p text:style-name="Text_20_body">1. May contain: &lt;call&gt; &lt;cgitable&gt; &lt;defines&gt; &lt;display&gt; &lt;do&gt; &lt;export&gt; &lt;extract&gt; &lt;field&gt; &lt;file&gt; &lt;flow&gt; &lt;hl&gt; &lt;label&gt; &lt;list&gt; &lt;parm&gt; &lt;proc&gt; &lt;return&gt; &lt;trace&gt; </text:p>
      <text:p text:style-name="Text_20_body">2. Can be used in: &lt;IsisScript&gt; 3. Attributes: action from name split tag 4. Syntax: &lt;function&gt; ... &lt;/function&gt; </text:p>
      <text:p text:style-name="Text_20_body">The &lt;function&gt; starts a function declaration block. Use action, tag and split attributes to receive parameters as described for the &lt;field&gt; element. </text:p>
      <text:p text:style-name="Text_20_body">Example </text:p>
      <text:p text:style-name="Text_20_body">... </text:p>
      <text:p text:style-name="Text_20_body">&lt;function name="Test" action="replace" tag="1"&gt; </text:p>
      <text:p text:style-name="Text_20_body">&lt;display&gt;Inside Test function&lt;br&gt;&lt;/display&gt; </text:p>
      <text:p text:style-name="Text_20_body">&lt;display&gt;&lt;pft&gt;'Field 1 = ',v1&lt;/pft&gt;&lt;/display&gt; </text:p>
      <text:p text:style-name="Text_20_body">&lt;/function&gt; </text:p>
      <text:p text:style-name="Text_20_body">... </text:p>
      <text:p text:style-name="Text_20_body">function.action </text:p>
      <text:p text:style-name="Text_20_body">See: &lt;field action=...&gt; </text:p>
      <text:p text:style-name="Text_20_body">Passing parameters to the function. It has the same functionality as the action attribute of the &lt;field&gt; element. </text:p>
      <text:p text:style-name="Text_20_body">Example </text:p>
      <text:p text:style-name="Text_20_body">... </text:p>
      <text:p text:style-name="Text_20_body">&lt;function name="Test" action="replace" tag="1"&gt; </text:p>
      <text:p text:style-name="Text_20_body">&lt;display&gt;Inside Test function&lt;br&gt;&lt;/display&gt; </text:p>
      <text:p text:style-name="Text_20_body">&lt;display&gt;&lt;pft&gt;'Field 1 = ',v1&lt;/pft&gt;&lt;/display&gt; </text:p>
      <text:p text:style-name="Text_20_body"><text:soft-page-break/>&lt;/function&gt; </text:p>
      <text:p text:style-name="Text_20_body">... </text:p>
      <text:p text:style-name="P4"/>
      <text:p text:style-name="Text_20_body"/>
      <text:p text:style-name="Text_20_body">IsisScript Language Reference Manual IsisScript Reference </text:p>
      <text:p text:style-name="Text_20_body">32 </text:p>
      <text:p text:style-name="Text_20_body">function.from </text:p>
      <text:p text:style-name="Text_20_body">See: &lt;field from=...&gt; Passing parameters to the function. </text:p>
      <text:p text:style-name="Text_20_body">It has the same functionality as the from attribute of the &lt;field&gt; element. </text:p>
      <text:p text:style-name="Text_20_body">Example </text:p>
      <text:p text:style-name="Text_20_body">... </text:p>
      <text:p text:style-name="Text_20_body">&lt;function name="Test" action="replace" tag="1"&gt; </text:p>
      <text:p text:style-name="Text_20_body">&lt;display&gt;Inside Test function&lt;br&gt;&lt;/display&gt; </text:p>
      <text:p text:style-name="Text_20_body">&lt;display&gt;&lt;pft&gt;'Field 1 = ',v1&lt;/pft&gt;&lt;/display&gt; </text:p>
      <text:p text:style-name="Text_20_body">&lt;/function&gt; </text:p>
      <text:p text:style-name="Text_20_body">... </text:p>
      <text:p text:style-name="Text_20_body">function.name </text:p>
      <text:p text:style-name="Text_20_body">1. can be useddo em: &lt;call&gt; &lt;function&gt; &lt;IsisScript&gt; &lt;section&gt; 2. Syntax: name=... </text:p>
      <text:p text:style-name="Text_20_body">The name attribute identifies the function being declared. </text:p>
      <text:p text:style-name="Text_20_body">This name will be used by the &lt;call&gt; to call the function. </text:p>
      <text:p text:style-name="Text_20_body">Example </text:p>
      <text:p text:style-name="Text_20_body">... </text:p>
      <text:p text:style-name="Text_20_body">&lt;function name="Test" action="replace" tag="1"&gt; </text:p>
      <text:p text:style-name="Text_20_body">&lt;display&gt;Inside Test function&lt;br&gt;&lt;/display&gt; </text:p>
      <text:p text:style-name="Text_20_body">&lt;display&gt;&lt;pft&gt;'Field 1 = ',v1&lt;/pft&gt;&lt;/display&gt; </text:p>
      <text:p text:style-name="Text_20_body">&lt;/function&gt; </text:p>
      <text:p text:style-name="Text_20_body">... </text:p>
      <text:p text:style-name="Text_20_body">function.split </text:p>
      <text:p text:style-name="Text_20_body">See: &lt;field split=...&gt; Passing parameters to the function. It has the same functionality as the split attribute of the &lt;field&gt; element. </text:p>
      <text:p text:style-name="Text_20_body">Example </text:p>
      <text:p text:style-name="Text_20_body">... </text:p>
      <text:p text:style-name="Text_20_body">&lt;function name="Test" action="replace" tag="1"&gt; </text:p>
      <text:p text:style-name="Text_20_body">&lt;display&gt;Inside Test function&lt;br&gt;&lt;/display&gt; </text:p>
      <text:p text:style-name="Text_20_body">&lt;display&gt;&lt;pft&gt;'Field 1 = ',v1&lt;/pft&gt;&lt;/display&gt; </text:p>
      <text:p text:style-name="P4"><text:soft-page-break/></text:p>
      <text:p text:style-name="Text_20_body"/>
      <text:p text:style-name="Text_20_body">IsisScript Language Reference Manual IsisScript Reference </text:p>
      <text:p text:style-name="Text_20_body">33 </text:p>
      <text:p text:style-name="Text_20_body">&lt;/function&gt; </text:p>
      <text:p text:style-name="Text_20_body">... </text:p>
      <text:p text:style-name="Text_20_body">function.tag </text:p>
      <text:p text:style-name="Text_20_body">See: &lt;field tag=...&gt; Passing parameters to the function. It has the same functionality as the tag attribute of the &lt;field&gt; element. </text:p>
      <text:p text:style-name="Text_20_body">Example </text:p>
      <text:p text:style-name="Text_20_body">... </text:p>
      <text:p text:style-name="Text_20_body">&lt;function name="Test" action="replace" tag="1"&gt; </text:p>
      <text:p text:style-name="Text_20_body">&lt;display&gt;Inside Test function&lt;br&gt;&lt;/display&gt; </text:p>
      <text:p text:style-name="Text_20_body">&lt;display&gt;&lt;pft&gt;'Field 1 = ',v1&lt;/pft&gt;&lt;/display&gt; </text:p>
      <text:p text:style-name="Text_20_body">&lt;/function&gt; </text:p>
      <text:p text:style-name="Text_20_body">... </text:p>
      <text:p text:style-name="Text_20_body">&lt;hl&gt; </text:p>
      <text:p text:style-name="Text_20_body">1. May contain: &lt;call&gt; &lt;cgitable&gt; &lt;defines&gt; &lt;display&gt; &lt;do&gt; &lt;export&gt; &lt;extract&gt; &lt;field&gt; &lt;file&gt; &lt;flow&gt; &lt;label&gt; &lt;list&gt; &lt;parm&gt; &lt;proc&gt; &lt;trace&gt; </text:p>
      <text:p text:style-name="Text_20_body">2. Can be used in: &lt;do&gt; &lt;function&gt; &lt;loop&gt; &lt;section&gt; &lt;update&gt; 3. Syntax: &lt;loop&gt; ... &lt;/loop&gt; </text:p>
      <text:p text:style-name="Text_20_body">The &lt;hl&gt; starts a block of instructions for highlighting text. </text:p>
      <text:p text:style-name="Text_20_body">Example </text:p>
      <text:p text:style-name="Text_20_body">... </text:p>
      <text:p text:style-name="Text_20_body">&lt;hl&gt; </text:p>
      <text:p text:style-name="Text_20_body">&lt;parm name="prefix"&gt;&lt;b&gt;&lt;/parm&gt; </text:p>
      <text:p text:style-name="Text_20_body">&lt;parm name="suffix"&gt;&lt;/b&gt;&lt;/parm&gt; </text:p>
      <text:p text:style-name="Text_20_body">&lt;parm name="keys"&gt;&lt;pft&gt;(v1022/)&lt;/pft&gt;&lt;/parm&gt; </text:p>
      <text:p text:style-name="Text_20_body">&lt;field action="hl" tag="18"&gt;&lt;pft&gt;v18&lt;/pft&gt;&lt;/field&gt; </text:p>
      <text:p text:style-name="Text_20_body">&lt;display&gt;&lt;pft&gt;ALL&lt;/pft&gt;&lt;/display&gt; </text:p>
      <text:p text:style-name="Text_20_body">&lt;/hl&gt; </text:p>
      <text:p text:style-name="Text_20_body">... </text:p>
      <text:p text:style-name="P4"/>
      <text:p text:style-name="Text_20_body"/>
      <text:p text:style-name="Text_20_body">IsisScript Language Reference Manual IsisScript Reference </text:p>
      <text:p text:style-name="Text_20_body">34 </text:p>
      <text:p text:style-name="Text_20_body"><text:soft-page-break/>&lt;htmlpft&gt; </text:p>
      <text:p text:style-name="Text_20_body">1. May contain: &lt;pft&gt; 2. Can be used in: &lt;display&gt; </text:p>
      <text:p text:style-name="Text_20_body">3. Attributes: action type 4. Syntax: &lt;htmlpft&gt; ... &lt;/htmlpft&gt; </text:p>
      <text:p text:style-name="Text_20_body">Interprets and formats an HTML file that contains language instructions of format. </text:p>
      <text:p text:style-name="Text_20_body">Example </text:p>
      <text:p text:style-name="Text_20_body">... </text:p>
      <text:p text:style-name="Text_20_body">&lt;display&gt; </text:p>
      <text:p text:style-name="Text_20_body">&lt;htmlpft&gt;&lt;pft&gt;cat('Test.htm')&lt;/pft&gt;&lt;/htmlpft&gt; </text:p>
      <text:p text:style-name="Text_20_body">&lt;/display&gt; </text:p>
      <text:p text:style-name="Text_20_body">... </text:p>
      <text:p text:style-name="Text_20_body">htmlpft.action </text:p>
      <text:p text:style-name="Text_20_body">1. Options: convert 2. Can be used in: &lt;field&gt; &lt;file&gt; &lt;flow&gt; &lt;function&gt; &lt;htmlpft&gt; &lt;list&gt; &lt;return&gt; 3. Syntax: action=... </text:p>
      <text:p text:style-name="Text_20_body">Specifies an action other than the default action of the &lt;htmlpft&gt; element. </text:p>
      <text:p text:style-name="Text_20_body">Example </text:p>
      <text:p text:style-name="Text_20_body">... </text:p>
      <text:p text:style-name="Text_20_body">&lt;file action=create type=output&gt;TEST.PFT&lt;/file&gt; </text:p>
      <text:p text:style-name="Text_20_body">&lt;display&gt; </text:p>
      <text:p text:style-name="Text_20_body">&lt;htmlpft action=convert&gt; </text:p>
      <text:p text:style-name="Text_20_body">&lt;pft&gt;cat('TEST.HTML')&lt;/pft&gt; </text:p>
      <text:p text:style-name="Text_20_body">&lt;/htmlpft&gt; </text:p>
      <text:p text:style-name="Text_20_body">&lt;/display&gt; </text:p>
      <text:p text:style-name="Text_20_body">&lt;file action=close type=output&gt;now&lt;/file&gt; </text:p>
      <text:p text:style-name="Text_20_body">... </text:p>
      <text:p text:style-name="Text_20_body">htmlpft.action=convert </text:p>
      <text:p text:style-name="Text_20_body">Converts HTML with format specifications to a format, but does not interpret the converted format, shows the generated specification. </text:p>
      <text:p text:style-name="Text_20_body">Example </text:p>
      <text:p text:style-name="P4"/>
      <text:p text:style-name="Text_20_body"/>
      <text:p text:style-name="Text_20_body">IsisScript Language Reference Manual IsisScript Reference </text:p>
      <text:p text:style-name="Text_20_body">35 </text:p>
      <text:p text:style-name="Text_20_body">... </text:p>
      <text:p text:style-name="Text_20_body">&lt;file action=create type=output&gt;TEST.PFT&lt;/file&gt; </text:p>
      <text:p text:style-name="Text_20_body">&lt;display&gt; </text:p>
      <text:p text:style-name="Text_20_body"><text:soft-page-break/>&lt;htmlpft action=convert&gt; </text:p>
      <text:p text:style-name="Text_20_body">&lt;pft&gt;cat('TEST.HTML')&lt;/pft&gt; </text:p>
      <text:p text:style-name="Text_20_body">&lt;/htmlpft&gt; </text:p>
      <text:p text:style-name="Text_20_body">&lt;/display&gt; </text:p>
      <text:p text:style-name="Text_20_body">&lt;file action=close type=output&gt;now&lt;/file&gt; </text:p>
      <text:p text:style-name="Text_20_body">... </text:p>
      <text:p text:style-name="Text_20_body">htmlpft.type </text:p>
      <text:p text:style-name="Text_20_body">See: &lt;pft type=...&gt; </text:p>
      <text:p text:style-name="Text_20_body">Type of action to be taken to execute the format. </text:p>
      <text:p text:style-name="Text_20_body">Example </text:p>
      <text:p text:style-name="Text_20_body">... </text:p>
      <text:p text:style-name="Text_20_body">&lt;display&gt; </text:p>
      <text:p text:style-name="Text_20_body">&lt;htmlpft type=reload&gt; </text:p>
      <text:p text:style-name="Text_20_body">&lt;pft&gt;cat('Test.htm')&lt;/pft&gt; </text:p>
      <text:p text:style-name="Text_20_body">&lt;/htmlpft&gt; </text:p>
      <text:p text:style-name="Text_20_body">&lt;/display&gt; </text:p>
      <text:p text:style-name="Text_20_body">... </text:p>
      <text:p text:style-name="Text_20_body">&lt;label&gt; </text:p>
      <text:p text:style-name="Text_20_body">1. Can be used in: &lt;do&gt; &lt;function&gt; &lt;hl&gt; &lt;loop&gt; &lt;section&gt; &lt;update&gt; </text:p>
      <text:p text:style-name="Text_20_body">2. Syntax: &lt;label&gt; ... &lt;/label&gt; The &lt;label&gt; indicates a point to which IsisScript can branch the sequence of instructions execution through the &lt;flow element action=jump&gt;. </text:p>
      <text:p text:style-name="Text_20_body">Example </text:p>
      <text:p text:style-name="Text_20_body">... </text:p>
      <text:p text:style-name="Text_20_body">&lt;field action=cgi tag=2001&gt;db&lt;/field&gt; </text:p>
      <text:p text:style-name="Text_20_body">&lt;flow action=jump&gt;&lt;pft&gt;if p(v2001) then 'OK' fi&lt;/flow&gt; </text:p>
      <text:p text:style-name="Text_20_body">&lt;display&gt;db parameter absent, must exit&lt;/display&gt; </text:p>
      <text:p text:style-name="Text_20_body">&lt;flow action=exit&gt;0&lt;/exit&gt; </text:p>
      <text:p text:style-name="P4"/>
      <text:p text:style-name="Text_20_body"/>
      <text:p text:style-name="Text_20_body">IsisScript Language Reference Manual IsisScript Reference </text:p>
      <text:p text:style-name="Text_20_body">36 </text:p>
      <text:p text:style-name="Text_20_body">&lt;label&gt;OK&lt;/label&gt; </text:p>
      <text:p text:style-name="Text_20_body">&lt;display&gt;db parameter present, continue&lt;/display&gt; </text:p>
      <text:p text:style-name="Text_20_body">... </text:p>
      <text:p text:style-name="Text_20_body">&lt;list&gt; </text:p>
      <text:p text:style-name="Text_20_body"><text:soft-page-break/>1. May contain: &lt;pft&gt; </text:p>
      <text:p text:style-name="Text_20_body">2. Can be used in: &lt;do&gt; &lt;function&gt; &lt;hl&gt; &lt;loop&gt; &lt;section&gt; &lt;update&gt; 3. Attributes: action type 4. Syntax: &lt;list&gt; ... &lt;/list&gt; </text:p>
      <text:p text:style-name="Text_20_body">The &lt;list&gt; changes IsisScript's internal list. The options are: add items to the list or delete all items from the list. The action attribute indicates the option. </text:p>
      <text:p text:style-name="Text_20_body">The type attribute indicates the type of list. </text:p>
      <text:p text:style-name="Text_20_body">Example </text:p>
      <text:p text:style-name="Text_20_body">... </text:p>
      <text:p text:style-name="Text_20_body">&lt;list action=load type=freq&gt;&lt;pft&gt;(v66/)&lt;/pft&gt;&lt;/list&gt; </text:p>
      <text:p text:style-name="Text_20_body">... </text:p>
      <text:p text:style-name="Text_20_body">list.action </text:p>
      <text:p text:style-name="Text_20_body">1. Options: delete load 2. Can be used in: &lt;field&gt; &lt;file&gt; &lt;flow&gt; &lt;function&gt; &lt;htmlpft&gt; &lt;list&gt; &lt;return&gt; </text:p>
      <text:p text:style-name="Text_20_body">3. Syntax: action=... Informs the action to be performed in the IsisScript list. </text:p>
      <text:p text:style-name="Text_20_body">Example </text:p>
      <text:p text:style-name="Text_20_body">... </text:p>
      <text:p text:style-name="Text_20_body">&lt;list action=load type=freq&gt;&lt;pft&gt;(v66/)&lt;/pft&gt;&lt;/list&gt; </text:p>
      <text:p text:style-name="Text_20_body">... </text:p>
      <text:p text:style-name="Text_20_body">list.action=delete </text:p>
      <text:p text:style-name="Text_20_body">Deletes all items from the list. </text:p>
      <text:p text:style-name="Text_20_body">Example </text:p>
      <text:p text:style-name="Text_20_body">... </text:p>
      <text:p text:style-name="Text_20_body">&lt;list action=delete&gt;now&lt;/list&gt; </text:p>
      <text:p text:style-name="P4"/>
      <text:p text:style-name="Text_20_body"/>
      <text:p text:style-name="Text_20_body">IsisScript Language Reference Manual IsisScript Reference </text:p>
      <text:p text:style-name="Text_20_body">37 </text:p>
      <text:p text:style-name="Text_20_body">... </text:p>
      <text:p text:style-name="Text_20_body">list.action=load </text:p>
      <text:p text:style-name="Text_20_body">Adds new items to the list. Each line informed by the argument will be a new item in the list. </text:p>
      <text:p text:style-name="Text_20_body">Example </text:p>
      <text:p text:style-name="Text_20_body">... </text:p>
      <text:p text:style-name="Text_20_body">&lt;list action=load type=freq&gt;&lt;pft&gt;(v66/)&lt;/pft&gt;&lt;/list&gt; </text:p>
      <text:p text:style-name="Text_20_body">... </text:p>
      <text:p text:style-name="Text_20_body">list.type </text:p>
      <text:p text:style-name="Text_20_body">1. Options: freq list sort 2. Can be used in: &lt;field&gt; &lt;file&gt; &lt;htmlpft&gt; &lt;list&gt; &lt;pft&gt; </text:p>
      <text:p text:style-name="Text_20_body"><text:soft-page-break/>Informs the type of storage in the list. </text:p>
      <text:p text:style-name="Text_20_body">Example </text:p>
      <text:p text:style-name="Text_20_body">... </text:p>
      <text:p text:style-name="Text_20_body">&lt;list action=load type=freq&gt;&lt;pft&gt;(v66/)&lt;/pft&gt;&lt;/list&gt; </text:p>
      <text:p text:style-name="Text_20_body">... </text:p>
      <text:p text:style-name="Text_20_body">list.type=freq </text:p>
      <text:p text:style-name="Text_20_body">Item frequency count list. A repeated item is not inserted into the list, it is added to the total of occurrences of that item. </text:p>
      <text:p text:style-name="Text_20_body">Example </text:p>
      <text:p text:style-name="Text_20_body">... </text:p>
      <text:p text:style-name="Text_20_body">&lt;list action=load type=freq&gt;&lt;pft&gt;(v66/)&lt;/pft&gt;&lt;/list&gt; </text:p>
      <text:p text:style-name="Text_20_body">... </text:p>
      <text:p text:style-name="Text_20_body">list.type=list </text:p>
      <text:p text:style-name="Text_20_body">The unordered list of items. </text:p>
      <text:p text:style-name="Text_20_body">Example </text:p>
      <text:p text:style-name="Text_20_body">... </text:p>
      <text:p text:style-name="Text_20_body">&lt;list action=load type=list&gt;&lt;pft&gt;(v66/)&lt;/pft&gt;&lt;/list&gt; </text:p>
      <text:p text:style-name="P4"/>
      <text:p text:style-name="Text_20_body"/>
      <text:p text:style-name="Text_20_body">IsisScript Language Reference Manual IsisScript Reference </text:p>
      <text:p text:style-name="Text_20_body">38 </text:p>
      <text:p text:style-name="Text_20_body">... </text:p>
      <text:p text:style-name="Text_20_body">list.type=sort </text:p>
      <text:p text:style-name="Text_20_body">The list is sorted by the content of the item. </text:p>
      <text:p text:style-name="Text_20_body">Example </text:p>
      <text:p text:style-name="Text_20_body">... </text:p>
      <text:p text:style-name="Text_20_body">&lt;list action=load type=sort&gt;&lt;pft&gt;(v66/)&lt;/pft&gt;&lt;/list&gt; </text:p>
      <text:p text:style-name="Text_20_body">... </text:p>
      <text:p text:style-name="Text_20_body">&lt;loop&gt; </text:p>
      <text:p text:style-name="Text_20_body">1. May contain: &lt;call&gt; &lt;cgitable&gt; &lt;defines&gt; &lt;display&gt; &lt;do&gt; &lt;export&gt; &lt;extract&gt; &lt;field&gt; &lt;file&gt; &lt;flow&gt; &lt;hl&gt; &lt;label&gt; &lt;list&gt; &lt;parm&gt; &lt;proc&gt; &lt;return&gt; &lt;trace&gt; </text:p>
      <text:p text:style-name="Text_20_body">2. Can be used in: &lt;do&gt; 3. Syntax: &lt;loop&gt; ... &lt;/loop&gt; </text:p>
      <text:p text:style-name="Text_20_body">The &lt;loop&gt; indicates a group of instructions that will be repeated for all data found according to the task type specified in the element &lt;do&gt; corresponding. </text:p>
      <text:p text:style-name="Text_20_body">Example </text:p>
      <text:p text:style-name="Text_20_body"><text:soft-page-break/>... </text:p>
      <text:p text:style-name="Text_20_body">&lt;do task=search&gt; </text:p>
      <text:p text:style-name="Text_20_body">&lt;parm name=db&gt; &lt;pft&gt;v2001&lt;/pft&gt;&lt;/parm&gt; </text:p>
      <text:p text:style-name="Text_20_body">&lt;parm name=expression&gt;&lt;pft&gt;v2005&lt;/pft&gt;&lt;/parm&gt; </text:p>
      <text:p text:style-name="Text_20_body">&lt;loop&gt; </text:p>
      <text:p text:style-name="Text_20_body">&lt;display&gt;&lt;pft&gt;mfn/&lt;/pft&gt;&lt;/display&gt; </text:p>
      <text:p text:style-name="Text_20_body">&lt;/loop&gt; </text:p>
      <text:p text:style-name="Text_20_body">&lt;/do&gt; </text:p>
      <text:p text:style-name="Text_20_body">... </text:p>
      <text:p text:style-name="Text_20_body">&lt;parm&gt; </text:p>
      <text:p text:style-name="Text_20_body">1. May contain: &lt;pft&gt; 2. Can be used in: &lt;do&gt; &lt;function&gt; &lt;hl&gt; &lt;loop&gt; &lt;section&gt; &lt;update&gt; 3. Attributes: name tag type 4. Syntax: &lt;parm&gt; ... &lt;/parm&gt; </text:p>
      <text:p text:style-name="P4"/>
      <text:p text:style-name="Text_20_body"/>
      <text:p text:style-name="Text_20_body">IsisScript Language Reference Manual IsisScript Reference </text:p>
      <text:p text:style-name="Text_20_body">39 </text:p>
      <text:p text:style-name="Text_20_body">The &lt;parm&gt; informs a parameter to the block of instructions when which belongs. </text:p>
      <text:p text:style-name="Text_20_body">Example </text:p>
      <text:p text:style-name="Text_20_body">... </text:p>
      <text:p text:style-name="Text_20_body">&lt;do task=search&gt; </text:p>
      <text:p text:style-name="Text_20_body">&lt;parm name=db&gt; &lt;pft&gt;v2001&lt;/pft&gt;&lt;/parm&gt; </text:p>
      <text:p text:style-name="Text_20_body">&lt;parm name=expression&gt;&lt;pft&gt;v2005&lt;/pft&gt;&lt;/parm&gt; </text:p>
      <text:p text:style-name="Text_20_body">&lt;loop&gt; </text:p>
      <text:p text:style-name="Text_20_body">&lt;display&gt;&lt;pft&gt;mfn/&lt;/pft&gt;&lt;/display&gt; </text:p>
      <text:p text:style-name="Text_20_body">&lt;/loop&gt; </text:p>
      <text:p text:style-name="Text_20_body">&lt;/do&gt; </text:p>
      <text:p text:style-name="Text_20_body">... </text:p>
      <text:p text:style-name="Text_20_body">parm.name </text:p>
      <text:p text:style-name="Text_20_body">1. Options: actab buffersize cipar count db decode delimiter expire expression file freqsum from fst gizmo indexlist key keyfield keylength keys keysdb lockid maxlk mfn posting posttag prefix reset reverse sort stw suffix task to type uctab </text:p>
      <text:p text:style-name="Text_20_body">2. Can be used in: &lt;call&gt; &lt;function&gt; &lt;IsisScript&gt; &lt;parm&gt; &lt;section&gt; </text:p>
      <text:p text:style-name="Text_20_body">3. Syntax: name=... Parameter name. </text:p>
      <text:p text:style-name="Text_20_body">Example </text:p>
      <text:p text:style-name="Text_20_body">&lt;IsisScript&gt; </text:p>
      <text:p text:style-name="Text_20_body"><text:soft-page-break/>&lt;section&gt; </text:p>
      <text:p text:style-name="Text_20_body">&lt;parm name=actab&gt;&lt;pft&gt;cat('IISAC.TAB')&lt;/pft&gt;&lt;/parm&gt; </text:p>
      <text:p text:style-name="Text_20_body">&lt;parm name=uctab&gt;&lt;pft&gt;cat('ISISUC.TAB')&lt;/pft&gt;&lt;/parm&gt; </text:p>
      <text:p text:style-name="Text_20_body">&lt;parm cipar&gt;&lt;pft&gt;'CDS.*=/bases/cds/cds.*'/, </text:p>
      <text:p text:style-name="Text_20_body">'ACTAB=/isis/menu/isisac.tab'/&lt;/pft&gt; </text:p>
      <text:p text:style-name="Text_20_body">'UCTAB=/isis/menu/isisuc.tab'/&lt;/pft&gt; </text:p>
      <text:p text:style-name="Text_20_body">&lt;/parm&gt; </text:p>
      <text:p text:style-name="Text_20_body">&lt;do task=search&gt; </text:p>
      <text:p text:style-name="Text_20_body">&lt;parm name=db&gt;CDS&lt;/parm&gt; </text:p>
      <text:p text:style-name="Text_20_body">&lt;parm name=expression&gt;plants*water&lt;/parm&gt; </text:p>
      <text:p text:style-name="Text_20_body">&lt;parm name=to&gt;10&lt;/parm&gt; </text:p>
      <text:p text:style-name="Text_20_body">&lt;loop&gt; </text:p>
      <text:p text:style-name="Text_20_body">... </text:p>
      <text:p text:style-name="Text_20_body">&lt;/loop&gt; </text:p>
      <text:p text:style-name="P4"/>
      <text:p text:style-name="Text_20_body"/>
      <text:p text:style-name="Text_20_body">IsisScript Language Reference Manual IsisScript Reference </text:p>
      <text:p text:style-name="Text_20_body">40 </text:p>
      <text:p text:style-name="Text_20_body">&lt;/do&gt; </text:p>
      <text:p text:style-name="Text_20_body">... </text:p>
      <text:p text:style-name="Text_20_body">&lt;/section&gt; </text:p>
      <text:p text:style-name="Text_20_body">&lt;/IsisScript&gt; </text:p>
      <text:p text:style-name="Text_20_body">parm.name=actab </text:p>
      <text:p text:style-name="Text_20_body">Changes the IsisScript alphabetic character table during the current session. </text:p>
      <text:p text:style-name="Text_20_body">The alphabetic character table informs, for the file update inverted and for extracting keys, which characters will be considered like alphabetic. </text:p>
      <text:p text:style-name="Text_20_body">Characters that are not in the table will be considered as delimiters. In a section without the &lt;parm name=actab&gt; IsisScript takes over the table ANSI. </text:p>
      <text:p text:style-name="Text_20_body">Example </text:p>
      <text:p text:style-name="Text_20_body">&lt;IsisScript&gt; </text:p>
      <text:p text:style-name="Text_20_body">&lt;section&gt; </text:p>
      <text:p text:style-name="Text_20_body">&lt;parm cipar&gt;&lt;pft&gt;'CDS.*=/bases/cds/cds.*'/, </text:p>
      <text:p text:style-name="Text_20_body">'ACTAB=/isis/menu/isisac.tab'/&lt;/pft&gt; </text:p>
      <text:p text:style-name="Text_20_body">'UCTAB=/isis/menu/isisuc.tab'/&lt;/pft&gt; </text:p>
      <text:p text:style-name="Text_20_body">&lt;/parm&gt; </text:p>
      <text:p text:style-name="Text_20_body"><text:soft-page-break/>&lt;parm name=actab&gt;&lt;pft&gt;cat('ACTAB')&lt;/pft&gt;&lt;/parm&gt; </text:p>
      <text:p text:style-name="Text_20_body">&lt;parm name=uctab&gt;&lt;pft&gt;cat('UCTAB')&lt;/pft&gt;&lt;/parm&gt; </text:p>
      <text:p text:style-name="Text_20_body">&lt;do task=search&gt; </text:p>
      <text:p text:style-name="Text_20_body">&lt;parm name=db&gt;CDS&lt;/parm&gt; </text:p>
      <text:p text:style-name="Text_20_body">&lt;parm name=expression&gt;plants*water&lt;/parm&gt; </text:p>
      <text:p text:style-name="Text_20_body">&lt;parm name=to&gt;10&lt;/parm&gt; </text:p>
      <text:p text:style-name="Text_20_body">&lt;loop&gt; </text:p>
      <text:p text:style-name="Text_20_body">&lt;display&gt;&lt;pft&gt;mpu,v24,mpl&lt;/pft&gt;&lt;/display&gt; </text:p>
      <text:p text:style-name="Text_20_body">&lt;/loop&gt; </text:p>
      <text:p text:style-name="Text_20_body">&lt;/do&gt; </text:p>
      <text:p text:style-name="Text_20_body">... </text:p>
      <text:p text:style-name="Text_20_body">&lt;/section&gt; </text:p>
      <text:p text:style-name="Text_20_body">&lt;/IsisScript&gt; </text:p>
      <text:p text:style-name="Text_20_body">parm.name=buffersize </text:p>
      <text:p text:style-name="Text_20_body">Allows you to change the size of the WXIS internal "buffer" (in bytes) that is used to store the formatting result. </text:p>
      <text:p text:style-name="P4"/>
      <text:p text:style-name="Text_20_body"/>
      <text:p text:style-name="Text_20_body">IsisScript Language Reference Manual IsisScript Reference </text:p>
      <text:p text:style-name="Text_20_body">41 </text:p>
      <text:p text:style-name="Text_20_body">Example </text:p>
      <text:p text:style-name="Text_20_body">... </text:p>
      <text:p text:style-name="Text_20_body">&lt;parm name="buffersize"&gt;90000&lt;/parm&gt; </text:p>
      <text:p text:style-name="Text_20_body">... </text:p>
      <text:p text:style-name="Text_20_body">parm.name=cipar </text:p>
      <text:p text:style-name="Text_20_body">Activates a table of logical name assignments with physical names of files for the current section. </text:p>
      <text:p text:style-name="Text_20_body">Each line contains a sign, to the left of the = (equal) character is the logical name and on the right the physical name of the file. The character * (asterisk) indicates that the flag is valid for any file of database. </text:p>
      <text:p text:style-name="Text_20_body">Example </text:p>
      <text:p text:style-name="Text_20_body">... </text:p>
      <text:p text:style-name="Text_20_body">&lt;parm name=cipar&gt; </text:p>
      <text:p text:style-name="Text_20_body">&lt;pft&gt; </text:p>
      <text:p text:style-name="Text_20_body">'CDS.ISO=/bases/cds/cds.iso'/ </text:p>
      <text:p text:style-name="Text_20_body">'CDS.*=/bases/cds/cds.*'/ </text:p>
      <text:p text:style-name="Text_20_body">'TEST.PFT=/bases/cds/test.pft'/ </text:p>
      <text:p text:style-name="Text_20_body"><text:soft-page-break/>&lt;/pft&gt; </text:p>
      <text:p text:style-name="Text_20_body">&lt;/parm&gt; </text:p>
      <text:p text:style-name="Text_20_body">... </text:p>
      <text:p text:style-name="Text_20_body">parm.name=count </text:p>
      <text:p text:style-name="Text_20_body">Limits the number of times the instruction group of the &lt;loop&gt; will be executed. </text:p>
      <text:p text:style-name="Text_20_body">Example </text:p>
      <text:p text:style-name="Text_20_body">... </text:p>
      <text:p text:style-name="Text_20_body">&lt;do task=search&gt; </text:p>
      <text:p text:style-name="Text_20_body">&lt;parm name=db&gt; &lt;pft&gt;v2001&lt;/pft&gt;&lt;/parm&gt; </text:p>
      <text:p text:style-name="Text_20_body">&lt;parm name=expression&gt;&lt;pft&gt;v2005&lt;/pft&gt;&lt;/parm&gt; </text:p>
      <text:p text:style-name="Text_20_body">&lt;parm name=from&gt; &lt;pft&gt;v2002&lt;/pft&gt;&lt;/parm&gt; </text:p>
      <text:p text:style-name="Text_20_body">&lt;parm name=count&gt;10&lt;/parm&gt; </text:p>
      <text:p text:style-name="Text_20_body">&lt;loop&gt; </text:p>
      <text:p text:style-name="Text_20_body">&lt;display&gt;&lt;pft&gt;mfn/&lt;/pft&gt;&lt;/display&gt; </text:p>
      <text:p text:style-name="Text_20_body">&lt;/loop&gt; </text:p>
      <text:p text:style-name="P4"/>
      <text:p text:style-name="Text_20_body"/>
      <text:p text:style-name="Text_20_body">IsisScript Language Reference Manual IsisScript Reference </text:p>
      <text:p text:style-name="Text_20_body">42 </text:p>
      <text:p text:style-name="Text_20_body">&lt;/do&gt; </text:p>
      <text:p text:style-name="Text_20_body">... </text:p>
      <text:p text:style-name="Text_20_body">parm.name=db </text:p>
      <text:p text:style-name="Text_20_body">Informs the database to be accessed in the following tasks: task=mfnrange task=keyrange </text:p>
      <text:p text:style-name="Text_20_body">task=search task=update task=fullinversion </text:p>
      <text:p text:style-name="Text_20_body">task=mastersort task=invertedload </text:p>
      <text:p text:style-name="Text_20_body">Example </text:p>
      <text:p text:style-name="Text_20_body">... </text:p>
      <text:p text:style-name="Text_20_body">&lt;do task=search&gt; </text:p>
      <text:p text:style-name="Text_20_body">&lt;parm name=db&gt; &lt;pft&gt;v2001&lt;/pft&gt;&lt;/parm&gt; </text:p>
      <text:p text:style-name="Text_20_body">&lt;parm name=expression&gt;&lt;pft&gt;v2005&lt;/pft&gt;&lt;/parm&gt; </text:p>
      <text:p text:style-name="Text_20_body">&lt;loop&gt; </text:p>
      <text:p text:style-name="Text_20_body">&lt;display&gt;&lt;pft&gt;mfn/&lt;/pft&gt;&lt;/display&gt; </text:p>
      <text:p text:style-name="Text_20_body">&lt;/loop&gt; </text:p>
      <text:p text:style-name="Text_20_body">&lt;/do&gt; </text:p>
      <text:p text:style-name="Text_20_body">... </text:p>
      <text:p text:style-name="Text_20_body"><text:soft-page-break/>parm.name=decode </text:p>
      <text:p text:style-name="Text_20_body">Informs the decoded field expansion parameters database. </text:p>
      <text:p text:style-name="Text_20_body">Example </text:p>
      <text:p text:style-name="Text_20_body">... </text:p>
      <text:p text:style-name="Text_20_body">&lt;do task=search&gt; </text:p>
      <text:p text:style-name="Text_20_body">&lt;parm name=db&gt; &lt;pft&gt;v2001&lt;/pft&gt;&lt;/parm&gt; </text:p>
      <text:p text:style-name="Text_20_body">&lt;parm name=decode&gt; &lt;pft&gt;v2101&lt;/pft&gt;&lt;/parm&gt; </text:p>
      <text:p text:style-name="Text_20_body">&lt;parm name=expression&gt;&lt;pft&gt;v2005&lt;/pft&gt;&lt;/parm&gt; </text:p>
      <text:p text:style-name="Text_20_body">&lt;loop&gt; </text:p>
      <text:p text:style-name="Text_20_body">&lt;display&gt;&lt;pft&gt;mfn/&lt;/pft&gt;&lt;/display&gt; </text:p>
      <text:p text:style-name="Text_20_body">&lt;/loop&gt; </text:p>
      <text:p text:style-name="Text_20_body">&lt;/do&gt; </text:p>
      <text:p text:style-name="Text_20_body">... </text:p>
      <text:p text:style-name="P4"/>
      <text:p text:style-name="Text_20_body"/>
      <text:p text:style-name="Text_20_body">IsisScript Language Reference Manual IsisScript Reference </text:p>
      <text:p text:style-name="Text_20_body">43 </text:p>
      <text:p text:style-name="Text_20_body">parm.name=delimiter </text:p>
      <text:p text:style-name="Text_20_body">Informs the field separator for importing records in the RLine option. In the absence of this parameter, the character | (pipe). </text:p>
      <text:p text:style-name="Text_20_body">Example </text:p>
      <text:p text:style-name="Text_20_body">... </text:p>
      <text:p text:style-name="Text_20_body">&lt;do task="import"&gt; </text:p>
      <text:p text:style-name="Text_20_body">&lt;parm name="file"&gt;&lt;pft&gt;v2041&lt;/pft&gt;&lt;/parm&gt; </text:p>
      <text:p text:style-name="Text_20_body">&lt;parm name="type"&gt;&lt;pft&gt;v2042&lt;/pft&gt;&lt;/parm&gt; </text:p>
      <text:p text:style-name="Text_20_body">&lt;parm name="delimiter"&gt;&lt;pft&gt;v2043&lt;/pft&gt;&lt;/parm&gt; </text:p>
      <text:p text:style-name="Text_20_body">&lt;loop&gt; </text:p>
      <text:p text:style-name="Text_20_body">&lt;display&gt;&lt;pft&gt;ALL&lt;/pft&gt;&lt;/display&gt; </text:p>
      <text:p text:style-name="Text_20_body">&lt;/loop&gt; </text:p>
      <text:p text:style-name="Text_20_body">&lt;/do&gt; </text:p>
      <text:p text:style-name="Text_20_body">... </text:p>
      <text:p text:style-name="Text_20_body">parm.name=expire </text:p>
      <text:p text:style-name="Text_20_body">Informs the maximum time that the record will remain locked. After this period, the record can be blocked by another user (another identification). </text:p>
      <text:p text:style-name="Text_20_body">Example </text:p>
      <text:p text:style-name="Text_20_body"><text:soft-page-break/>... </text:p>
      <text:p text:style-name="Text_20_body">&lt;do task=update&gt; </text:p>
      <text:p text:style-name="Text_20_body">&lt;field action=cgi tag=2001&gt;db&lt;/field&gt; </text:p>
      <text:p text:style-name="Text_20_body">&lt;field action=cgi tag=2002&gt;mfn&lt;/field&gt; </text:p>
      <text:p text:style-name="Text_20_body">&lt;parm name=db&gt;&lt;pft&gt;v2001&lt;/pft&gt;&lt;/parm&gt; </text:p>
      <text:p text:style-name="Text_20_body">&lt;parm name=mfn&gt;&lt;pft&gt;v2002&lt;/pft&gt;&lt;/parm&gt; </text:p>
      <text:p text:style-name="Text_20_body">&lt;parm name=expire&gt;14400&lt;/parm&gt; </text:p>
      <text:p text:style-name="Text_20_body">&lt;field action=define tag=1101&gt;Isis_Lock&lt;/field&gt; </text:p>
      <text:p text:style-name="Text_20_body">&lt;field action=define tag=1102&gt;Isis_Status&lt;/field&gt; </text:p>
      <text:p text:style-name="Text_20_body">&lt;update&gt; </text:p>
      <text:p text:style-name="Text_20_body">&lt;write&gt;Unlock&lt;/write&gt; </text:p>
      <text:p text:style-name="Text_20_body">&lt;display&gt;&lt;pft&gt;ALL&lt;/pft&gt;&lt;/display&gt; </text:p>
      <text:p text:style-name="Text_20_body">&lt;display&gt;&lt;pft&gt;'*** LOCK STATUS: 'v1102/&lt;/pft&gt;&lt;/display&gt; </text:p>
      <text:p text:style-name="Text_20_body">&lt;/update&gt; </text:p>
      <text:p text:style-name="Text_20_body">&lt;/do&gt; </text:p>
      <text:p text:style-name="P4"/>
      <text:p text:style-name="Text_20_body"/>
      <text:p text:style-name="Text_20_body">IsisScript Language Reference Manual IsisScript Reference </text:p>
      <text:p text:style-name="Text_20_body">44 </text:p>
      <text:p text:style-name="Text_20_body">... </text:p>
      <text:p text:style-name="Text_20_body">parm.name=expression </text:p>
      <text:p text:style-name="Text_20_body">Informs the search expression. </text:p>
      <text:p text:style-name="Text_20_body">Example </text:p>
      <text:p text:style-name="Text_20_body">... </text:p>
      <text:p text:style-name="Text_20_body">&lt;do task=search&gt; </text:p>
      <text:p text:style-name="Text_20_body">&lt;parm name=db&gt; &lt;pft&gt;v2001&lt;/pft&gt;&lt;/parm&gt; </text:p>
      <text:p text:style-name="Text_20_body">&lt;parm name=expression&gt;&lt;pft&gt;v2005&lt;/pft&gt;&lt;/parm&gt; </text:p>
      <text:p text:style-name="Text_20_body">&lt;loop&gt; </text:p>
      <text:p text:style-name="Text_20_body">&lt;display&gt;&lt;pft&gt;mfn/&lt;/pft&gt;&lt;/display&gt; </text:p>
      <text:p text:style-name="Text_20_body">&lt;/loop&gt; </text:p>
      <text:p text:style-name="Text_20_body">&lt;/do&gt; </text:p>
      <text:p text:style-name="Text_20_body">... </text:p>
      <text:p text:style-name="Text_20_body">parm.name=file </text:p>
      <text:p text:style-name="Text_20_body">Informs the name of the file that will be imported or exported. </text:p>
      <text:p text:style-name="Text_20_body">Example </text:p>
      <text:p text:style-name="Text_20_body"><text:soft-page-break/>... </text:p>
      <text:p text:style-name="Text_20_body">&lt;do task=import&gt; </text:p>
      <text:p text:style-name="Text_20_body">&lt;parm name=file&gt;&lt;pft&gt;v2041&lt;/pft&gt;&lt;/parm&gt; </text:p>
      <text:p text:style-name="Text_20_body">&lt;parm name=type&gt;&lt;pft&gt;v2042&lt;/pft&gt;&lt;/parm&gt; </text:p>
      <text:p text:style-name="Text_20_body">&lt;loop&gt; </text:p>
      <text:p text:style-name="Text_20_body">&lt;display&gt;&lt;pft&gt;ALL&lt;/pft&gt;&lt;/display&gt; </text:p>
      <text:p text:style-name="Text_20_body">&lt;/loop&gt; </text:p>
      <text:p text:style-name="Text_20_body">&lt;/do&gt; </text:p>
      <text:p text:style-name="Text_20_body">... </text:p>
      <text:p text:style-name="Text_20_body">parm.name=freqsum </text:p>
      <text:p text:style-name="Text_20_body">Informs the value to be added when adding new items to the frequency list. </text:p>
      <text:p text:style-name="Text_20_body">Example </text:p>
      <text:p text:style-name="Text_20_body">... </text:p>
      <text:p text:style-name="Text_20_body">&lt;loop&gt; </text:p>
      <text:p text:style-name="Text_20_body">&lt;!-- field 1 = Product </text:p>
      <text:p text:style-name="P4"/>
      <text:p text:style-name="Text_20_body"/>
      <text:p text:style-name="Text_20_body">IsisScript Language Reference Manual IsisScript Reference </text:p>
      <text:p text:style-name="Text_20_body">45 </text:p>
      <text:p text:style-name="Text_20_body">field 2 = Quantity --&gt; </text:p>
      <text:p text:style-name="Text_20_body">&lt;parm name=freqsum&gt;&lt;pft&gt;v2&lt;/pft&gt;&lt;/parm&gt; </text:p>
      <text:p text:style-name="Text_20_body">&lt;list action=load type=freq&gt;&lt;pft&gt;v1&lt;/pft&gt;&lt;/list&gt; </text:p>
      <text:p text:style-name="Text_20_body">&lt;/loop&gt; </text:p>
      <text:p text:style-name="Text_20_body">... </text:p>
      <text:p text:style-name="Text_20_body">parm.name=from </text:p>
      <text:p text:style-name="Text_20_body">Informs which is the first item to be accessed by the &lt;loop&gt; element group. </text:p>
      <text:p text:style-name="Text_20_body">Example </text:p>
      <text:p text:style-name="Text_20_body">... </text:p>
      <text:p text:style-name="Text_20_body">&lt;do task=search&gt; </text:p>
      <text:p text:style-name="Text_20_body">&lt;parm name=db&gt; &lt;pft&gt;v2001&lt;/pft&gt;&lt;/parm&gt; </text:p>
      <text:p text:style-name="Text_20_body">&lt;parm name=expression&gt;&lt;pft&gt;v2005&lt;/pft&gt;&lt;/parm&gt; </text:p>
      <text:p text:style-name="Text_20_body">&lt;parm name=from&gt; &lt;pft&gt;v2002&lt;/pft&gt;&lt;/parm&gt; </text:p>
      <text:p text:style-name="Text_20_body">&lt;parm name=count&gt; &lt;pft&gt;v2003&lt;/pft&gt;&lt;/parm&gt; </text:p>
      <text:p text:style-name="Text_20_body">&lt;loop&gt; </text:p>
      <text:p text:style-name="Text_20_body">&lt;display&gt;&lt;pft&gt;mfn/&lt;/pft&gt;&lt;/display&gt; </text:p>
      <text:p text:style-name="Text_20_body"><text:soft-page-break/>&lt;/loop&gt; </text:p>
      <text:p text:style-name="Text_20_body">&lt;/do&gt; </text:p>
      <text:p text:style-name="Text_20_body">... </text:p>
      <text:p text:style-name="Text_20_body">parm.name=fst </text:p>
      <text:p text:style-name="Text_20_body">Informs the FST (Field Select Table) that will be used to update the file inverted or for key extraction. </text:p>
      <text:p text:style-name="Text_20_body">Example </text:p>
      <text:p text:style-name="Text_20_body">... </text:p>
      <text:p text:style-name="Text_20_body">&lt;do task=update&gt; </text:p>
      <text:p text:style-name="Text_20_body">&lt;parm name=db&gt;&lt;pft&gt;v2001&lt;/pft&gt;&lt;/parm&gt; </text:p>
      <text:p text:style-name="Text_20_body">&lt;parm name=mfn&gt;New&lt;/parm&gt; </text:p>
      <text:p text:style-name="Text_20_body">&lt;parm name=fst&gt;1 0 v1&lt;/parm&gt; </text:p>
      <text:p text:style-name="Text_20_body">&lt;field action=define tag=1102&gt;Isis_Status&lt;/field&gt; </text:p>
      <text:p text:style-name="Text_20_body">&lt;update&gt; </text:p>
      <text:p text:style-name="Text_20_body">&lt;field action=cgi tag=1&gt;Name&lt;/field&gt; </text:p>
      <text:p text:style-name="Text_20_body">&lt;field action=cgi tag=2&gt;Phone&lt;/field&gt; </text:p>
      <text:p text:style-name="Text_20_body">&lt;write&gt;Unlock&lt;/write&gt; </text:p>
      <text:p text:style-name="P4"/>
      <text:p text:style-name="Text_20_body"/>
      <text:p text:style-name="Text_20_body">IsisScript Language Reference Manual IsisScript Reference </text:p>
      <text:p text:style-name="Text_20_body">46 </text:p>
      <text:p text:style-name="Text_20_body">&lt;display&gt;&lt;pft&gt;ALL&lt;/pft&gt;&lt;/display&gt; </text:p>
      <text:p text:style-name="Text_20_body">&lt;/update&gt; </text:p>
      <text:p text:style-name="Text_20_body">&lt;/do&gt; </text:p>
      <text:p text:style-name="Text_20_body">... </text:p>
      <text:p text:style-name="Text_20_body">parm.name=gizmo </text:p>
      <text:p text:style-name="Text_20_body">Informs the database of content conversion parameters. </text:p>
      <text:p text:style-name="Text_20_body">Example </text:p>
      <text:p text:style-name="Text_20_body">... </text:p>
      <text:p text:style-name="Text_20_body">&lt;file action=create type=database&gt;GIZMO_DIAC&lt;/file&gt; </text:p>
      <text:p text:style-name="Text_20_body">&lt;do task=update&gt; </text:p>
      <text:p text:style-name="Text_20_body">&lt;parm name=db&gt;GIZMO_DIAC&lt;/parm&gt; </text:p>
      <text:p text:style-name="Text_20_body">&lt;parm name=mfn&gt;New&lt;/parm&gt; </text:p>
      <text:p text:style-name="Text_20_body">&lt;field action=define tag=1101&gt;Isis_Status&lt;/field&gt; </text:p>
      <text:p text:style-name="Text_20_body">&lt;update&gt; </text:p>
      <text:p text:style-name="Text_20_body">&lt;field action=replace tag=1&gt;á&lt;/field&gt; </text:p>
      <text:p text:style-name="Text_20_body"><text:soft-page-break/>&lt;field action=replace tag=2&gt;á&lt;/field&gt; </text:p>
      <text:p text:style-name="Text_20_body">&lt;write&gt;Unlock&lt;/write&gt; </text:p>
      <text:p text:style-name="Text_20_body">&lt;/update&gt; </text:p>
      <text:p text:style-name="Text_20_body">&lt;/do&gt; </text:p>
      <text:p text:style-name="Text_20_body">&lt;do task=mfnrange&gt; </text:p>
      <text:p text:style-name="Text_20_body">&lt;parm name=db&gt;CDS&lt;/parm&gt; </text:p>
      <text:p text:style-name="Text_20_body">&lt;parm name=gizmo&gt;GIZMO_DIAC&lt;/parm&gt; </text:p>
      <text:p text:style-name="Text_20_body">&lt;loop&gt; </text:p>
      <text:p text:style-name="Text_20_body">&lt;display&gt;&lt;pft&gt;ALL&lt;/pft&gt;&lt;/display&gt; </text:p>
      <text:p text:style-name="Text_20_body">&lt;/loop&gt; </text:p>
      <text:p text:style-name="Text_20_body">&lt;/do&gt; </text:p>
      <text:p text:style-name="Text_20_body">... </text:p>
      <text:p text:style-name="Text_20_body">parm.name=indexlist </text:p>
      <text:p text:style-name="Text_20_body">Informs the list of indexes for searching the database. </text:p>
      <text:p text:style-name="Text_20_body">Example </text:p>
      <text:p text:style-name="Text_20_body">... </text:p>
      <text:p text:style-name="Text_20_body">&lt;do task=search&gt; </text:p>
      <text:p text:style-name="Text_20_body">&lt;parm name=db&gt;cds&lt;/parm&gt; </text:p>
      <text:p text:style-name="P4"/>
      <text:p text:style-name="Text_20_body"/>
      <text:p text:style-name="Text_20_body">IsisScript Language Reference Manual IsisScript Reference </text:p>
      <text:p text:style-name="Text_20_body">47 </text:p>
      <text:p text:style-name="Text_20_body">&lt;parm name=indexlist&gt;&lt;pft&gt; </text:p>
      <text:p text:style-name="Text_20_body">'^p*^ycds^m** '/, </text:p>
      <text:p text:style-name="Text_20_body">'^pAU ^ycdsaut^mAU '/, </text:p>
      <text:p text:style-name="Text_20_body">'^pTI ^ycdstit^mTI '/ </text:p>
      <text:p text:style-name="Text_20_body">&lt;/pft&gt;&lt;/parm&gt; </text:p>
      <text:p text:style-name="Text_20_body">&lt;parm name=expression&gt; </text:p>
      <text:p text:style-name="Text_20_body">Au Mag$ or ([Ti] plants AND water) </text:p>
      <text:p text:style-name="Text_20_body">&lt;/parm&gt; </text:p>
      <text:p text:style-name="Text_20_body">&lt;loop&gt; </text:p>
      <text:p text:style-name="Text_20_body">&lt;display&gt;&lt;pft&gt;ALL&lt;/pft&gt;&lt;/display&gt; </text:p>
      <text:p text:style-name="Text_20_body">&lt;/loop&gt; </text:p>
      <text:p text:style-name="Text_20_body">&lt;/do&gt; </text:p>
      <text:p text:style-name="Text_20_body">... </text:p>
      <text:p text:style-name="Text_20_body"><text:soft-page-break/>parm.name=key </text:p>
      <text:p text:style-name="Text_20_body">Key for sorting the database. </text:p>
      <text:p text:style-name="Text_20_body">Example </text:p>
      <text:p text:style-name="Text_20_body">... </text:p>
      <text:p text:style-name="Text_20_body">&lt;do task=mastersort&gt; </text:p>
      <text:p text:style-name="Text_20_body">&lt;parm name=db&gt;CDS&lt;/parm&gt; </text:p>
      <text:p text:style-name="Text_20_body">&lt;parm name=key&gt;&lt;pft&gt;v24&lt;/pft&gt;&lt;/parm&gt; </text:p>
      <text:p text:style-name="Text_20_body">&lt;parm name=keylength&gt;100&lt;/parm&gt; </text:p>
      <text:p text:style-name="Text_20_body">&lt;field action=define tag=1102&gt;Isis_Status&lt;/field&gt; </text:p>
      <text:p text:style-name="Text_20_body">&lt;display&gt;&lt;pft&gt;'Sort ...'/&lt;/pft&gt;&lt;/display&gt; </text:p>
      <text:p text:style-name="Text_20_body">&lt;loop&gt;&lt;/loop&gt; </text:p>
      <text:p text:style-name="Text_20_body">&lt;display&gt;&lt;pft&gt;'Lock status = 'v1102/&lt;/pft&gt;&lt;/display&gt; </text:p>
      <text:p text:style-name="Text_20_body">&lt;flow action=exit&gt; </text:p>
      <text:p text:style-name="Text_20_body">&lt;pft&gt;if val(v1102) &lt;&gt; 0 then v1102 fi&lt;/pft&gt; </text:p>
      <text:p text:style-name="Text_20_body">&lt;/flow&gt; </text:p>
      <text:p text:style-name="Text_20_body">&lt;display&gt;&lt;pft&gt;'Sort: CDS sorted.'/&lt;/pft&gt;&lt;/display&gt; </text:p>
      <text:p text:style-name="Text_20_body">&lt;/do&gt; </text:p>
      <text:p text:style-name="Text_20_body">... </text:p>
      <text:p text:style-name="Text_20_body">parm.name=keyfield </text:p>
      <text:p text:style-name="Text_20_body">Specifies the field that is the sort key for the database. </text:p>
      <text:p text:style-name="P4"/>
      <text:p text:style-name="Text_20_body"/>
      <text:p text:style-name="Text_20_body">IsisScript Language Reference Manual IsisScript Reference </text:p>
      <text:p text:style-name="Text_20_body">48 </text:p>
      <text:p text:style-name="Text_20_body">Example </text:p>
      <text:p text:style-name="Text_20_body">... </text:p>
      <text:p text:style-name="Text_20_body">&lt;do task="mastersort"&gt; </text:p>
      <text:p text:style-name="Text_20_body">&lt;parm name="db"&gt;CDS&lt;/parm&gt; </text:p>
      <text:p text:style-name="Text_20_body">&lt;parm name="keyfield"&gt;24&lt;/parm&gt; </text:p>
      <text:p text:style-name="Text_20_body">&lt;parm name="keylength"&gt;200&lt;/parm&gt; </text:p>
      <text:p text:style-name="Text_20_body">&lt;field action="define" tag="1102"&gt;Isis_Status&lt;/field&gt; </text:p>
      <text:p text:style-name="Text_20_body">&lt;display&gt;&lt;pft&gt;'Key sort ...'/&lt;/pft&gt;&lt;/display&gt; </text:p>
      <text:p text:style-name="Text_20_body">&lt;loop&gt;&lt;/loop&gt; </text:p>
      <text:p text:style-name="Text_20_body">&lt;display&gt; </text:p>
      <text:p text:style-name="Text_20_body">&lt;pft&gt;'Lock status = 'v1102/&lt;/pft&gt; </text:p>
      <text:p text:style-name="Text_20_body"><text:soft-page-break/>&lt;/display&gt; </text:p>
      <text:p text:style-name="Text_20_body">&lt;flow action="exit"&gt; </text:p>
      <text:p text:style-name="Text_20_body">&lt;pft&gt;if val(v1102) &lt;&gt; 0 then v1102 fi&lt;/pft&gt; </text:p>
      <text:p text:style-name="Text_20_body">&lt;/flow&gt; </text:p>
      <text:p text:style-name="Text_20_body">&lt;display&gt; </text:p>
      <text:p text:style-name="Text_20_body">&lt;pft&gt;'Key sort: ',v2001,' sorted.'/&lt;/pft&gt; </text:p>
      <text:p text:style-name="Text_20_body">&lt;/display&gt; </text:p>
      <text:p text:style-name="Text_20_body">&lt;/do&gt; </text:p>
      <text:p text:style-name="Text_20_body">... </text:p>
      <text:p text:style-name="Text_20_body">parm.name=keylength </text:p>
      <text:p text:style-name="Text_20_body">Size of the database sort key. </text:p>
      <text:p text:style-name="Text_20_body">Example </text:p>
      <text:p text:style-name="Text_20_body">... </text:p>
      <text:p text:style-name="Text_20_body">&lt;do task=mastersort&gt; </text:p>
      <text:p text:style-name="Text_20_body">&lt;parm name=db&gt;CDS&lt;/parm&gt; </text:p>
      <text:p text:style-name="Text_20_body">&lt;parm name=key&gt;&lt;pft&gt;v24&lt;/pft&gt;&lt;/parm&gt; </text:p>
      <text:p text:style-name="Text_20_body">&lt;parm name=keylength&gt;100&lt;/parm&gt; </text:p>
      <text:p text:style-name="Text_20_body">&lt;field action=define tag=1102&gt;Isis_Status&lt;/field&gt; </text:p>
      <text:p text:style-name="Text_20_body">&lt;display&gt;&lt;pft&gt;'Sort ...'/&lt;/pft&gt;&lt;/display&gt; </text:p>
      <text:p text:style-name="Text_20_body">&lt;loop&gt;&lt;/loop&gt; </text:p>
      <text:p text:style-name="Text_20_body">&lt;display&gt;&lt;pft&gt;'Lock status = 'v1102/&lt;/pft&gt;&lt;/display&gt; </text:p>
      <text:p text:style-name="Text_20_body">&lt;flow action=exit&gt; </text:p>
      <text:p text:style-name="Text_20_body">&lt;pft&gt;if val(v1102) &lt;&gt; 0 then v1102 fi&lt;/pft&gt; </text:p>
      <text:p text:style-name="Text_20_body">&lt;/flow&gt; </text:p>
      <text:p text:style-name="P4"/>
      <text:p text:style-name="Text_20_body"/>
      <text:p text:style-name="Text_20_body">IsisScript Language Reference Manual IsisScript Reference </text:p>
      <text:p text:style-name="Text_20_body">49 </text:p>
      <text:p text:style-name="Text_20_body">&lt;display&gt;&lt;pft&gt;'Sort: CDS sorted.'/&lt;/pft&gt;&lt;/display&gt; </text:p>
      <text:p text:style-name="Text_20_body">&lt;/do&gt; </text:p>
      <text:p text:style-name="Text_20_body">... </text:p>
      <text:p text:style-name="Text_20_body">parm.name=keys </text:p>
      <text:p text:style-name="Text_20_body">Informs the list of keys for the text highlight scheme. </text:p>
      <text:p text:style-name="Text_20_body">Example </text:p>
      <text:p text:style-name="Text_20_body">... </text:p>
      <text:p text:style-name="Text_20_body"><text:soft-page-break/>&lt;do task=search&gt; </text:p>
      <text:p text:style-name="Text_20_body">&lt;parm name=db&gt;cds&lt;/parm&gt; </text:p>
      <text:p text:style-name="Text_20_body">&lt;parm name=expression&gt;&lt;pft&gt;v2005&lt;/pft&gt;&lt;/parm&gt; </text:p>
      <text:p text:style-name="Text_20_body">&lt;parm name=from&gt;&lt;pft&gt;v2002,"1"n2002&lt;/pft&gt;&lt;/parm&gt; </text:p>
      <text:p text:style-name="Text_20_body">&lt;parm name=count&gt;10&lt;/parm&gt; </text:p>
      <text:p text:style-name="Text_20_body">&lt;field action=define tag=1001&gt;Isis_Current&lt;/field&gt; </text:p>
      <text:p text:style-name="Text_20_body">&lt;field action=define tag=1002&gt;Isis_Total&lt;/field&gt; </text:p>
      <text:p text:style-name="Text_20_body">&lt;field action=define tag=1022&gt;Isis_Keys&lt;/field&gt; </text:p>
      <text:p text:style-name="Text_20_body">&lt;loop&gt; </text:p>
      <text:p text:style-name="Text_20_body">&lt;hl&gt; </text:p>
      <text:p text:style-name="Text_20_body">&lt;parm name=prefix&gt;&lt;b&gt;&lt;/parm&gt; </text:p>
      <text:p text:style-name="Text_20_body">&lt;parm name=suffix&gt;&lt;/b&gt;&lt;/parm&gt; </text:p>
      <text:p text:style-name="Text_20_body">&lt;parm name=keys&gt;&lt;pft&gt;(v1022/)&lt;/pft&gt;&lt;/parm&gt; </text:p>
      <text:p text:style-name="Text_20_body">&lt;field action=hl tag=24&gt;&lt;pft&gt;v24&lt;/pft&gt;&lt;/field&gt; </text:p>
      <text:p text:style-name="Text_20_body">&lt;field action=hl tag=70 split=occ&gt;&lt;pft&gt;(v70/)&lt;/pft&gt;&lt;/field&gt; </text:p>
      <text:p text:style-name="Text_20_body">&lt;display&gt;&lt;pft&gt;ALL&lt;/pft&gt;&lt;/display&gt; </text:p>
      <text:p text:style-name="Text_20_body">&lt;/hl&gt; </text:p>
      <text:p text:style-name="Text_20_body">&lt;/loop&gt; </text:p>
      <text:p text:style-name="Text_20_body">&lt;display&gt;&lt;pft&gt; </text:p>
      <text:p text:style-name="Text_20_body">if val(v1002) = 0 then 'No record found!' fi </text:p>
      <text:p text:style-name="Text_20_body">&lt;/pft&gt;&lt;/display&gt; </text:p>
      <text:p text:style-name="Text_20_body">&lt;/do&gt; </text:p>
      <text:p text:style-name="Text_20_body">... </text:p>
      <text:p text:style-name="Text_20_body">parm.name=keysdb </text:p>
      <text:p text:style-name="Text_20_body">Database that will contain the keys that will be extracted, if used as parameter for the &lt;extract&gt; element. </text:p>
      <text:p text:style-name="P4"/>
      <text:p text:style-name="Text_20_body"/>
      <text:p text:style-name="Text_20_body">IsisScript Language Reference Manual IsisScript Reference </text:p>
      <text:p text:style-name="Text_20_body">50 </text:p>
      <text:p text:style-name="Text_20_body">Database with the keys ordered to load the inverted file if used as a parameter of the &lt;element of the task=invertedload&gt;. </text:p>
      <text:p text:style-name="Text_20_body">Example </text:p>
      <text:p text:style-name="Text_20_body">... </text:p>
      <text:p text:style-name="Text_20_body">&lt;do task=invertedload&gt; </text:p>
      <text:p text:style-name="Text_20_body">&lt;parm name=db&gt;&lt;pft&gt;v2001&lt;/pft&gt;&lt;/parm&gt; </text:p>
      <text:p text:style-name="Text_20_body"><text:soft-page-break/>&lt;parm name=keysdb&gt;&lt;pft&gt;v2064&lt;/pft&gt;&lt;/parm&gt; </text:p>
      <text:p text:style-name="Text_20_body">&lt;field action=define tag=1&gt;Isis_Posting&lt;/field&gt; </text:p>
      <text:p text:style-name="Text_20_body">&lt;field action=define tag=2&gt;Isis_Key&lt;/field&gt; </text:p>
      <text:p text:style-name="Text_20_body">&lt;field action=define tag=1102&gt;Isis_Status&lt;/field&gt; </text:p>
      <text:p text:style-name="Text_20_body">&lt;display&gt;&lt;pft&gt;'Inverted load ...'/&lt;/pft&gt;&lt;/display&gt; </text:p>
      <text:p text:style-name="Text_20_body">&lt;loop&gt;&lt;/loop&gt; </text:p>
      <text:p text:style-name="Text_20_body">&lt;display&gt;&lt;pft&gt;'Lock status = 'v1102/&lt;/pft&gt;&lt;/display&gt; </text:p>
      <text:p text:style-name="Text_20_body">&lt;flow action=exit&gt;&lt;pft&gt; </text:p>
      <text:p text:style-name="Text_20_body">if val(v1102) &lt;&gt; 0 then v1102 fi </text:p>
      <text:p text:style-name="Text_20_body">&lt;/pft&gt;&lt;/flow&gt; </text:p>
      <text:p text:style-name="Text_20_body">&lt;display&gt;&lt;pft&gt; </text:p>
      <text:p text:style-name="Text_20_body">'Inverted load: ',v2001,' loaded.'/ </text:p>
      <text:p text:style-name="Text_20_body">&lt;/pft&gt;&lt;/display&gt; </text:p>
      <text:p text:style-name="Text_20_body">&lt;/do&gt; </text:p>
      <text:p text:style-name="Text_20_body">... </text:p>
      <text:p text:style-name="Text_20_body">parm.name=lockid </text:p>
      <text:p text:style-name="Text_20_body">Record lock identifier. </text:p>
      <text:p text:style-name="Text_20_body">Example </text:p>
      <text:p text:style-name="Text_20_body">... </text:p>
      <text:p text:style-name="Text_20_body">&lt;do task=update&gt; </text:p>
      <text:p text:style-name="Text_20_body">&lt;parm name=db&gt;&lt;pft&gt;v2023&lt;/pft&gt;&lt;/parm&gt; </text:p>
      <text:p text:style-name="Text_20_body">&lt;parm name=mfn&gt;&lt;pft&gt;mfn&lt;/pft&gt;&lt;/parm&gt; </text:p>
      <text:p text:style-name="Text_20_body">&lt;field action=define tag=1101&gt;Isis_Lock&lt;/field&gt; </text:p>
      <text:p text:style-name="Text_20_body">&lt;parm name=lockid&gt; </text:p>
      <text:p text:style-name="Text_20_body">&lt;pft&gt;getenv('REMOTE_ADDR'),x1,s(date).8&lt;/pft&gt; </text:p>
      <text:p text:style-name="Text_20_body">&lt;/parm&gt; </text:p>
      <text:p text:style-name="Text_20_body">&lt;field action=define tag=1102&gt;Isis_Status&lt;/field&gt; </text:p>
      <text:p text:style-name="Text_20_body">&lt;update&gt; </text:p>
      <text:p text:style-name="Text_20_body">&lt;field action=cgi tag=1&gt;phone&lt;/field&gt; </text:p>
      <text:p text:style-name="P4"/>
      <text:p text:style-name="Text_20_body"/>
      <text:p text:style-name="Text_20_body">IsisScript Language Reference Manual IsisScript Reference </text:p>
      <text:p text:style-name="Text_20_body">51 </text:p>
      <text:p text:style-name="Text_20_body">&lt;field action=replace tag=1&gt;&lt;pft&gt;v1&lt;/pft&gt;&lt;/field&gt; </text:p>
      <text:p text:style-name="Text_20_body">&lt;write&gt;Unlock&lt;/write&gt; </text:p>
      <text:p text:style-name="Text_20_body"><text:soft-page-break/>&lt;display&gt;&lt;pft&gt;ALL&lt;/pft&gt;&lt;/display&gt; </text:p>
      <text:p text:style-name="Text_20_body">&lt;display&gt; </text:p>
      <text:p text:style-name="Text_20_body">&lt;pft&gt;'*** LOCK STATUS: 'v1102/&lt;/pft&gt; </text:p>
      <text:p text:style-name="Text_20_body">&lt;/display&gt; </text:p>
      <text:p text:style-name="Text_20_body">&lt;/update&gt; </text:p>
      <text:p text:style-name="Text_20_body">&lt;/do&gt; </text:p>
      <text:p text:style-name="Text_20_body">... </text:p>
      <text:p text:style-name="Text_20_body">parm.name=maxlk </text:p>
      <text:p text:style-name="Text_20_body">Maximum number of keys (per record) in extraction via FST (Field Select Table). In the absence of this parameter, IsisScript assumes 1024. </text:p>
      <text:p text:style-name="Text_20_body">Example </text:p>
      <text:p text:style-name="Text_20_body">... </text:p>
      <text:p text:style-name="Text_20_body">&lt;do task=fullinversion&gt; </text:p>
      <text:p text:style-name="Text_20_body">&lt;parm name=db&gt;&lt;pft&gt;v2001&lt;/pft&gt;&lt;/parm&gt; </text:p>
      <text:p text:style-name="Text_20_body">&lt;parm name=fst&gt;&lt;pft&gt;v2061&lt;/pft&gt;&lt;/parm&gt; </text:p>
      <text:p text:style-name="Text_20_body">&lt;parm name=maxlk&gt;5000&lt;/parm&gt; </text:p>
      <text:p text:style-name="Text_20_body">&lt;field action=define tag=1102&gt;Isis_Status&lt;/field&gt; </text:p>
      <text:p text:style-name="Text_20_body">&lt;display&gt;&lt;pft&gt;'Full invertion: ',v2001/&lt;/pft&gt;&lt;/display&gt; </text:p>
      <text:p text:style-name="Text_20_body">&lt;loop&gt;&lt;/loop&gt; </text:p>
      <text:p text:style-name="Text_20_body">&lt;display&gt;&lt;pft&gt;'Finished.'/&lt;/pft&gt;&lt;/display&gt; </text:p>
      <text:p text:style-name="Text_20_body">&lt;display&gt;&lt;pft&gt;'Lock status = 'v1102/&lt;/pft&gt;&lt;/display&gt; </text:p>
      <text:p text:style-name="Text_20_body">&lt;/do&gt; </text:p>
      <text:p text:style-name="Text_20_body">... </text:p>
      <text:p text:style-name="Text_20_body">parm.name=mfn </text:p>
      <text:p text:style-name="Text_20_body">Record number to be updated, or New to indicate that it will be a new one database record, or GetNew to indicate that it will be a new record from the database containing the fields imported from the scope record previous version of IsisScript. </text:p>
      <text:p text:style-name="Text_20_body">Example </text:p>
      <text:p text:style-name="Text_20_body">... </text:p>
      <text:p text:style-name="Text_20_body">&lt;do task=update&gt; </text:p>
      <text:p text:style-name="P4"/>
      <text:p text:style-name="Text_20_body"/>
      <text:p text:style-name="Text_20_body">IsisScript Language Reference Manual IsisScript Reference </text:p>
      <text:p text:style-name="Text_20_body">52 </text:p>
      <text:p text:style-name="Text_20_body">&lt;parm name=db&gt;&lt;pft&gt;v2023&lt;/pft&gt;&lt;/parm&gt; </text:p>
      <text:p text:style-name="Text_20_body"><text:soft-page-break/>&lt;parm name=mfn&gt;&lt;pft&gt;mfn&lt;/pft&gt;&lt;/parm&gt; </text:p>
      <text:p text:style-name="Text_20_body">&lt;field action=define tag=1101&gt;Isis_Lock&lt;/field&gt; </text:p>
      <text:p text:style-name="Text_20_body">&lt;parm name=lockid&gt; </text:p>
      <text:p text:style-name="Text_20_body">&lt;pft&gt;getenv('REMOTE_ADDR'),x1,s(date).8&lt;/pft&gt; </text:p>
      <text:p text:style-name="Text_20_body">&lt;/parm&gt; </text:p>
      <text:p text:style-name="Text_20_body">&lt;field action=define tag=1102&gt;Isis_Status&lt;/field&gt; </text:p>
      <text:p text:style-name="Text_20_body">&lt;update&gt; </text:p>
      <text:p text:style-name="Text_20_body">&lt;field action=cgi tag=1&gt;phone&lt;/field&gt; </text:p>
      <text:p text:style-name="Text_20_body">&lt;field action=replace tag=1&gt;&lt;pft&gt;v1&lt;/pft&gt;&lt;/field&gt; </text:p>
      <text:p text:style-name="Text_20_body">&lt;write&gt;Unlock&lt;/write&gt; </text:p>
      <text:p text:style-name="Text_20_body">&lt;display&gt;&lt;pft&gt;ALL&lt;/pft&gt;&lt;/display&gt; </text:p>
      <text:p text:style-name="Text_20_body">&lt;display&gt; </text:p>
      <text:p text:style-name="Text_20_body">&lt;pft&gt;'*** LOCK STATUS: 'v1102/&lt;/pft&gt; </text:p>
      <text:p text:style-name="Text_20_body">&lt;/display&gt; </text:p>
      <text:p text:style-name="Text_20_body">&lt;/update&gt; </text:p>
      <text:p text:style-name="Text_20_body">&lt;/do&gt; </text:p>
      <text:p text:style-name="Text_20_body">... </text:p>
      <text:p text:style-name="Text_20_body">parm.name=posting </text:p>
      <text:p text:style-name="Text_20_body">Number of postings for each key. </text:p>
      <text:p text:style-name="Text_20_body">Use All to indicate "all postings". </text:p>
      <text:p text:style-name="Text_20_body">Example </text:p>
      <text:p text:style-name="Text_20_body">... </text:p>
      <text:p text:style-name="Text_20_body">&lt;do task=keyrange&gt; </text:p>
      <text:p text:style-name="Text_20_body">&lt;parm name=db&gt;CDS&lt;/parm&gt; </text:p>
      <text:p text:style-name="Text_20_body">&lt;parm name=from&gt;PLANTS&lt;/parm&gt; </text:p>
      <text:p text:style-name="Text_20_body">&lt;parm name=count&gt;20&lt;/parm&gt; </text:p>
      <text:p text:style-name="Text_20_body">&lt;parm name=posting&gt;All&lt;/parm&gt; </text:p>
      <text:p text:style-name="Text_20_body">&lt;field action=define tag=1001&gt;Isis_Current&lt;/field&gt; </text:p>
      <text:p text:style-name="Text_20_body">&lt;field action=define tag=1&gt;Isis_Key&lt;/field&gt; </text:p>
      <text:p text:style-name="Text_20_body">&lt;field action=define tag=2&gt;Isis_Postings&lt;/field&gt; </text:p>
      <text:p text:style-name="Text_20_body">&lt;field action=define tag=3&gt;Isis_Posting&lt;/field&gt; </text:p>
      <text:p text:style-name="Text_20_body">&lt;display&gt;&lt;pft&gt; </text:p>
      <text:p text:style-name="Text_20_body">' POSTINGS',c15,'KEY',c46,'POSTING DETAIL'/# </text:p>
      <text:p text:style-name="Text_20_body">&lt;/pft&gt;&lt;/display&gt; </text:p>
      <text:p text:style-name="P4"><text:soft-page-break/></text:p>
      <text:p text:style-name="Text_20_body"/>
      <text:p text:style-name="Text_20_body">IsisScript Language Reference Manual IsisScript Reference </text:p>
      <text:p text:style-name="Text_20_body">53 </text:p>
      <text:p text:style-name="Text_20_body">&lt;loop&gt; </text:p>
      <text:p text:style-name="Text_20_body">&lt;display&gt;&lt;pft&gt; </text:p>
      <text:p text:style-name="Text_20_body">f(val(v1001),2,0),') ',v2,c15,v1,c46,v3/ </text:p>
      <text:p text:style-name="Text_20_body">&lt;/pft&gt;&lt;/display&gt; </text:p>
      <text:p text:style-name="Text_20_body">&lt;/loop&gt; </text:p>
      <text:p text:style-name="Text_20_body">&lt;/do&gt; </text:p>
      <text:p text:style-name="Text_20_body">... </text:p>
      <text:p text:style-name="Text_20_body">parm.name=posttag </text:p>
      <text:p text:style-name="Text_20_body">Informs the number of the posting field to be accessed in the range of keys. </text:p>
      <text:p text:style-name="Text_20_body">Example </text:p>
      <text:p text:style-name="Text_20_body">... </text:p>
      <text:p text:style-name="Text_20_body">&lt;do task=keyrange&gt; </text:p>
      <text:p text:style-name="Text_20_body">&lt;parm name=db&gt;CDS&lt;/parm&gt; </text:p>
      <text:p text:style-name="Text_20_body">&lt;parm name=from&gt;B&lt;/parm&gt; </text:p>
      <text:p text:style-name="Text_20_body">&lt;parm name=count&gt;20&lt;/parm&gt; </text:p>
      <text:p text:style-name="Text_20_body">&lt;parm name=posttag&gt;70&lt;/parm&gt; </text:p>
      <text:p text:style-name="Text_20_body">&lt;field action=define tag=1001&gt;Isis_Current&lt;/field&gt; </text:p>
      <text:p text:style-name="Text_20_body">&lt;field action=define tag=1&gt;Isis_Key&lt;/field&gt; </text:p>
      <text:p text:style-name="Text_20_body">&lt;field action=define tag=2&gt;Isis_Postings&lt;/field&gt; </text:p>
      <text:p text:style-name="Text_20_body">&lt;field action=define tag=3&gt;Isis_Posting&lt;/field&gt; </text:p>
      <text:p text:style-name="Text_20_body">&lt;display&gt;&lt;pft&gt; </text:p>
      <text:p text:style-name="Text_20_body">' POSTINGS',c15,'KEY',c46,'POSTING DETAIL'/# </text:p>
      <text:p text:style-name="Text_20_body">&lt;/pft&gt;&lt;/display&gt; </text:p>
      <text:p text:style-name="Text_20_body">&lt;loop&gt; </text:p>
      <text:p text:style-name="Text_20_body">&lt;display&gt;&lt;pft&gt; </text:p>
      <text:p text:style-name="Text_20_body">f(val(v1001),2,0),') ',v2,c15,v1,c46,v3/ </text:p>
      <text:p text:style-name="Text_20_body">&lt;/pft&gt;&lt;/display&gt; </text:p>
      <text:p text:style-name="Text_20_body">&lt;/loop&gt; </text:p>
      <text:p text:style-name="Text_20_body">&lt;/do&gt; </text:p>
      <text:p text:style-name="Text_20_body">... </text:p>
      <text:p text:style-name="Text_20_body">parm.name=prefix </text:p>
      <text:p text:style-name="Text_20_body"><text:soft-page-break/>Prefix to be inserted into text highlight scheme, or prefix to be used by the &lt;htmlpft&gt; element. </text:p>
      <text:p text:style-name="Text_20_body">Example </text:p>
      <text:p text:style-name="P4"/>
      <text:p text:style-name="Text_20_body"/>
      <text:p text:style-name="Text_20_body">IsisScript Language Reference Manual IsisScript Reference </text:p>
      <text:p text:style-name="Text_20_body">54 </text:p>
      <text:p text:style-name="Text_20_body">... </text:p>
      <text:p text:style-name="Text_20_body">&lt;parm name=prefix&gt;[pft]&lt;/prefix&gt; </text:p>
      <text:p text:style-name="Text_20_body">&lt;parm name=suffix&gt;[/pft]&lt;/suffix&gt; </text:p>
      <text:p text:style-name="Text_20_body">&lt;htmlpft&gt;&lt;pft&gt;cat('TEST.HTM')&lt;/pft&gt;&lt;/htmlpft&gt; </text:p>
      <text:p text:style-name="Text_20_body">... </text:p>
      <text:p text:style-name="Text_20_body">parm.name=reset </text:p>
      <text:p text:style-name="Text_20_body">Allows the inverted file update not to change the master file record pending inversion. Applicable for bases data with multiple inverted files. </text:p>
      <text:p text:style-name="Text_20_body">Example </text:p>
      <text:p text:style-name="Text_20_body">... </text:p>
      <text:p text:style-name="Text_20_body">&lt;do task="fullinvertion"&gt; </text:p>
      <text:p text:style-name="Text_20_body">&lt;parm name="db"&gt;CDS&lt;/parm&gt; </text:p>
      <text:p text:style-name="Text_20_body">&lt;parm name="fst"&gt;CDS.FST&lt;/parm&gt; </text:p>
      <text:p text:style-name="Text_20_body">&lt;parm name="reset"&gt;Off&lt;/parm&gt; </text:p>
      <text:p text:style-name="Text_20_body">&lt;field action="define" tag="1102"&gt;Isis_Status&lt;/field&gt; </text:p>
      <text:p text:style-name="Text_20_body">&lt;display&gt;&lt;pft&gt;'Full invertion: CDS'/&lt;/pft&gt;&lt;/display&gt; </text:p>
      <text:p text:style-name="Text_20_body">&lt;loop&gt;&lt;/loop&gt; </text:p>
      <text:p text:style-name="Text_20_body">&lt;display&gt;&lt;pft&gt;'Finished.'/&lt;/pft&gt;&lt;/display&gt; </text:p>
      <text:p text:style-name="Text_20_body">&lt;display&gt;&lt;pft&gt;'Lock status = 'v1102/&lt;/pft&gt;&lt;/display&gt; </text:p>
      <text:p text:style-name="Text_20_body">&lt;/do&gt; </text:p>
      <text:p text:style-name="Text_20_body">... </text:p>
      <text:p text:style-name="Text_20_body">parm.name=reverse </text:p>
      <text:p text:style-name="Text_20_body">Informs that the result records of the task specified in the &lt;do&gt; will be accessed in reverse order. </text:p>
      <text:p text:style-name="Text_20_body">Example </text:p>
      <text:p text:style-name="Text_20_body">... </text:p>
      <text:p text:style-name="Text_20_body">&lt;do task=search&gt; </text:p>
      <text:p text:style-name="Text_20_body">&lt;parm name=db&gt;&lt;pft&gt;v2001&lt;/pft&gt;&lt;/parm&gt; </text:p>
      <text:p text:style-name="Text_20_body">&lt;parm name=expression&gt;&lt;pft&gt;v2005&lt;/pft&gt;&lt;/parm&gt; </text:p>
      <text:p text:style-name="Text_20_body">&lt;parm name=reverse&gt;On&lt;/parm&gt; </text:p>
      <text:p text:style-name="Text_20_body"><text:soft-page-break/>&lt;loop&gt; </text:p>
      <text:p text:style-name="Text_20_body">&lt;display&gt;&lt;pft&gt;mfn/&lt;/pft&gt;&lt;/display&gt; </text:p>
      <text:p text:style-name="Text_20_body">&lt;/loop&gt; </text:p>
      <text:p text:style-name="P4"/>
      <text:p text:style-name="Text_20_body"/>
      <text:p text:style-name="Text_20_body">IsisScript Language Reference Manual IsisScript Reference </text:p>
      <text:p text:style-name="Text_20_body">55 </text:p>
      <text:p text:style-name="Text_20_body">&lt;/do&gt; </text:p>
      <text:p text:style-name="Text_20_body">... </text:p>
      <text:p text:style-name="Text_20_body">parm.name=sort </text:p>
      <text:p text:style-name="Text_20_body">Informs the sort format of the internal IsisScript list. </text:p>
      <text:p text:style-name="Text_20_body">Example </text:p>
      <text:p text:style-name="Text_20_body">... </text:p>
      <text:p text:style-name="Text_20_body">&lt;list action=load type=list&gt; </text:p>
      <text:p text:style-name="Text_20_body">&lt;pft&gt;'5.00'/,'1.50'/,'10.00'/,'8'/,'3.75'/,'14.20'/,'0.40'/ </text:p>
      <text:p text:style-name="Text_20_body">&lt;/pft&gt;&lt;/list&gt; </text:p>
      <text:p text:style-name="Text_20_body">&lt;do task=list&gt; </text:p>
      <text:p text:style-name="Text_20_body">&lt;field action=define tag=1001&gt;Isis_Current&lt;/field&gt; </text:p>
      <text:p text:style-name="Text_20_body">&lt;field action=define tag=1002&gt;Isis_Items&lt;/field&gt; </text:p>
      <text:p text:style-name="Text_20_body">&lt;field action=define tag=1&gt;Isis_Item&lt;/field&gt; </text:p>
      <text:p text:style-name="Text_20_body">&lt;parm name=sort&gt;&lt;pft&gt;f(val(v1),10,2)&lt;/pft&gt;&lt;/parm&gt; </text:p>
      <text:p text:style-name="Text_20_body">&lt;loop&gt; </text:p>
      <text:p text:style-name="Text_20_body">&lt;display&gt;&lt;pft&gt;v1001,'/',v1002,c10,v1/&lt;/pft&gt;&lt;/display&gt; </text:p>
      <text:p text:style-name="Text_20_body">&lt;/loop&gt; </text:p>
      <text:p text:style-name="Text_20_body">&lt;/do&gt; </text:p>
      <text:p text:style-name="Text_20_body">... </text:p>
      <text:p text:style-name="Text_20_body">parm.name=stw </text:p>
      <text:p text:style-name="Text_20_body">Informs the file with the table of words that should not be included in the inverted file (Stop Word Table) that will be used to update the inverted file or extracting keys. </text:p>
      <text:p text:style-name="Text_20_body">Example </text:p>
      <text:p text:style-name="Text_20_body">... </text:p>
      <text:p text:style-name="Text_20_body">&lt;do task=fullinversion&gt; </text:p>
      <text:p text:style-name="Text_20_body">&lt;parm name=db&gt;&lt;pft&gt;v2001&lt;/pft&gt;&lt;/parm&gt; </text:p>
      <text:p text:style-name="Text_20_body">&lt;parm name=fst&gt;&lt;pft&gt;v2061&lt;/pft&gt;&lt;/parm&gt; </text:p>
      <text:p text:style-name="Text_20_body">&lt;parm name=stw&gt;&lt;pft&gt;v2001,'.stw'&lt;/pft&gt;&lt;/parm&gt; </text:p>
      <text:p text:style-name="Text_20_body"><text:soft-page-break/>&lt;field action=define tag=1102&gt;Isis_Status&lt;/field&gt; </text:p>
      <text:p text:style-name="Text_20_body">&lt;display&gt;&lt;pft&gt;'Full invertion: ',v2001/&lt;/pft&gt;&lt;/display&gt; </text:p>
      <text:p text:style-name="Text_20_body">&lt;loop&gt;&lt;/loop&gt; </text:p>
      <text:p text:style-name="Text_20_body">&lt;display&gt;&lt;pft&gt;'Finished.'/&lt;/pft&gt;&lt;/display&gt; </text:p>
      <text:p text:style-name="Text_20_body">&lt;display&gt;&lt;pft&gt;'Lock status = 'v1102/&lt;/pft&gt;&lt;/display&gt; </text:p>
      <text:p text:style-name="P4"/>
      <text:p text:style-name="Text_20_body"/>
      <text:p text:style-name="Text_20_body">IsisScript Language Reference Manual IsisScript Reference </text:p>
      <text:p text:style-name="Text_20_body">56 </text:p>
      <text:p text:style-name="Text_20_body">&lt;/do&gt; </text:p>
      <text:p text:style-name="Text_20_body">... </text:p>
      <text:p text:style-name="Text_20_body">parm.name=suffix </text:p>
      <text:p text:style-name="Text_20_body">Suffix to be inserted into text highlight scheme, or suffix to be used by the &lt;htmlpft&gt; element. </text:p>
      <text:p text:style-name="Text_20_body">Example </text:p>
      <text:p text:style-name="Text_20_body">... </text:p>
      <text:p text:style-name="Text_20_body">&lt;parm name=prefix&gt;[pft]&lt;/prefix&gt; </text:p>
      <text:p text:style-name="Text_20_body">&lt;parm name=suffix&gt;[/pft]&lt;/suffix&gt; </text:p>
      <text:p text:style-name="Text_20_body">&lt;htmlpft&gt;&lt;pft&gt;cat('TEST.HTM')&lt;/pft&gt;&lt;/htmlpft&gt; </text:p>
      <text:p text:style-name="Text_20_body">... </text:p>
      <text:p text:style-name="Text_20_body">parm.name=task </text:p>
      <text:p text:style-name="Text_20_body">Indicates the type of task that will be used by the &lt;loop&gt; element. It takes effect if the task attribute of the &lt;do&gt; element is not specified. </text:p>
      <text:p text:style-name="Text_20_body">Example </text:p>
      <text:p text:style-name="Text_20_body">... </text:p>
      <text:p text:style-name="Text_20_body">&lt;do&gt; </text:p>
      <text:p text:style-name="Text_20_body">&lt;field action="cgi" tag="2081"&gt;dotask&lt;/field&gt; </text:p>
      <text:p text:style-name="Text_20_body">&lt;parm name="task"&gt;&lt;pft&gt;v2081&lt;/pft&gt; </text:p>
      <text:p text:style-name="Text_20_body">&lt;loop&gt; </text:p>
      <text:p text:style-name="Text_20_body">... </text:p>
      <text:p text:style-name="Text_20_body">&lt;/loop&gt; </text:p>
      <text:p text:style-name="Text_20_body">&lt;/do&gt; </text:p>
      <text:p text:style-name="Text_20_body">... </text:p>
      <text:p text:style-name="Text_20_body">parm.name=to </text:p>
      <text:p text:style-name="Text_20_body">Informs which is the last item to be accessed by the &lt;loop&gt; element group. </text:p>
      <text:p text:style-name="Text_20_body">Example </text:p>
      <text:p text:style-name="Text_20_body"><text:soft-page-break/>... </text:p>
      <text:p text:style-name="Text_20_body">&lt;do task=keyrange&gt; </text:p>
      <text:p text:style-name="Text_20_body">&lt;parm name=db&gt; &lt;pft&gt;v2001&lt;/pft&gt;&lt;/parm&gt; </text:p>
      <text:p text:style-name="Text_20_body">&lt;parm name=from&gt;&lt;pft&gt;v2002&lt;/pft&gt;&lt;/parm&gt; </text:p>
      <text:p text:style-name="P4"/>
      <text:p text:style-name="Text_20_body"/>
      <text:p text:style-name="Text_20_body">IsisScript Language Reference Manual IsisScript Reference </text:p>
      <text:p text:style-name="Text_20_body">57 </text:p>
      <text:p text:style-name="Text_20_body">&lt;parm name=to&gt; &lt;pft&gt;v2002,'ZZZZZZZZZ'&lt;/pft&gt;&lt;/parm&gt; </text:p>
      <text:p text:style-name="Text_20_body">&lt;loop&gt; </text:p>
      <text:p text:style-name="Text_20_body">&lt;display&gt;&lt;pft&gt;v1/&lt;/pft&gt;&lt;/display&gt; </text:p>
      <text:p text:style-name="Text_20_body">&lt;/loop&gt; </text:p>
      <text:p text:style-name="Text_20_body">&lt;/do&gt; </text:p>
      <text:p text:style-name="Text_20_body">... </text:p>
      <text:p text:style-name="Text_20_body">parm.name=type </text:p>
      <text:p text:style-name="Text_20_body">Informs the type of file to export or import. Possible types are: ISO2709, HLine, RLine and VLine. ISO2709 is an ISO standard (International Standards Organization) but limits the identification number of fields to 3 digits. HLine is the most efficient, it uses the H command of the &lt;proc&gt; element. RLine is used for import only, where each line of a file sequential corresponds to a record. VLine is recommended to allow modification via text editor. </text:p>
      <text:p text:style-name="Text_20_body">Example </text:p>
      <text:p text:style-name="Text_20_body">... </text:p>
      <text:p text:style-name="Text_20_body">&lt;do task=import&gt; </text:p>
      <text:p text:style-name="Text_20_body">&lt;parm name=file&gt;&lt;pft&gt;v2041&lt;/pft&gt;&lt;/parm&gt; </text:p>
      <text:p text:style-name="Text_20_body">&lt;parm name=type&gt;&lt;pft&gt;v2042&lt;/pft&gt;&lt;/parm&gt; </text:p>
      <text:p text:style-name="Text_20_body">&lt;loop&gt; </text:p>
      <text:p text:style-name="Text_20_body">&lt;display&gt;&lt;pft&gt;ALL&lt;/pft&gt;&lt;/display&gt; </text:p>
      <text:p text:style-name="Text_20_body">&lt;/loop&gt; </text:p>
      <text:p text:style-name="Text_20_body">&lt;/do&gt; </text:p>
      <text:p text:style-name="Text_20_body">... </text:p>
      <text:p text:style-name="Text_20_body">parm.name=uctab </text:p>
      <text:p text:style-name="Text_20_body">Changes the IsisScript character to uppercase conversion table during the current section. This table informs, for the update of the inverted file, for the extraction of braces and for the format language's mode option, all characters lowercase or uppercase letters with accents for the capital letters without accent. In a section without the &lt;parm name=uctab&gt; IsisScript assumes the ANSI table. </text:p>
      <text:p text:style-name="Text_20_body">Example </text:p>
      <text:p text:style-name="Text_20_body">&lt;IsisScript&gt; </text:p>
      <text:p text:style-name="P4"><text:soft-page-break/></text:p>
      <text:p text:style-name="Text_20_body"/>
      <text:p text:style-name="Text_20_body">IsisScript Language Reference Manual IsisScript Reference </text:p>
      <text:p text:style-name="Text_20_body">58 </text:p>
      <text:p text:style-name="Text_20_body">&lt;section&gt; </text:p>
      <text:p text:style-name="Text_20_body">&lt;parm cipar&gt;&lt;pft&gt;'CDS.*=/bases/cds/cds.*'/, </text:p>
      <text:p text:style-name="Text_20_body">'ACTAB=/isis/menu/isisac.tab'/&lt;/pft&gt; </text:p>
      <text:p text:style-name="Text_20_body">'UCTAB=/isis/menu/isisuc.tab'/&lt;/pft&gt; </text:p>
      <text:p text:style-name="Text_20_body">&lt;/parm&gt; </text:p>
      <text:p text:style-name="Text_20_body">&lt;parm name=actab&gt;&lt;pft&gt;cat('ACTAB')&lt;/pft&gt;&lt;/parm&gt; </text:p>
      <text:p text:style-name="Text_20_body">&lt;parm name=uctab&gt;&lt;pft&gt;cat('UCTAB')&lt;/pft&gt;&lt;/parm&gt; </text:p>
      <text:p text:style-name="Text_20_body">&lt;do task=search&gt; </text:p>
      <text:p text:style-name="Text_20_body">&lt;parm name=db&gt;CDS&lt;/parm&gt; </text:p>
      <text:p text:style-name="Text_20_body">&lt;parm name=expression&gt;plants*water&lt;/parm&gt; </text:p>
      <text:p text:style-name="Text_20_body">&lt;parm name=to&gt;10&lt;/parm&gt; </text:p>
      <text:p text:style-name="Text_20_body">&lt;loop&gt; </text:p>
      <text:p text:style-name="Text_20_body">&lt;display&gt;&lt;pft&gt;mpu,v24,mpl&lt;/pft&gt;&lt;/display&gt; </text:p>
      <text:p text:style-name="Text_20_body">&lt;/loop&gt; </text:p>
      <text:p text:style-name="Text_20_body">&lt;/do&gt; </text:p>
      <text:p text:style-name="Text_20_body">... </text:p>
      <text:p text:style-name="Text_20_body">&lt;/section&gt; </text:p>
      <text:p text:style-name="Text_20_body">&lt;/IsisScript&gt; </text:p>
      <text:p text:style-name="Text_20_body">parm.tag </text:p>
      <text:p text:style-name="Text_20_body">1. Can be used in: &lt;field&gt; &lt;parm&gt; 2. Syntax: tag=... </text:p>
      <text:p text:style-name="Text_20_body">The tag attribute is used to specify the field number. </text:p>
      <text:p text:style-name="Text_20_body">Example </text:p>
      <text:p text:style-name="Text_20_body">... </text:p>
      <text:p text:style-name="Text_20_body">&lt;parm name="fst" type="check" tag="1"&gt; </text:p>
      <text:p text:style-name="Text_20_body">&lt;pft&gt;cat(v2065)&lt;/pft&gt; </text:p>
      <text:p text:style-name="Text_20_body">&lt;/parm&gt; </text:p>
      <text:p text:style-name="Text_20_body">... </text:p>
      <text:p text:style-name="Text_20_body">parm.type </text:p>
      <text:p text:style-name="Text_20_body">1. Options: check </text:p>
      <text:p text:style-name="Text_20_body">2. Can be used in: &lt;do&gt; 3. Syntax: type=check </text:p>
      <text:p text:style-name="Text_20_body">Specifies the type of the parameter. </text:p>
      <text:p text:style-name="P4"><text:soft-page-break/></text:p>
      <text:p text:style-name="Text_20_body"/>
      <text:p text:style-name="Text_20_body">IsisScript Language Reference Manual IsisScript Reference </text:p>
      <text:p text:style-name="Text_20_body">59 </text:p>
      <text:p text:style-name="Text_20_body">Example </text:p>
      <text:p text:style-name="Text_20_body">... </text:p>
      <text:p text:style-name="Text_20_body">&lt;parm name="fst" type="check" tag="1"&gt; </text:p>
      <text:p text:style-name="Text_20_body">&lt;pft&gt;cat(v2065)&lt;/pft&gt; </text:p>
      <text:p text:style-name="Text_20_body">&lt;/parm&gt; </text:p>
      <text:p text:style-name="Text_20_body">... </text:p>
      <text:p text:style-name="Text_20_body">parm.type=check </text:p>
      <text:p text:style-name="Text_20_body">Allows checking the syntax of an FST (Field Select Table). update the specified fieldby the tag attribute with the error code (5 digits), a space and the point where the syntax error was detected, or 00000 if not there is a syntax error. </text:p>
      <text:p text:style-name="Text_20_body">Example </text:p>
      <text:p text:style-name="Text_20_body">... </text:p>
      <text:p text:style-name="Text_20_body">&lt;field action="cgi" tag="2065"&gt;fst&lt;/field&gt; </text:p>
      <text:p text:style-name="Text_20_body">&lt;parm name="fst" type="check" tag="1"&gt;&lt;pft&gt;cat(v2065)&lt;/pft&gt;&lt;/parm&gt; </text:p>
      <text:p text:style-name="Text_20_body">&lt;display&gt;&lt;pft&gt;ALL&lt;/pft&gt;&lt;/display&gt; </text:p>
      <text:p text:style-name="Text_20_body">... </text:p>
      <text:p text:style-name="Text_20_body">&lt;pft&gt; </text:p>
      <text:p text:style-name="Text_20_body">1. May contain: &lt;pft&gt; 2. Can be used in: &lt;call&gt; &lt;cgitable&gt; &lt;defines&gt; &lt;display&gt; &lt;export&gt; &lt;extract&gt; </text:p>
      <text:p text:style-name="Text_20_body">&lt;field&gt; &lt;file&gt; &lt;flow&gt; &lt;htmlpft&gt; &lt;label&gt; &lt;list&gt; &lt;parm&gt; &lt;pft&gt; &lt;proc&gt; &lt;return&gt; &lt;trace&gt; &lt;write&gt; </text:p>
      <text:p text:style-name="Text_20_body">3. Attributes: type 4. Syntax: &lt;pft&gt; ... &lt;/pft&gt; </text:p>
      <text:p text:style-name="Text_20_body">Format the current record. </text:p>
      <text:p text:style-name="Text_20_body">Example </text:p>
      <text:p text:style-name="Text_20_body">... </text:p>
      <text:p text:style-name="Text_20_body">&lt;display&gt;&lt;pft&gt;("Author: "v70+|; |)&lt;/pft&gt;&lt;/display&gt; </text:p>
      <text:p text:style-name="Text_20_body">&lt;display&gt;&lt;pft&gt;@CDS.PFT&lt;/pft&gt;&lt;/display&gt; </text:p>
      <text:p text:style-name="Text_20_body">&lt;display&gt;&lt;pft&gt;cat('C:\AUTOEXEC.BAT')&lt;/pft&gt;&lt;/display&gt; </text:p>
      <text:p text:style-name="Text_20_body">&lt;display&gt;&lt;pft&gt;ref(['CONFIG']1,v500/)&lt;/pft&gt;&lt;/display&gt; </text:p>
      <text:p text:style-name="Text_20_body">... </text:p>
      <text:p text:style-name="P4"/>
      <text:p text:style-name="Text_20_body"/>
      <text:p text:style-name="Text_20_body">IsisScript Language Reference Manual IsisScript Reference </text:p>
      <text:p text:style-name="Text_20_body"><text:soft-page-break/>60 </text:p>
      <text:p text:style-name="Text_20_body">pft.type </text:p>
      <text:p text:style-name="Text_20_body">1. Options: check reload 2. Can be used in: &lt;field&gt; &lt;file&gt; &lt;htmlpft&gt; &lt;list&gt; &lt;pft&gt; </text:p>
      <text:p text:style-name="Text_20_body">3. Syntax: type=... Type of action to be taken to execute the format. </text:p>
      <text:p text:style-name="Text_20_body">Example </text:p>
      <text:p text:style-name="Text_20_body">... </text:p>
      <text:p text:style-name="Text_20_body">&lt;do&gt; </text:p>
      <text:p text:style-name="Text_20_body">&lt;parm name=to&gt;10&lt;/parm&gt; </text:p>
      <text:p text:style-name="Text_20_body">&lt;loop&gt; </text:p>
      <text:p text:style-name="Text_20_body">&lt;display&gt; </text:p>
      <text:p text:style-name="Text_20_body">&lt;pft type=reload&gt; </text:p>
      <text:p text:style-name="Text_20_body">&lt;pft&gt;ref(['CONFIG']val(v1),v500/)&lt;/pft&gt; </text:p>
      <text:p text:style-name="Text_20_body">&lt;/pft&gt; </text:p>
      <text:p text:style-name="Text_20_body">&lt;/display&gt; </text:p>
      <text:p text:style-name="Text_20_body">&lt;/loop&gt; </text:p>
      <text:p text:style-name="Text_20_body">&lt;/do&gt; </text:p>
      <text:p text:style-name="Text_20_body">... </text:p>
      <text:p text:style-name="Text_20_body">pft.type=check </text:p>
      <text:p text:style-name="Text_20_body">Allows you to check the syntax of a format. Returns the error code (5 digits), a space and the point where the syntax error was detected, or if there is no syntax error. </text:p>
      <text:p text:style-name="Text_20_body">Example </text:p>
      <text:p text:style-name="Text_20_body">... </text:p>
      <text:p text:style-name="Text_20_body">&lt;field action="cgi" tag="2065"&gt;pft&lt;/field&gt; </text:p>
      <text:p text:style-name="Text_20_body">&lt;display&gt; </text:p>
      <text:p text:style-name="Text_20_body">&lt;pft type="check"&gt; </text:p>
      <text:p text:style-name="Text_20_body">&lt;pft&gt;v2065&lt;/pft&gt; </text:p>
      <text:p text:style-name="Text_20_body">&lt;/pft&gt; </text:p>
      <text:p text:style-name="Text_20_body">&lt;/display&gt; </text:p>
      <text:p text:style-name="Text_20_body">... </text:p>
      <text:p text:style-name="P4"/>
      <text:p text:style-name="Text_20_body"/>
      <text:p text:style-name="Text_20_body">IsisScript Language Reference Manual IsisScript Reference </text:p>
      <text:p text:style-name="Text_20_body">61 </text:p>
      <text:p text:style-name="Text_20_body">pft.type=reload </text:p>
      <text:p text:style-name="Text_20_body">Use this option to tell IsisScript that the format will have to be recompiled each time this instruction is <text:soft-page-break/>executed. </text:p>
      <text:p text:style-name="Text_20_body">Example </text:p>
      <text:p text:style-name="Text_20_body">... </text:p>
      <text:p text:style-name="Text_20_body">&lt;display&gt; </text:p>
      <text:p text:style-name="Text_20_body">&lt;pft type=reload&gt; </text:p>
      <text:p text:style-name="Text_20_body">&lt;pft&gt;ref(['CONFIG']1,v500/)&lt;/pft&gt; </text:p>
      <text:p text:style-name="Text_20_body">&lt;/pft&gt; </text:p>
      <text:p text:style-name="Text_20_body">&lt;/display&gt; </text:p>
      <text:p text:style-name="Text_20_body">... </text:p>
      <text:p text:style-name="Text_20_body">&lt;proc&gt; </text:p>
      <text:p text:style-name="Text_20_body">1. May contain: &lt;pft&gt; 2. Can be used in: &lt;do&gt; &lt;function&gt; &lt;hl&gt; &lt;loop&gt; &lt;section&gt; &lt;update&gt; </text:p>
      <text:p text:style-name="Text_20_body">3. Syntax: &lt;proc&gt; ... &lt;/proc&gt; Modifies the contents of the current record. </text:p>
      <text:p text:style-name="Text_20_body">Example </text:p>
      <text:p text:style-name="Text_20_body">... </text:p>
      <text:p text:style-name="Text_20_body">&lt;proc&gt;&lt;pft&gt;'a',v2024,'~',v2027,'~'&lt;/pft&gt;&lt;/proc&gt; </text:p>
      <text:p text:style-name="Text_20_body">... </text:p>
      <text:p text:style-name="Text_20_body">&lt;return&gt; </text:p>
      <text:p text:style-name="Text_20_body">1. May contain: &lt;pft&gt; 2. Can be used in: &lt;function&gt; 3. Attributes: action split tag 4. Syntax: &lt;return&gt; ... &lt;/return&gt; </text:p>
      <text:p text:style-name="Text_20_body">Exit the current function. </text:p>
      <text:p text:style-name="Text_20_body">Example </text:p>
      <text:p text:style-name="Text_20_body">... </text:p>
      <text:p text:style-name="Text_20_body">&lt;function name=ParamTest action=replace tag=1 split=occ&gt; </text:p>
      <text:p text:style-name="Text_20_body">&lt;display&gt;&lt;pft&gt;##'ParamTest'/&lt;/pft&gt;&lt;/display&gt; </text:p>
      <text:p text:style-name="P4"/>
      <text:p text:style-name="Text_20_body"/>
      <text:p text:style-name="Text_20_body">IsisScript Language Reference Manual IsisScript Reference </text:p>
      <text:p text:style-name="Text_20_body">62 </text:p>
      <text:p text:style-name="Text_20_body">&lt;display&gt;&lt;pft&gt;ALL&lt;/pft&gt;&lt;/display&gt; </text:p>
      <text:p text:style-name="Text_20_body">&lt;return action=replace tag=9999 split=occ&gt; </text:p>
      <text:p text:style-name="Text_20_body">&lt;pft&gt;(v1/)&lt;/pft&gt; </text:p>
      <text:p text:style-name="Text_20_body">&lt;/return&gt; </text:p>
      <text:p text:style-name="Text_20_body">&lt;display&gt;Parameter field 1 absent!&lt;/display&gt; </text:p>
      <text:p text:style-name="Text_20_body">&lt;/function&gt; </text:p>
      <text:p text:style-name="Text_20_body">... </text:p>
      <text:p text:style-name="Text_20_body"><text:soft-page-break/>return.action </text:p>
      <text:p text:style-name="Text_20_body">See: &lt;field action=...&gt; Return parameters to the caller of the function. have the same functionality of the action attribute of the &lt;field&gt; element. </text:p>
      <text:p text:style-name="Text_20_body">Example </text:p>
      <text:p text:style-name="Text_20_body">... </text:p>
      <text:p text:style-name="Text_20_body">&lt;function name=ParamTest action=replace tag=1 split=occ&gt; </text:p>
      <text:p text:style-name="Text_20_body">&lt;display&gt;&lt;pft&gt;##'ParamTest'/&lt;/pft&gt;&lt;/display&gt; </text:p>
      <text:p text:style-name="Text_20_body">&lt;display&gt;&lt;pft&gt;ALL&lt;/pft&gt;&lt;/display&gt; </text:p>
      <text:p text:style-name="Text_20_body">&lt;return action=replace tag=9999 split=occ&gt; </text:p>
      <text:p text:style-name="Text_20_body">&lt;pft&gt;(v1/)&lt;/pft&gt; </text:p>
      <text:p text:style-name="Text_20_body">&lt;/return&gt; </text:p>
      <text:p text:style-name="Text_20_body">&lt;display&gt;Parameter field 1 absent!&lt;/display&gt; </text:p>
      <text:p text:style-name="Text_20_body">&lt;/function&gt; </text:p>
      <text:p text:style-name="Text_20_body">... </text:p>
      <text:p text:style-name="Text_20_body">return.split </text:p>
      <text:p text:style-name="Text_20_body">See: &lt;field split=...&gt; Return parameters to the caller of the function. have the same functionality of the split attribute of the &lt;field&gt; statement. </text:p>
      <text:p text:style-name="Text_20_body">Example </text:p>
      <text:p text:style-name="Text_20_body">... </text:p>
      <text:p text:style-name="Text_20_body">&lt;function name=ParamTest action=replace tag=1 split=occ&gt; </text:p>
      <text:p text:style-name="Text_20_body">&lt;display&gt;&lt;pft&gt;##'ParamTest'/&lt;/pft&gt;&lt;/display&gt; </text:p>
      <text:p text:style-name="Text_20_body">&lt;display&gt;&lt;pft&gt;ALL&lt;/pft&gt;&lt;/display&gt; </text:p>
      <text:p text:style-name="Text_20_body">&lt;return action=replace tag=9999 split=occ&gt; </text:p>
      <text:p text:style-name="Text_20_body">&lt;pft&gt;(v1/)&lt;/pft&gt; </text:p>
      <text:p text:style-name="P4"/>
      <text:p text:style-name="Text_20_body"/>
      <text:p text:style-name="Text_20_body">IsisScript Language Reference Manual IsisScript Reference </text:p>
      <text:p text:style-name="Text_20_body">63 </text:p>
      <text:p text:style-name="Text_20_body">&lt;/return&gt; </text:p>
      <text:p text:style-name="Text_20_body">&lt;display&gt;Parameter field 1 absent!&lt;/display&gt; </text:p>
      <text:p text:style-name="Text_20_body">&lt;/function&gt; </text:p>
      <text:p text:style-name="Text_20_body">... </text:p>
      <text:p text:style-name="Text_20_body">return.tag </text:p>
      <text:p text:style-name="Text_20_body">See: &lt;field tag=...&gt; </text:p>
      <text:p text:style-name="Text_20_body">Return of parameters to the caller of the function. have the same functionality of the tag attribute of the <text:soft-page-break/>&lt;field&gt; element. </text:p>
      <text:p text:style-name="Text_20_body">Example </text:p>
      <text:p text:style-name="Text_20_body">... </text:p>
      <text:p text:style-name="Text_20_body">&lt;function name=ParamTest action=replace tag=1 split=occ&gt; </text:p>
      <text:p text:style-name="Text_20_body">&lt;display&gt;&lt;pft&gt;##'ParamTest'/&lt;/pft&gt;&lt;/display&gt; </text:p>
      <text:p text:style-name="Text_20_body">&lt;display&gt;&lt;pft&gt;ALL&lt;/pft&gt;&lt;/display&gt; </text:p>
      <text:p text:style-name="Text_20_body">&lt;return action=replace tag=9999 split=occ&gt; </text:p>
      <text:p text:style-name="Text_20_body">&lt;pft&gt;(v1/)&lt;/pft&gt; </text:p>
      <text:p text:style-name="Text_20_body">&lt;/return&gt; </text:p>
      <text:p text:style-name="Text_20_body">&lt;display&gt;Parameter field 1 absent!&lt;/display&gt; </text:p>
      <text:p text:style-name="Text_20_body">&lt;/function&gt; </text:p>
      <text:p text:style-name="Text_20_body">... </text:p>
      <text:p text:style-name="Text_20_body">return.tag </text:p>
      <text:p text:style-name="Text_20_body">See: &lt;field tag=...&gt; Return parameters to the caller of the function. have the same functionality of the tag attribute of the &lt;field&gt; statement. </text:p>
      <text:p text:style-name="Text_20_body">Example </text:p>
      <text:p text:style-name="Text_20_body">... </text:p>
      <text:p text:style-name="Text_20_body">&lt;function name=ParamTest action=replace tag=1 split=occ&gt; </text:p>
      <text:p text:style-name="Text_20_body">&lt;display&gt;&lt;pft&gt;##'ParamTest'/&lt;/pft&gt;&lt;/display&gt; </text:p>
      <text:p text:style-name="Text_20_body">&lt;display&gt;&lt;pft&gt;ALL&lt;/pft&gt;&lt;/display&gt; </text:p>
      <text:p text:style-name="Text_20_body">&lt;return action=replace tag=9999 split=occ&gt; </text:p>
      <text:p text:style-name="Text_20_body">&lt;pft&gt;(v1/)&lt;/pft&gt; </text:p>
      <text:p text:style-name="Text_20_body">&lt;/return&gt; </text:p>
      <text:p text:style-name="Text_20_body">&lt;display&gt;Parameter field 1 absent!&lt;/display&gt; </text:p>
      <text:p text:style-name="Text_20_body">&lt;/function&gt; </text:p>
      <text:p text:style-name="P4"/>
      <text:p text:style-name="Text_20_body"/>
      <text:p text:style-name="Text_20_body">IsisScript Language Reference Manual IsisScript Reference </text:p>
      <text:p text:style-name="Text_20_body">64 </text:p>
      <text:p text:style-name="Text_20_body">... </text:p>
      <text:p text:style-name="Text_20_body">&lt;section&gt; </text:p>
      <text:p text:style-name="Text_20_body">1. May contain: &lt;call&gt; &lt;cgitable&gt; &lt;defines&gt; &lt;display&gt; &lt;do&gt; &lt;export&gt; &lt;extract&gt; &lt;field&gt; &lt;file&gt; &lt;flow&gt; &lt;hl&gt; &lt;label&gt; &lt;list&gt; &lt;parm&gt; &lt;proc&gt; &lt;trace&gt; </text:p>
      <text:p text:style-name="Text_20_body">2. Can be used in: &lt;IsisScript&gt; </text:p>
      <text:p text:style-name="Text_20_body">3. Attributes: name 4. Syntax: &lt;section&gt; ... &lt;/section&gt; </text:p>
      <text:p text:style-name="Text_20_body"><text:soft-page-break/>The &lt;section&gt; is used to start a sequence of instructions that access common fields and use common tables. The name attribute can be used for identification. </text:p>
      <text:p text:style-name="Text_20_body">Example </text:p>
      <text:p text:style-name="Text_20_body">&lt;IsisScript name=Test&gt; </text:p>
      <text:p text:style-name="Text_20_body">&lt;section name=TestFirst&gt; </text:p>
      <text:p text:style-name="Text_20_body">&lt;display&gt;&lt;pft&gt;mpu,'Test'&lt;/pft&gt;&lt;/display&gt; </text:p>
      <text:p text:style-name="Text_20_body">&lt;/section&gt; </text:p>
      <text:p text:style-name="Text_20_body">&lt;/IsisScript&gt; </text:p>
      <text:p text:style-name="Text_20_body">section.name </text:p>
      <text:p text:style-name="Text_20_body">1. Can be used in: &lt;call&gt; &lt;function&gt; &lt;IsisScript&gt; &lt;section&gt; 2. Syntax: name=... </text:p>
      <text:p text:style-name="Text_20_body">The name attribute is optional, when used it serves to identify the section. </text:p>
      <text:p text:style-name="Text_20_body">Example </text:p>
      <text:p text:style-name="Text_20_body">&lt;IsisScript name=Test&gt; </text:p>
      <text:p text:style-name="Text_20_body">&lt;section name=TestFirst&gt; </text:p>
      <text:p text:style-name="Text_20_body">&lt;display&gt;&lt;pft&gt;mpu,'Test'&lt;/pft&gt;&lt;/display&gt; </text:p>
      <text:p text:style-name="Text_20_body">&lt;/section&gt; </text:p>
      <text:p text:style-name="Text_20_body">&lt;/IsisScript&gt; </text:p>
      <text:p text:style-name="Text_20_body">&lt;trace&gt; </text:p>
      <text:p text:style-name="Text_20_body">1. May contain: &lt;pft&gt; 2. Can be used in: &lt;do&gt; &lt;function&gt; &lt;hl&gt; &lt;IsisScript&gt; &lt;loop&gt; &lt;section&gt; </text:p>
      <text:p text:style-name="Text_20_body">&lt;update&gt; </text:p>
      <text:p text:style-name="P4"/>
      <text:p text:style-name="Text_20_body"/>
      <text:p text:style-name="Text_20_body">IsisScript Language Reference Manual IsisScript Reference </text:p>
      <text:p text:style-name="Text_20_body">65 </text:p>
      <text:p text:style-name="Text_20_body">3. Syntax: &lt;trace&gt; ... &lt;/trace&gt; Enables or disables the display of the instruction being executed. the modes possible are normal, row by row or table, respectively: On, BR and Table. </text:p>
      <text:p text:style-name="Text_20_body">Example </text:p>
      <text:p text:style-name="Text_20_body">... </text:p>
      <text:p text:style-name="Text_20_body">&lt;trace&gt;On&lt;/trace&gt; </text:p>
      <text:p text:style-name="Text_20_body">... </text:p>
      <text:p text:style-name="Text_20_body">&lt;update&gt; </text:p>
      <text:p text:style-name="Text_20_body">1. May contain: &lt;call&gt; &lt;cgitable&gt; &lt;defines&gt; &lt;display&gt; &lt;do&gt; &lt;export&gt; &lt;extract&gt; &lt;field&gt; &lt;file&gt; &lt;flow&gt; &lt;hl&gt; &lt;label&gt; &lt;list&gt; &lt;parm&gt; &lt;proc&gt; &lt;return&gt; &lt;trace&gt; &lt;write&gt; </text:p>
      <text:p text:style-name="Text_20_body">2. Can be used in: &lt;do&gt; 3. Syntax: &lt;update&gt; ... &lt;/update&gt; </text:p>
      <text:p text:style-name="Text_20_body">Starts a block of instructions for modifying or adding a record. </text:p>
      <text:p text:style-name="Text_20_body"><text:soft-page-break/>Example </text:p>
      <text:p text:style-name="Text_20_body">... </text:p>
      <text:p text:style-name="Text_20_body">&lt;do task=update&gt; </text:p>
      <text:p text:style-name="Text_20_body">&lt;parm name=db&gt;CDS&lt;/parm&gt; </text:p>
      <text:p text:style-name="Text_20_body">&lt;parm name=mfn&gt;New&lt;/parm&gt; </text:p>
      <text:p text:style-name="Text_20_body">&lt;field action=define tag=1102&gt;Isis_Status&lt;/field&gt; </text:p>
      <text:p text:style-name="Text_20_body">&lt;update&gt; </text:p>
      <text:p text:style-name="Text_20_body">&lt;field action=append tag=1&gt;One more&lt;/field&gt; </text:p>
      <text:p text:style-name="Text_20_body">&lt;write&gt;Unlock&lt;/write&gt; </text:p>
      <text:p text:style-name="Text_20_body">&lt;display&gt;&lt;pft&gt;ALL&lt;/pft&gt;&lt;/display&gt; </text:p>
      <text:p text:style-name="Text_20_body">&lt;/update&gt; </text:p>
      <text:p text:style-name="Text_20_body">&lt;/do&gt; </text:p>
      <text:p text:style-name="Text_20_body">... </text:p>
      <text:p text:style-name="Text_20_body">&lt;write&gt; </text:p>
      <text:p text:style-name="Text_20_body">1. May contain: &lt;pft&gt; 2. Can be used in: &lt;update&gt; </text:p>
      <text:p text:style-name="Text_20_body">3. Syntax: &lt;write&gt; ... &lt;/write&gt; Element that records the registry modification. </text:p>
      <text:p text:style-name="P4"/>
      <text:p text:style-name="Text_20_body"/>
      <text:p text:style-name="Text_20_body">IsisScript Language Reference Manual IsisScript Reference </text:p>
      <text:p text:style-name="Text_20_body">66 </text:p>
      <text:p text:style-name="Text_20_body">If the element &lt;parm name=mfn&gt; indicate New or GetNew then add a new record, otherwise update the mfn passed as an argument. If the argument of the &lt;write&gt; for Unlock the record will be unlocked after being recorded, if it is Lock the record will be recorded and locked, if it is NoUnlock the record will remain locked and the lock information will remain the same, if Delete the record will be deleted. </text:p>
      <text:p text:style-name="Text_20_body">Example </text:p>
      <text:p text:style-name="Text_20_body">... </text:p>
      <text:p text:style-name="Text_20_body">&lt;do task=update&gt; </text:p>
      <text:p text:style-name="Text_20_body">&lt;parm name=db&gt;CDS&lt;/parm&gt; </text:p>
      <text:p text:style-name="Text_20_body">&lt;parm name=mfn&gt;New&lt;/parm&gt; </text:p>
      <text:p text:style-name="Text_20_body">&lt;field action=define tag=1102&gt;Isis_Status&lt;/field&gt; </text:p>
      <text:p text:style-name="Text_20_body">&lt;update&gt; </text:p>
      <text:p text:style-name="Text_20_body">&lt;field action=add tag=1&gt;One more&lt;/field&gt; </text:p>
      <text:p text:style-name="Text_20_body">&lt;write&gt;Unlock&lt;/write&gt; </text:p>
      <text:p text:style-name="Text_20_body">&lt;display&gt;&lt;pft&gt;ALL&lt;/pft&gt;&lt;/display&gt; </text:p>
      <text:p text:style-name="Text_20_body">&lt;/update&gt; </text:p>
      <text:p text:style-name="Text_20_body"><text:soft-page-break/>&lt;/do&gt; </text:p>
      <text:p text:style-name="Text_20_body">... </text:p>
      <text:p text:style-name="P4"/>
      <text:p text:style-name="Text_20_body"/>
      <text:p text:style-name="Text_20_body">67 </text:p>
      <text:p text:style-name="Text_20_body">Bibliographic references </text:p>
      <text:p text:style-name="Text_20_body">1. PACKER, Abel Laerte et al. WWWISIS : the way to the Internet. INFOISIS, </text:p>
      <text:p text:style-name="Text_20_body">Buenos Aires, v. 2, no. 3-4, p. 7-21, 1996. </text:p>
      <text:p text:style-name="Text_20_body">2. SANTOS, Gildenir Carolino, PIETROSANTO, Ademir Giacomo. access in </text:p>
      <text:p text:style-name="Text_20_body">database on economics and education, via the Internet through the tool </text:p>
      <text:p text:style-name="Text_20_body">WWWISIS. Presented at National Seminar on University Libraries, </text:p>
      <text:p text:style-name="Text_20_body">10., 1998, Fortaleza. (electronic version: diskette). </text:p>
      <text:p text:style-name="Text_20_body">3. JAYAKANTH, F. Implementing WWWISIS for providing Web access to </text:p>
      <text:p text:style-name="Text_20_body">bibliographic databases. INSPEL, [Germany], v. 35, n.1, p. 42-54, 2001. </text:p>
      <text:p text:style-name="P4"/>
      <text:p text:style-name="Text_20_body"/>
      <text:p text:style-name="Text_20_body">68 </text:p>
      <text:p text:style-name="Text_20_body">Glossary </text:p>
      <text:p text:style-name="Text_20_body">File. In computing, a set of data that can be </text:p>
      <text:p text:style-name="Text_20_body">recorded on some storage device. the files of </text:p>
      <text:p text:style-name="Text_20_body">data is created by applications, such as a </text:p>
      <text:p text:style-name="Text_20_body">word processor. </text:p>
      <text:p text:style-name="Text_20_body">Inverted file. Set of six physical files, five of which </text:p>
      <text:p text:style-name="Text_20_body">contains the dictionary search terms (organized as a </text:p>
      <text:p text:style-name="Text_20_body">B* tree) and the sixth contains the list of pointers associated with </text:p>
      <text:p text:style-name="Text_20_body">each term. In order to optimize disk storage, if </text:p>
      <text:p text:style-name="Text_20_body">maintains two separate B* trees: one for the terms with </text:p>
      <text:p text:style-name="Text_20_body">size up to 10 characters (stored in .N01 and .L01 files) </text:p>
      <text:p text:style-name="Text_20_body">and another for terms up to 30 characters long </text:p>
      <text:p text:style-name="Text_20_body">(stored in .N02 and .L02 files). The .CNT file contains the </text:p>
      <text:p text:style-name="Text_20_body">control fields for both B* trees). In each file of </text:p>
      <text:p text:style-name="Text_20_body">B tree* the .N0x file contains the tree nodes and the .L0x file </text:p>
      <text:p text:style-name="Text_20_body">contains the leaves. The records of the leaves point to the place </text:p>
      <text:p text:style-name="Text_20_body">where are the pointers that contain the information for </text:p>
      <text:p text:style-name="Text_20_body">locate the records (postings) in the database. This file if </text:p>
      <text:p text:style-name="Text_20_body"><text:soft-page-break/>identifies with the .IFP extension. </text:p>
      <text:p text:style-name="P4"/>
      <text:p text:style-name="Text_20_body"/>
      <text:p text:style-name="Text_20_body">IsisScript Language Reference Manual Glossary </text:p>
      <text:p text:style-name="Text_20_body">69 </text:p>
      <text:p text:style-name="Text_20_body">Backup. Procedure in which one or more files and/or directories </text:p>
      <text:p text:style-name="Text_20_body">are duplicated to another storage device (tape or </text:p>
      <text:p text:style-name="Text_20_body">disk), producing a backup copy that can be </text:p>
      <text:p text:style-name="Text_20_body">restored in case of accidental deletion or physical damage to the </text:p>
      <text:p text:style-name="Text_20_body">original data. </text:p>
      <text:p text:style-name="Text_20_body">Database. Collection of structured data to be accessed </text:p>
      <text:p text:style-name="Text_20_body">and manipulated easily. It is made up of units called </text:p>
      <text:p text:style-name="Text_20_body">records, whose various attributes are represented by fields and </text:p>
      <text:p text:style-name="Text_20_body">subfields. For example, in a "customer registration" file, each </text:p>
      <text:p text:style-name="Text_20_body">customer represents a record, which has several fields, such as </text:p>
      <text:p text:style-name="Text_20_body">"NAME", "CUSTOMER CODE", "PHONE" etc. </text:p>
      <text:p text:style-name="Text_20_body">Bibliographic databases. Electronic version of a catalog or </text:p>
      <text:p text:style-name="Text_20_body">bibliographic index. </text:p>
      <text:p text:style-name="Text_20_body">Field. Element of a record that allows storing </text:p>
      <text:p text:style-name="Text_20_body">specific information. See Database. </text:p>
      <text:p text:style-name="Text_20_body">CDS/ISIS – MicroISIS. Software developed and maintained by UNESCO </text:p>
      <text:p text:style-name="Text_20_body">for the treatment of bibliographic data. </text:p>
      <text:p text:style-name="Text_20_body">CGI. It is a standard for connecting external applications with </text:p>
      <text:p text:style-name="Text_20_body">providers of access to information, such as HTTP or the Web </text:p>
      <text:p text:style-name="Text_20_body">Services. </text:p>
      <text:p text:style-name="Text_20_body">Key. Expression that identifies one or more pieces of information </text:p>
      <text:p text:style-name="Text_20_body">a particular class or type that can be used in a search. </text:p>
      <text:p text:style-name="Text_20_body">Presentation format. Set of commands that determine </text:p>
      <text:p text:style-name="Text_20_body">how to output data from an ISIS database. </text:p>
      <text:p text:style-name="Text_20_body">Electronic format. Any form of storage, retrieval </text:p>
      <text:p text:style-name="Text_20_body">and presentation of information that can be transmitted online or </text:p>
      <text:p text:style-name="Text_20_body">recording on magnetic or optical media. </text:p>
      <text:p text:style-name="P4"/>
      <text:p text:style-name="Text_20_body"/>
      <text:p text:style-name="Text_20_body">IsisScript Language Reference Manual Glossary </text:p>
      <text:p text:style-name="Text_20_body"><text:soft-page-break/>70 </text:p>
      <text:p text:style-name="Text_20_body">ISO (file) format. Standard established by ISO for </text:p>
      <text:p text:style-name="Text_20_body">data exchange between institutions, networks and users. </text:p>
      <text:p text:style-name="Text_20_body">LILACS format. Established bibliographic description format </text:p>
      <text:p text:style-name="Text_20_body">by BIREME, based on the UNISIST Reference Manual for Machine- </text:p>
      <text:p text:style-name="Text_20_body">readable Bibliographic Descriptions. </text:p>
      <text:p text:style-name="Text_20_body">Indexing. Procedure for identifying and describing the content of </text:p>
      <text:p text:style-name="Text_20_body">a document with terms that represent the subjects </text:p>
      <text:p text:style-name="Text_20_body">ccorresponding to this document with the aim of retrieving it </text:p>
      <text:p text:style-name="Text_20_body">later. </text:p>
      <text:p text:style-name="Text_20_body">Posting. Consists of a key address extracted from the file </text:p>
      <text:p text:style-name="Text_20_body">master. </text:p>
      <text:p text:style-name="Text_20_body">Registration. Structured set of data that allows you to store </text:p>
      <text:p text:style-name="Text_20_body">a specific subject. See Database. </text:p>
      <text:p text:style-name="Text_20_body">Subfield. Element that contains the least amount of information about </text:p>
      <text:p text:style-name="Text_20_body">a field, the meaning of which may not be clear if not analyzed in </text:p>
      <text:p text:style-name="Text_20_body">set with other related elements. </text:p>
      <text:p text:style-name="Text_20_body">URL. Defined standard for addressing data contents </text:p>
      <text:p text:style-name="Text_20_body">via TCP/IP protocol. Internet browsers use the URL </text:p>
      <text:p text:style-name="Text_20_body">to access pages on the web. </text:p>
      <text:p text:style-name="Text_20_body"/>
      <text:list xml:id="list2484607380" text:style-name="L1">
        <text:list-item>
          <text:p text:style-name="P5">About Bireme </text:p>
        </text:list-item>
        <text:list-item>
          <text:p text:style-name="P5">About the VHL </text:p>
        </text:list-item>
        <text:list-item>
          <text:p text:style-name="P5">&lt;IsisScript&gt; </text:p>
          <text:list>
            <text:list-item>
              <text:p text:style-name="P5">IsisScript.name </text:p>
            </text:list-item>
          </text:list>
        </text:list-item>
        <text:list-item>
          <text:p text:style-name="P5">&lt;call&gt; </text:p>
          <text:list>
            <text:list-item>
              <text:p text:style-name="P5">call.name </text:p>
            </text:list-item>
          </text:list>
        </text:list-item>
        <text:list-item>
          <text:p text:style-name="P5">&lt;cgitable&gt; </text:p>
        </text:list-item>
        <text:list-item>
          <text:p text:style-name="P5">&lt;define&gt; </text:p>
        </text:list-item>
        <text:list-item>
          <text:p text:style-name="P5">&lt;display&gt; </text:p>
        </text:list-item>
        <text:list-item>
          <text:p text:style-name="P5">&lt;do&gt; </text:p>
          <text:list>
            <text:list-item>
              <text:p text:style-name="P5">do.task </text:p>
              <text:list>
                <text:list-item>
                  <text:p text:style-name="P5">do.task=fullinversion </text:p>
                </text:list-item>
                <text:list-item>
                  <text:p text:style-name="P5">do.task=import </text:p>
                </text:list-item>
                <text:list-item>
                  <text:p text:style-name="P5">do.task=invertedload </text:p>
                </text:list-item>
                <text:list-item>
                  <text:p text:style-name="P5">do.task=keyrange </text:p>
                </text:list-item>
                <text:list-item>
                  <text:p text:style-name="P5">do.task=list </text:p>
                </text:list-item>
                <text:list-item>
                  <text:p text:style-name="P5">do.task=mastersort </text:p>
                </text:list-item>
                <text:list-item>
                  <text:p text:style-name="P5">do.task=mfnrange </text:p>
                </text:list-item>
                <text:list-item>
                  <text:p text:style-name="P5">do.task=search </text:p>
                </text:list-item>
                <text:list-item>
                  <text:p text:style-name="P5"><text:soft-page-break/>do.task=update </text:p>
                </text:list-item>
              </text:list>
            </text:list-item>
          </text:list>
        </text:list-item>
        <text:list-item>
          <text:p text:style-name="P5">&lt;export&gt; </text:p>
        </text:list-item>
        <text:list-item>
          <text:p text:style-name="P5">&lt;extract&gt; </text:p>
        </text:list-item>
        <text:list-item>
          <text:p text:style-name="P5">&lt;field&gt; </text:p>
          <text:list>
            <text:list-item>
              <text:p text:style-name="P5">field.action </text:p>
              <text:list>
                <text:list-item>
                  <text:p text:style-name="P5">field.action=add </text:p>
                </text:list-item>
                <text:list-item>
                  <text:p text:style-name="P5">field.action=cgi </text:p>
                </text:list-item>
                <text:list-item>
                  <text:p text:style-name="P5">field.action=define </text:p>
                </text:list-item>
                <text:list-item>
                  <text:p text:style-name="P5">field.action=delete </text:p>
                </text:list-item>
                <text:list-item>
                  <text:p text:style-name="P5">field.action=export </text:p>
                </text:list-item>
                <text:list-item>
                  <text:p text:style-name="P5">field.action=hl </text:p>
                </text:list-item>
                <text:list-item>
                  <text:p text:style-name="P5">field.action=import </text:p>
                </text:list-item>
                <text:list-item>
                  <text:p text:style-name="P5">field.action=occ </text:p>
                </text:list-item>
                <text:list-item>
                  <text:p text:style-name="P5">field.action=replace </text:p>
                </text:list-item>
                <text:list-item>
                  <text:p text:style-name="P5">field.action=statusdb </text:p>
                </text:list-item>
                <text:list-item>
                  <text:p text:style-name="P5">field.action=statusfile </text:p>
                </text:list-item>
              </text:list>
            </text:list-item>
            <text:list-item>
              <text:p text:style-name="P5">field.from </text:p>
            </text:list-item>
            <text:list-item>
              <text:p text:style-name="P5">field.previous </text:p>
              <text:list>
                <text:list-item>
                  <text:p text:style-name="P5">field.previous=add </text:p>
                </text:list-item>
                <text:list-item>
                  <text:p text:style-name="P5">field.previous=delete </text:p>
                </text:list-item>
              </text:list>
            </text:list-item>
            <text:list-item>
              <text:p text:style-name="P5">field.split </text:p>
              <text:list>
                <text:list-item>
                  <text:p text:style-name="P5">field.split=flddir </text:p>
                </text:list-item>
                <text:list-item>
                  <text:p text:style-name="P5">field.split=occ </text:p>
                </text:list-item>
              </text:list>
            </text:list-item>
            <text:list-item>
              <text:p text:style-name="P5">field.tag </text:p>
              <text:list>
                <text:list-item>
                  <text:p text:style-name="P5">field.tag=list </text:p>
                </text:list-item>
              </text:list>
            </text:list-item>
            <text:list-item>
              <text:p text:style-name="P5">field.type </text:p>
              <text:list>
                <text:list-item>
                  <text:p text:style-name="P5">field.type=flag </text:p>
                </text:list-item>
              </text:list>
            </text:list-item>
          </text:list>
        </text:list-item>
        <text:list-item>
          <text:p text:style-name="P5">&lt;file&gt; </text:p>
          <text:list>
            <text:list-item>
              <text:p text:style-name="P5">file.action </text:p>
              <text:list>
                <text:list-item>
                  <text:p text:style-name="P5">file.action=append </text:p>
                </text:list-item>
                <text:list-item>
                  <text:p text:style-name="P5">file.action=close </text:p>
                </text:list-item>
                <text:list-item>
                  <text:p text:style-name="P5">file.action=create </text:p>
                </text:list-item>
                <text:list-item>
                  <text:p text:style-name="P5">file.action=delete </text:p>
                </text:list-item>
                <text:list-item>
                  <text:p text:style-name="P5">file.action=unlock </text:p>
                </text:list-item>
              </text:list>
            </text:list-item>
            <text:list-item>
              <text:p text:style-name="P5">file.type </text:p>
              <text:list>
                <text:list-item>
                  <text:p text:style-name="P5">file.type=database </text:p>
                </text:list-item>
                <text:list-item>
                  <text:p text:style-name="P5">file.type=file </text:p>
                </text:list-item>
                <text:list-item>
                  <text:p text:style-name="P5">file.type=inverted </text:p>
                </text:list-item>
                <text:list-item>
                  <text:p text:style-name="P5">file.type=master </text:p>
                </text:list-item>
                <text:list-item>
                  <text:p text:style-name="P5">file.type=output </text:p>
                </text:list-item>
                <text:list-item>
                  <text:p text:style-name="P5">file.type=tempfile </text:p>
                </text:list-item>
              </text:list>
            </text:list-item>
          </text:list>
        </text:list-item>
        <text:list-item>
          <text:p text:style-name="P5">&lt;flow&gt; </text:p>
          <text:list>
            <text:list-item>
              <text:p text:style-name="P5">flow.action </text:p>
              <text:list>
                <text:list-item>
                  <text:p text:style-name="P5">flow.action=exit </text:p>
                </text:list-item>
                <text:list-item>
                  <text:p text:style-name="P5">flow.action=jump </text:p>
                </text:list-item>
                <text:list-item>
                  <text:p text:style-name="P5">flow.action=skip </text:p>
                </text:list-item>
              </text:list>
            </text:list-item>
          </text:list>
        </text:list-item>
        <text:list-item>
          <text:p text:style-name="P5">&lt;function&gt; </text:p>
          <text:list>
            <text:list-item>
              <text:p text:style-name="P5">function.action </text:p>
            </text:list-item>
            <text:list-item>
              <text:p text:style-name="P5">function.from </text:p>
            </text:list-item>
            <text:list-item>
              <text:p text:style-name="P5"><text:soft-page-break/>function.name </text:p>
            </text:list-item>
            <text:list-item>
              <text:p text:style-name="P5">function.split </text:p>
            </text:list-item>
            <text:list-item>
              <text:p text:style-name="P5">function.tag </text:p>
            </text:list-item>
          </text:list>
        </text:list-item>
        <text:list-item>
          <text:p text:style-name="P5">&lt;hl&gt; </text:p>
        </text:list-item>
        <text:list-item>
          <text:p text:style-name="P5">&lt;htmlpft&gt; </text:p>
          <text:list>
            <text:list-item>
              <text:p text:style-name="P5">htmlpft.action </text:p>
              <text:list>
                <text:list-item>
                  <text:p text:style-name="P5">htmlpft.action=convert </text:p>
                </text:list-item>
              </text:list>
            </text:list-item>
            <text:list-item>
              <text:p text:style-name="P5">htmlpft.type </text:p>
            </text:list-item>
          </text:list>
        </text:list-item>
        <text:list-item>
          <text:p text:style-name="P5">&lt;label&gt; </text:p>
        </text:list-item>
        <text:list-item>
          <text:p text:style-name="P5">&lt;list&gt; </text:p>
          <text:list>
            <text:list-item>
              <text:p text:style-name="P5">list.action </text:p>
              <text:list>
                <text:list-item>
                  <text:p text:style-name="P5">list.action=delete </text:p>
                </text:list-item>
                <text:list-item>
                  <text:p text:style-name="P5">list.action=load </text:p>
                </text:list-item>
              </text:list>
            </text:list-item>
            <text:list-item>
              <text:p text:style-name="P5">list.type </text:p>
              <text:list>
                <text:list-item>
                  <text:p text:style-name="P5">list.type=freq </text:p>
                </text:list-item>
                <text:list-item>
                  <text:p text:style-name="P5">list.type=list </text:p>
                </text:list-item>
                <text:list-item>
                  <text:p text:style-name="P5">list.type=sort </text:p>
                </text:list-item>
              </text:list>
            </text:list-item>
          </text:list>
        </text:list-item>
        <text:list-item>
          <text:p text:style-name="P5">&lt;loop&gt; </text:p>
        </text:list-item>
        <text:list-item>
          <text:p text:style-name="P5">&lt;parm&gt; </text:p>
          <text:list>
            <text:list-item>
              <text:p text:style-name="P5">parm.name </text:p>
              <text:list>
                <text:list-item>
                  <text:p text:style-name="P5">parm.name=actab </text:p>
                </text:list-item>
                <text:list-item>
                  <text:p text:style-name="P5">parm.name=buffersize </text:p>
                </text:list-item>
                <text:list-item>
                  <text:p text:style-name="P5">parm.name=cipar </text:p>
                </text:list-item>
                <text:list-item>
                  <text:p text:style-name="P5">parm.name=count </text:p>
                </text:list-item>
                <text:list-item>
                  <text:p text:style-name="P5">parm.name=db </text:p>
                </text:list-item>
                <text:list-item>
                  <text:p text:style-name="P5">parm.name=decode </text:p>
                </text:list-item>
                <text:list-item>
                  <text:p text:style-name="P5">parm.name=delimiter </text:p>
                </text:list-item>
                <text:list-item>
                  <text:p text:style-name="P5">parm.name=expire </text:p>
                </text:list-item>
                <text:list-item>
                  <text:p text:style-name="P5">parm.name=expression </text:p>
                </text:list-item>
                <text:list-item>
                  <text:p text:style-name="P5">parm.name=file </text:p>
                </text:list-item>
                <text:list-item>
                  <text:p text:style-name="P5">parm.name=freqsum </text:p>
                </text:list-item>
                <text:list-item>
                  <text:p text:style-name="P5">parm.name=from </text:p>
                </text:list-item>
                <text:list-item>
                  <text:p text:style-name="P5">parm.name=fst </text:p>
                </text:list-item>
                <text:list-item>
                  <text:p text:style-name="P5">parm.name=gizmo </text:p>
                </text:list-item>
                <text:list-item>
                  <text:p text:style-name="P5">parm.name=indexlist </text:p>
                </text:list-item>
                <text:list-item>
                  <text:p text:style-name="P5">parm.name=key </text:p>
                </text:list-item>
                <text:list-item>
                  <text:p text:style-name="P5">parm.name=keyfield </text:p>
                </text:list-item>
                <text:list-item>
                  <text:p text:style-name="P5">parm.name=keylength </text:p>
                </text:list-item>
                <text:list-item>
                  <text:p text:style-name="P5">parm.name=keys </text:p>
                </text:list-item>
                <text:list-item>
                  <text:p text:style-name="P5">parm.name=keysdb </text:p>
                </text:list-item>
                <text:list-item>
                  <text:p text:style-name="P5">parm.name=lockid </text:p>
                </text:list-item>
                <text:list-item>
                  <text:p text:style-name="P5">parm.name=maxlk </text:p>
                </text:list-item>
                <text:list-item>
                  <text:p text:style-name="P5">parm.name=mfn </text:p>
                </text:list-item>
                <text:list-item>
                  <text:p text:style-name="P5">parm.name=posting </text:p>
                </text:list-item>
                <text:list-item>
                  <text:p text:style-name="P5">parm.name=posttag </text:p>
                </text:list-item>
                <text:list-item>
                  <text:p text:style-name="P5">parm.name=prefix </text:p>
                </text:list-item>
                <text:list-item>
                  <text:p text:style-name="P5">parm.name=reset </text:p>
                </text:list-item>
                <text:list-item>
                  <text:p text:style-name="P5">parm.name=reverse </text:p>
                </text:list-item>
                <text:list-item>
                  <text:p text:style-name="P5">parm.name=sort </text:p>
                </text:list-item>
                <text:list-item>
                  <text:p text:style-name="P5"><text:soft-page-break/>parm.name=stw </text:p>
                </text:list-item>
                <text:list-item>
                  <text:p text:style-name="P5">parm.name=suffix </text:p>
                </text:list-item>
                <text:list-item>
                  <text:p text:style-name="P5">parm.name=task </text:p>
                </text:list-item>
                <text:list-item>
                  <text:p text:style-name="P5">parm.name=to </text:p>
                </text:list-item>
                <text:list-item>
                  <text:p text:style-name="P5">parm.name=type </text:p>
                </text:list-item>
                <text:list-item>
                  <text:p text:style-name="P5">parm.name=uctab </text:p>
                </text:list-item>
              </text:list>
            </text:list-item>
            <text:list-item>
              <text:p text:style-name="P5">parm.tag </text:p>
            </text:list-item>
            <text:list-item>
              <text:p text:style-name="P5">parm.type </text:p>
              <text:list>
                <text:list-item>
                  <text:p text:style-name="P5">parm.type=check </text:p>
                </text:list-item>
              </text:list>
            </text:list-item>
          </text:list>
        </text:list-item>
        <text:list-item>
          <text:p text:style-name="P5">&lt;pft&gt; </text:p>
          <text:list>
            <text:list-item>
              <text:p text:style-name="P5">pft.type </text:p>
              <text:list>
                <text:list-item>
                  <text:p text:style-name="P5">pft.type=check </text:p>
                </text:list-item>
                <text:list-item>
                  <text:p text:style-name="P5">pft.type=reload </text:p>
                </text:list-item>
              </text:list>
            </text:list-item>
          </text:list>
        </text:list-item>
        <text:list-item>
          <text:p text:style-name="P5">&lt;proc&gt; </text:p>
        </text:list-item>
        <text:list-item>
          <text:p text:style-name="P5">&lt;return&gt; </text:p>
          <text:list>
            <text:list-item>
              <text:p text:style-name="P5">return.action </text:p>
            </text:list-item>
            <text:list-item>
              <text:p text:style-name="P5">return.split </text:p>
            </text:list-item>
            <text:list-item>
              <text:p text:style-name="P5">return.tag </text:p>
            </text:list-item>
            <text:list-item>
              <text:p text:style-name="P5">return.tag </text:p>
            </text:list-item>
          </text:list>
        </text:list-item>
        <text:list-item>
          <text:p text:style-name="P5">&lt;section&gt; </text:p>
          <text:list>
            <text:list-item>
              <text:p text:style-name="P5">section.name </text:p>
            </text:list-item>
          </text:list>
        </text:list-item>
        <text:list-item>
          <text:p text:style-name="P5">&lt;trace&gt; </text:p>
        </text:list-item>
        <text:list-item>
          <text:p text:style-name="P5">&lt;update&gt; </text:p>
        </text:list-item>
        <text:list-item>
          <text:p text:style-name="P2">&lt;write&gt;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WWWISIS-IsisScript-en.doc</dc:title>
    <dc:date>2022-02-22T15:26:41.167167067</dc:date>
    <meta:editing-duration>PT8M37S</meta:editing-duration>
    <meta:editing-cycles>1</meta:editing-cycles>
    <meta:document-statistic meta:table-count="0" meta:image-count="0" meta:object-count="0" meta:page-count="74" meta:paragraph-count="2251" meta:word-count="10184" meta:character-count="94975" meta:non-whitespace-character-count="84934"/>
    <meta:generator>LibreOffice/6.4.7.2$Linux_X86_64 LibreOffice_project/40$Build-2</meta:generator>
  </office:meta>
</office:document-meta>
</file>